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1.8256in"/>
    </style:style>
    <style:style style:name="co12" style:family="table-column">
      <style:table-column-properties fo:break-before="auto" style:column-width="2.8874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7.0154in"/>
    </style:style>
    <style:style style:name="co17" style:family="table-column">
      <style:table-column-properties fo:break-before="auto" style:column-width="2.5118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3.7665in"/>
    </style:style>
    <style:style style:name="co20" style:family="table-column">
      <style:table-column-properties fo:break-before="auto" style:column-width="1.6327in"/>
    </style:style>
    <style:style style:name="co21" style:family="table-column">
      <style:table-column-properties fo:break-before="auto" style:column-width="2.2866in"/>
    </style:style>
    <style:style style:name="co22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81d41a" style:vertical-align="top"/>
    </style:style>
    <style:style style:name="ce16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18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29" style:family="table-cell" style:parent-style-name="Default" style:data-style-name="N4"/>
    <style:style style:name="ce30" style:family="table-cell" style:parent-style-name="Default" style:data-style-name="N0">
      <style:table-cell-properties style:vertical-align="top"/>
    </style:style>
    <style:style style:name="ce35" style:family="table-cell" style:parent-style-name="Default" style:data-style-name="N11">
      <style:table-cell-properties style:vertical-align="top"/>
      <style:map style:condition="cell-content()&gt;3 %" style:apply-style-name="Voltage_20_Loss" style:base-cell-address="'Schematic chart'.H2"/>
    </style:style>
    <style:style style:name="ce38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9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44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45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46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47" style:family="table-cell" style:parent-style-name="Voltage_20_Loss">
      <style:table-cell-properties fo:background-color="transparent" style:vertical-align="top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9" style:family="table-cell" style:parent-style-name="Pivot_20_Table_20_Category" style:data-style-name="N0">
      <style:table-cell-properties fo:border="0.99pt solid #000000"/>
    </style:style>
    <style:style style:name="ce6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8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0"/>
    <style:style style:name="ce2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40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15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91">
            <text:p>Капот + торпеда</text:p>
          </table:table-cell>
          <table:table-cell table:style-name="ce7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5" table:formula="of:= IF 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38" table:formula="of:= IF 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]); [.E4]+Buffer; &quot;&quot;)">
            <text:p/>
          </table:table-cell>
          <table:table-cell table:style-name="ce4"/>
          <table:table-cell table:style-name="ce38" table:formula="of:= IF 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2" office:value-type="float" office:value="2" calcext:value-type="float" table:number-columns-spanned="1" table:number-rows-spanned="4">
            <text:p>2.00</text:p>
          </table:table-cell>
          <table:table-cell table:style-name="ce22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]); [.E11]+Buffer; &quot;&quot;)">
            <text:p/>
          </table:table-cell>
          <table:table-cell table:style-name="ce4"/>
          <table:table-cell table:style-name="ce38" table:formula="of:= IF 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38" table:formula="of:= IF 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]); [.E14]+Buffer; &quot;&quot;)">
            <text:p/>
          </table:table-cell>
          <table:table-cell table:style-name="ce4"/>
          <table:table-cell table:style-name="ce38" table:formula="of:= IF 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38" table:formula="of:= IF 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]); [.E17]+Buffer; &quot;&quot;)">
            <text:p/>
          </table:table-cell>
          <table:table-cell table:style-name="ce4"/>
          <table:table-cell table:style-name="ce38" table:formula="of:= IF 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47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2" office:value-type="float" office:value="2" calcext:value-type="float" table:number-columns-spanned="1" table:number-rows-spanned="4">
            <text:p>2.00</text:p>
          </table:table-cell>
          <table:table-cell table:style-name="ce22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Правая фара ‘поворот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18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18" office:value-type="string" calcext:value-type="string">
            <text:p>Зелёный</text:p>
          </table:table-cell>
          <table:table-cell table:style-name="ce22" office:value-type="float" office:value="2" calcext:value-type="float">
            <text:p>2.00</text:p>
          </table:table-cell>
          <table:table-cell table:style-name="ce22" table:formula="of:=TorpedoWidth+Width/2+Height+Len2" office:value-type="float" office:value="4.1" calcext:value-type="float">
            <text:p>4.10</text:p>
          </table:table-cell>
          <table:table-cell table:style-name="ce30" table:formula="of:=IF(ISNUMBER([.E22]); [.E22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]); [.E23]+Buffer; &quot;&quot;)">
            <text:p/>
          </table:table-cell>
          <table:table-cell table:style-name="ce4"/>
          <table:table-cell table:style-name="ce38" table:formula="of:= IF 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38" table:formula="of:= IF 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]); [.E26]+Buffer; &quot;&quot;)">
            <text:p/>
          </table:table-cell>
          <table:table-cell table:style-name="ce4"/>
          <table:table-cell table:style-name="ce38" table:formula="of:= IF 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38" table:formula="of:= IF 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]); [.E29]+Buffer; &quot;&quot;)">
            <text:p/>
          </table:table-cell>
          <table:table-cell table:style-name="ce4"/>
          <table:table-cell table:style-name="ce38" table:formula="of:= IF 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2" calcext:value-type="float" table:number-columns-spanned="1" table:number-rows-spanned="3">
            <text:p>2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0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]); [.E35]+Buffer; &quot;&quot;)">
            <text:p/>
          </table:table-cell>
          <table:table-cell table:style-name="ce4"/>
          <table:table-cell table:style-name="ce38" table:formula="of:= IF 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38" table:formula="of:= IF 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 ([.D38] &lt;= 1;     IF ([.E38] &lt;= 7; 1;     IF ([.E38] &lt;= 10; 1.5;     IF ([.E38] &lt;= 17; 2.5;     IF ([.E38] &lt;= 28; 4;     IF ([.E38] &lt;= 42; 6; 10)))));  IF ([.D38] &lt;= 2;     IF ([.E38] &lt;= 1.5; 1;     IF ([.E38] &lt;= 5; 1.5;     IF ([.E38] &lt;= 8.5; 2.5;     IF ([.E38] &lt;= 14; 4;     IF ([.E38] &lt;= 21; 6; 10)))));  IF ([.D38] &lt;= 4;     IF ([.E38] &lt;= 1.5; 1;     IF ([.E38] &lt;= 2.5; 1.5;     IF ([.E38] &lt;= 4; 2.5;     IF ([.E38] &lt;= 7; 4;     IF ([.E38] &lt;= 10.5; 6; 10)))));  IF ([.D38] &lt;= 6;     IF ([.E38] &lt;= 1.5; 1.5;     IF ([.E38] &lt;= 2.5; 2.5;     IF ([.E38] &lt;= 4.5; 4;     IF ([.E38] &lt;= 7; 6; 10))));  IF ([.D38] &lt;= 10;     IF ([.E38] &lt;= 1.5; 2.5;     IF ([.E38] &lt;= 2.5; 4;     IF ([.E38] &lt;= 4; 6;     IF ([.E38] &lt;= 7; 10;     IF ([.E38] &lt;= 10.5; 16;     IF ([.E38] &lt;= 17.5; 25;     IF ([.E38] &lt;= 24; 35; 50)))))));  IF ([.D38] &lt;= 15;     IF ([.E38] &lt;= 1; 2.5;     IF ([.E38] &lt;= 1.5; 4;     IF ([.E38] &lt;= 2.5; 6;     IF ([.E38] &lt;= 4.5; 10;     IF ([.E38] &lt;= 7; 16;     IF ([.E38] &lt;= 11.5; 25;     IF ([.E38] &lt;= 16; 35; 50)))))));  IF ([.D38] &lt;= 25;     IF ([.E38] &lt;= 1; 4;     IF ([.E38] &lt;= 1.5; 6;     IF ([.E38] &lt;= 2.5; 10;     IF ([.E38] &lt;= 4; 16;     IF ([.E38] &lt;= 7; 25;     IF ([.E38] &lt;= 9.5; 35; 50))))));  IF ([.D38] &lt;= 30;     IF ([.E38] &lt;= 1; 6;     IF ([.E38] &lt;= 2; 10;     IF ([.E38] &lt;= 3.5; 16;     IF ([.E38] &lt;= 5.4; 25;     IF ([.E38] &lt;= 8; 35; 50)))));  IF ([.D38] &lt;= 40;     IF ([.E38] &lt;= 1.5; 10;     IF ([.E38] &lt;= 2.5; 16;     IF ([.E38] &lt;= 4; 25;     IF ([.E38] &lt;= 6; 35; 50))));  &quot;Way too heavy&quot; ))))))))); &quot;&quot;)">
            <text:p/>
          </table:table-cell>
          <table:table-cell table:style-name="ce38" table:formula="of:= IF 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38" table:formula="of:= IF 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38" table:formula="of:= IF 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2]); [.E42]+Buffer; &quot;&quot;)">
            <text:p/>
          </table:table-cell>
          <table:table-cell table:style-name="ce4" table:formula="of:=IF(ISNUMBER([.D42]); IF ([.D42] &lt;= 1;     IF ([.E42] &lt;= 7; 1;     IF ([.E42] &lt;= 10; 1.5;     IF ([.E42] &lt;= 17; 2.5;     IF ([.E42] &lt;= 28; 4;     IF ([.E42] &lt;= 42; 6; 10)))));  IF ([.D42] &lt;= 2;     IF ([.E42] &lt;= 1.5; 1;     IF ([.E42] &lt;= 5; 1.5;     IF ([.E42] &lt;= 8.5; 2.5;     IF ([.E42] &lt;= 14; 4;     IF ([.E42] &lt;= 21; 6; 10)))));  IF ([.D42] &lt;= 4;     IF ([.E42] &lt;= 1.5; 1;     IF ([.E42] &lt;= 2.5; 1.5;     IF ([.E42] &lt;= 4; 2.5;     IF ([.E42] &lt;= 7; 4;     IF ([.E42] &lt;= 10.5; 6; 10)))));  IF ([.D42] &lt;= 6;     IF ([.E42] &lt;= 1.5; 1.5;     IF ([.E42] &lt;= 2.5; 2.5;     IF ([.E42] &lt;= 4.5; 4;     IF ([.E42] &lt;= 7; 6; 10))));  IF ([.D42] &lt;= 10;     IF ([.E42] &lt;= 1.5; 2.5;     IF ([.E42] &lt;= 2.5; 4;     IF ([.E42] &lt;= 4; 6;     IF ([.E42] &lt;= 7; 10;     IF ([.E42] &lt;= 10.5; 16;     IF ([.E42] &lt;= 17.5; 25;     IF ([.E42] &lt;= 24; 35; 50)))))));  IF ([.D42] &lt;= 15;     IF ([.E42] &lt;= 1; 2.5;     IF ([.E42] &lt;= 1.5; 4;     IF ([.E42] &lt;= 2.5; 6;     IF ([.E42] &lt;= 4.5; 10;     IF ([.E42] &lt;= 7; 16;     IF ([.E42] &lt;= 11.5; 25;     IF ([.E42] &lt;= 16; 35; 50)))))));  IF ([.D42] &lt;= 25;     IF ([.E42] &lt;= 1; 4;     IF ([.E42] &lt;= 1.5; 6;     IF ([.E42] &lt;= 2.5; 10;     IF ([.E42] &lt;= 4; 16;     IF ([.E42] &lt;= 7; 25;     IF ([.E42] &lt;= 9.5; 35; 50))))));  IF ([.D42] &lt;= 30;     IF ([.E42] &lt;= 1; 6;     IF ([.E42] &lt;= 2; 10;     IF ([.E42] &lt;= 3.5; 16;     IF ([.E42] &lt;= 5.4; 25;     IF ([.E42] &lt;= 8; 35; 50)))));  IF ([.D42] &lt;= 40;     IF ([.E42] &lt;= 1.5; 10;     IF ([.E42] &lt;= 2.5; 16;     IF ([.E42] &lt;= 4; 25;     IF ([.E42] &lt;= 6; 35; 50))));  &quot;Way too heavy&quot; ))))))))); &quot;&quot;)">
            <text:p/>
          </table:table-cell>
          <table:table-cell table:style-name="ce38" table:formula="of:= IF 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2" office:value-type="float" office:value="5" calcext:value-type="float" table:number-columns-spanned="1" table:number-rows-spanned="4">
            <text:p>5.00</text:p>
          </table:table-cell>
          <table:table-cell table:style-name="ce22"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style-name="ce4"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2" office:value-type="float" office:value="5" calcext:value-type="float">
            <text:p>5.00</text:p>
          </table:table-cell>
          <table:table-cell table:style-name="ce22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2"/>
          <table:covered-table-cell table:style-name="ce4"/>
          <table:table-cell table:style-name="ce30"/>
          <table:table-cell table:style-name="ce38" table:formula="of:= IF 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38" table:formula="of:= IF 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1]); [.E51]+Buffer; &quot;&quot;)">
            <text:p/>
          </table:table-cell>
          <table:table-cell table:style-name="ce4"/>
          <table:table-cell table:style-name="ce38" table:formula="of:= IF 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38" table:formula="of:= IF 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4]); [.E54]+Buffer; &quot;&quot;)">
            <text:p/>
          </table:table-cell>
          <table:table-cell table:style-name="ce4"/>
          <table:table-cell table:style-name="ce38" table:formula="of:= IF 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38" table:formula="of:= IF 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8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57]); [.E57]+Buffer; &quot;&quot;)">
            <text:p/>
          </table:table-cell>
          <table:table-cell table:style-name="ce4"/>
          <table:table-cell table:style-name="ce38" table:formula="of:= IF 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38" table:formula="of:= IF 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38" table:formula="of:= IF 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1]); [.E61]+Buffer; &quot;&quot;)">
            <text:p/>
          </table:table-cell>
          <table:table-cell table:style-name="ce4"/>
          <table:table-cell table:style-name="ce38" table:formula="of:= IF 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38" table:formula="of:= IF 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4]); [.E64]+Buffer; &quot;&quot;)">
            <text:p/>
          </table:table-cell>
          <table:table-cell table:style-name="ce4" table:formula="of:=IF(ISNUMBER([.D64]); IF ([.D64] &lt;= 1;     IF ([.E64] &lt;= 7; 1;     IF ([.E64] &lt;= 10; 1.5;     IF ([.E64] &lt;= 17; 2.5;     IF ([.E64] &lt;= 28; 4;     IF ([.E64] &lt;= 42; 6; 10)))));  IF ([.D64] &lt;= 2;     IF ([.E64] &lt;= 1.5; 1;     IF ([.E64] &lt;= 5; 1.5;     IF ([.E64] &lt;= 8.5; 2.5;     IF ([.E64] &lt;= 14; 4;     IF ([.E64] &lt;= 21; 6; 10)))));  IF ([.D64] &lt;= 4;     IF ([.E64] &lt;= 1.5; 1;     IF ([.E64] &lt;= 2.5; 1.5;     IF ([.E64] &lt;= 4; 2.5;     IF ([.E64] &lt;= 7; 4;     IF ([.E64] &lt;= 10.5; 6; 10)))));  IF ([.D64] &lt;= 6;     IF ([.E64] &lt;= 1.5; 1.5;     IF ([.E64] &lt;= 2.5; 2.5;     IF ([.E64] &lt;= 4.5; 4;     IF ([.E64] &lt;= 7; 6; 10))));  IF ([.D64] &lt;= 10;     IF ([.E64] &lt;= 1.5; 2.5;     IF ([.E64] &lt;= 2.5; 4;     IF ([.E64] &lt;= 4; 6;     IF ([.E64] &lt;= 7; 10;     IF ([.E64] &lt;= 10.5; 16;     IF ([.E64] &lt;= 17.5; 25;     IF ([.E64] &lt;= 24; 35; 50)))))));  IF ([.D64] &lt;= 15;     IF ([.E64] &lt;= 1; 2.5;     IF ([.E64] &lt;= 1.5; 4;     IF ([.E64] &lt;= 2.5; 6;     IF ([.E64] &lt;= 4.5; 10;     IF ([.E64] &lt;= 7; 16;     IF ([.E64] &lt;= 11.5; 25;     IF ([.E64] &lt;= 16; 35; 50)))))));  IF ([.D64] &lt;= 25;     IF ([.E64] &lt;= 1; 4;     IF ([.E64] &lt;= 1.5; 6;     IF ([.E64] &lt;= 2.5; 10;     IF ([.E64] &lt;= 4; 16;     IF ([.E64] &lt;= 7; 25;     IF ([.E64] &lt;= 9.5; 35; 50))))));  IF ([.D64] &lt;= 30;     IF ([.E64] &lt;= 1; 6;     IF ([.E64] &lt;= 2; 10;     IF ([.E64] &lt;= 3.5; 16;     IF ([.E64] &lt;= 5.4; 25;     IF ([.E64] &lt;= 8; 35; 50)))));  IF ([.D64] &lt;= 40;     IF ([.E64] &lt;= 1.5; 10;     IF ([.E64] &lt;= 2.5; 16;     IF ([.E64] &lt;= 4; 25;     IF ([.E64] &lt;= 6; 35; 50))));  &quot;Way too heavy&quot; ))))))))); &quot;&quot;)">
            <text:p/>
          </table:table-cell>
          <table:table-cell table:style-name="ce38" table:formula="of:= IF 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D’</text:p>
          </table:table-cell>
          <table:table-cell table:style-name="ce18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38" table:formula="of:= IF 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67]); [.E67]+Buffer; &quot;&quot;)">
            <text:p/>
          </table:table-cell>
          <table:table-cell table:style-name="ce4" table:formula="of:=IF(ISNUMBER([.D67]); IF ([.D67] &lt;= 1;     IF ([.E67] &lt;= 7; 1;     IF ([.E67] &lt;= 10; 1.5;     IF ([.E67] &lt;= 17; 2.5;     IF ([.E67] &lt;= 28; 4;     IF ([.E67] &lt;= 42; 6; 10)))));  IF ([.D67] &lt;= 2;     IF ([.E67] &lt;= 1.5; 1;     IF ([.E67] &lt;= 5; 1.5;     IF ([.E67] &lt;= 8.5; 2.5;     IF ([.E67] &lt;= 14; 4;     IF ([.E67] &lt;= 21; 6; 10)))));  IF ([.D67] &lt;= 4;     IF ([.E67] &lt;= 1.5; 1;     IF ([.E67] &lt;= 2.5; 1.5;     IF ([.E67] &lt;= 4; 2.5;     IF ([.E67] &lt;= 7; 4;     IF ([.E67] &lt;= 10.5; 6; 10)))));  IF ([.D67] &lt;= 6;     IF ([.E67] &lt;= 1.5; 1.5;     IF ([.E67] &lt;= 2.5; 2.5;     IF ([.E67] &lt;= 4.5; 4;     IF ([.E67] &lt;= 7; 6; 10))));  IF ([.D67] &lt;= 10;     IF ([.E67] &lt;= 1.5; 2.5;     IF ([.E67] &lt;= 2.5; 4;     IF ([.E67] &lt;= 4; 6;     IF ([.E67] &lt;= 7; 10;     IF ([.E67] &lt;= 10.5; 16;     IF ([.E67] &lt;= 17.5; 25;     IF ([.E67] &lt;= 24; 35; 50)))))));  IF ([.D67] &lt;= 15;     IF ([.E67] &lt;= 1; 2.5;     IF ([.E67] &lt;= 1.5; 4;     IF ([.E67] &lt;= 2.5; 6;     IF ([.E67] &lt;= 4.5; 10;     IF ([.E67] &lt;= 7; 16;     IF ([.E67] &lt;= 11.5; 25;     IF ([.E67] &lt;= 16; 35; 50)))))));  IF ([.D67] &lt;= 25;     IF ([.E67] &lt;= 1; 4;     IF ([.E67] &lt;= 1.5; 6;     IF ([.E67] &lt;= 2.5; 10;     IF ([.E67] &lt;= 4; 16;     IF ([.E67] &lt;= 7; 25;     IF ([.E67] &lt;= 9.5; 35; 50))))));  IF ([.D67] &lt;= 30;     IF ([.E67] &lt;= 1; 6;     IF ([.E67] &lt;= 2; 10;     IF ([.E67] &lt;= 3.5; 16;     IF ([.E67] &lt;= 5.4; 25;     IF ([.E67] &lt;= 8; 35; 50)))));  IF ([.D67] &lt;= 40;     IF ([.E67] &lt;= 1.5; 10;     IF ([.E67] &lt;= 2.5; 16;     IF ([.E67] &lt;= 4; 25;     IF ([.E67] &lt;= 6; 35; 50))));  &quot;Way too heavy&quot; ))))))))); &quot;&quot;)">
            <text:p/>
          </table:table-cell>
          <table:table-cell table:style-name="ce38" table:formula="of:= IF 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Генератор ‘B+’</text:p>
          </table:table-cell>
          <table:table-cell table:style-name="ce18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90" calcext:value-type="float" table:number-columns-spanned="1" table:number-rows-spanned="2">
            <text:p>90.00</text:p>
          </table:table-cell>
          <table:table-cell table:style-name="ce22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style-name="ce4" office:value-type="float" office:value="25" calcext:value-type="float">
            <text:p>25</text:p>
          </table:table-cell>
          <table:table-cell table:style-name="ce38" table:formula="of:= IF 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38" table:formula="of:= IF 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0]); [.E70]+Buffer; &quot;&quot;)">
            <text:p/>
          </table:table-cell>
          <table:table-cell table:style-name="ce4" table:formula="of:=IF(ISNUMBER([.D70]); IF ([.D70] &lt;= 1;     IF ([.E70] &lt;= 7; 1;     IF ([.E70] &lt;= 10; 1.5;     IF ([.E70] &lt;= 17; 2.5;     IF ([.E70] &lt;= 28; 4;     IF ([.E70] &lt;= 42; 6; 10)))));  IF ([.D70] &lt;= 2;     IF ([.E70] &lt;= 1.5; 1;     IF ([.E70] &lt;= 5; 1.5;     IF ([.E70] &lt;= 8.5; 2.5;     IF ([.E70] &lt;= 14; 4;     IF ([.E70] &lt;= 21; 6; 10)))));  IF ([.D70] &lt;= 4;     IF ([.E70] &lt;= 1.5; 1;     IF ([.E70] &lt;= 2.5; 1.5;     IF ([.E70] &lt;= 4; 2.5;     IF ([.E70] &lt;= 7; 4;     IF ([.E70] &lt;= 10.5; 6; 10)))));  IF ([.D70] &lt;= 6;     IF ([.E70] &lt;= 1.5; 1.5;     IF ([.E70] &lt;= 2.5; 2.5;     IF ([.E70] &lt;= 4.5; 4;     IF ([.E70] &lt;= 7; 6; 10))));  IF ([.D70] &lt;= 10;     IF ([.E70] &lt;= 1.5; 2.5;     IF ([.E70] &lt;= 2.5; 4;     IF ([.E70] &lt;= 4; 6;     IF ([.E70] &lt;= 7; 10;     IF ([.E70] &lt;= 10.5; 16;     IF ([.E70] &lt;= 17.5; 25;     IF ([.E70] &lt;= 24; 35; 50)))))));  IF ([.D70] &lt;= 15;     IF ([.E70] &lt;= 1; 2.5;     IF ([.E70] &lt;= 1.5; 4;     IF ([.E70] &lt;= 2.5; 6;     IF ([.E70] &lt;= 4.5; 10;     IF ([.E70] &lt;= 7; 16;     IF ([.E70] &lt;= 11.5; 25;     IF ([.E70] &lt;= 16; 35; 50)))))));  IF ([.D70] &lt;= 25;     IF ([.E70] &lt;= 1; 4;     IF ([.E70] &lt;= 1.5; 6;     IF ([.E70] &lt;= 2.5; 10;     IF ([.E70] &lt;= 4; 16;     IF ([.E70] &lt;= 7; 25;     IF ([.E70] &lt;= 9.5; 35; 50))))));  IF ([.D70] &lt;= 30;     IF ([.E70] &lt;= 1; 6;     IF ([.E70] &lt;= 2; 10;     IF ([.E70] &lt;= 3.5; 16;     IF ([.E70] &lt;= 5.4; 25;     IF ([.E70] &lt;= 8; 35; 50)))));  IF ([.D70] &lt;= 40;     IF ([.E70] &lt;= 1.5; 10;     IF ([.E70] &lt;= 2.5; 16;     IF ([.E70] &lt;= 4; 25;     IF ([.E70] &lt;= 6; 35; 50))));  &quot;Way too heavy&quot; ))))))))); &quot;&quot;)">
            <text:p/>
          </table:table-cell>
          <table:table-cell table:style-name="ce38" table:formula="of:= IF 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2" office:value-type="string" calcext:value-type="string" table:number-columns-spanned="1" table:number-rows-spanned="3">
            <text:p>X</text:p>
          </table:table-cell>
          <table:table-cell table:style-name="ce22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style-name="ce4" office:value-type="string" calcext:value-type="string">
            <text:p>ШИНА БПР</text:p>
          </table:table-cell>
          <table:table-cell table:style-name="ce38" table:formula="of:= IF 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38" table:formula="of:= IF 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38" table:formula="of:= IF 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4]); [.E74]+Buffer; &quot;&quot;)">
            <text:p/>
          </table:table-cell>
          <table:table-cell table:style-name="ce4" table:formula="of:=IF(ISNUMBER([.D74]); IF ([.D74] &lt;= 1;     IF ([.E74] &lt;= 7; 1;     IF ([.E74] &lt;= 10; 1.5;     IF ([.E74] &lt;= 17; 2.5;     IF ([.E74] &lt;= 28; 4;     IF ([.E74] &lt;= 42; 6; 10)))));  IF ([.D74] &lt;= 2;     IF ([.E74] &lt;= 1.5; 1;     IF ([.E74] &lt;= 5; 1.5;     IF ([.E74] &lt;= 8.5; 2.5;     IF ([.E74] &lt;= 14; 4;     IF ([.E74] &lt;= 21; 6; 10)))));  IF ([.D74] &lt;= 4;     IF ([.E74] &lt;= 1.5; 1;     IF ([.E74] &lt;= 2.5; 1.5;     IF ([.E74] &lt;= 4; 2.5;     IF ([.E74] &lt;= 7; 4;     IF ([.E74] &lt;= 10.5; 6; 10)))));  IF ([.D74] &lt;= 6;     IF ([.E74] &lt;= 1.5; 1.5;     IF ([.E74] &lt;= 2.5; 2.5;     IF ([.E74] &lt;= 4.5; 4;     IF ([.E74] &lt;= 7; 6; 10))));  IF ([.D74] &lt;= 10;     IF ([.E74] &lt;= 1.5; 2.5;     IF ([.E74] &lt;= 2.5; 4;     IF ([.E74] &lt;= 4; 6;     IF ([.E74] &lt;= 7; 10;     IF ([.E74] &lt;= 10.5; 16;     IF ([.E74] &lt;= 17.5; 25;     IF ([.E74] &lt;= 24; 35; 50)))))));  IF ([.D74] &lt;= 15;     IF ([.E74] &lt;= 1; 2.5;     IF ([.E74] &lt;= 1.5; 4;     IF ([.E74] &lt;= 2.5; 6;     IF ([.E74] &lt;= 4.5; 10;     IF ([.E74] &lt;= 7; 16;     IF ([.E74] &lt;= 11.5; 25;     IF ([.E74] &lt;= 16; 35; 50)))))));  IF ([.D74] &lt;= 25;     IF ([.E74] &lt;= 1; 4;     IF ([.E74] &lt;= 1.5; 6;     IF ([.E74] &lt;= 2.5; 10;     IF ([.E74] &lt;= 4; 16;     IF ([.E74] &lt;= 7; 25;     IF ([.E74] &lt;= 9.5; 35; 50))))));  IF ([.D74] &lt;= 30;     IF ([.E74] &lt;= 1; 6;     IF ([.E74] &lt;= 2; 10;     IF ([.E74] &lt;= 3.5; 16;     IF ([.E74] &lt;= 5.4; 25;     IF ([.E74] &lt;= 8; 35; 50)))));  IF ([.D74] &lt;= 40;     IF ([.E74] &lt;= 1.5; 10;     IF ([.E74] &lt;= 2.5; 16;     IF ([.E74] &lt;= 4; 25;     IF ([.E74] &lt;= 6; 35; 50))));  &quot;Way too heavy&quot; ))))))))); &quot;&quot;)">
            <text:p/>
          </table:table-cell>
          <table:table-cell table:style-name="ce38" table:formula="of:= IF 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38" table:formula="of:= IF 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77]); [.E77]+Buffer; &quot;&quot;)">
            <text:p/>
          </table:table-cell>
          <table:table-cell table:style-name="ce4" table:formula="of:=IF(ISNUMBER([.D77]); IF ([.D77] &lt;= 1;     IF ([.E77] &lt;= 7; 1;     IF ([.E77] &lt;= 10; 1.5;     IF ([.E77] &lt;= 17; 2.5;     IF ([.E77] &lt;= 28; 4;     IF ([.E77] &lt;= 42; 6; 10)))));  IF ([.D77] &lt;= 2;     IF ([.E77] &lt;= 1.5; 1;     IF ([.E77] &lt;= 5; 1.5;     IF ([.E77] &lt;= 8.5; 2.5;     IF ([.E77] &lt;= 14; 4;     IF ([.E77] &lt;= 21; 6; 10)))));  IF ([.D77] &lt;= 4;     IF ([.E77] &lt;= 1.5; 1;     IF ([.E77] &lt;= 2.5; 1.5;     IF ([.E77] &lt;= 4; 2.5;     IF ([.E77] &lt;= 7; 4;     IF ([.E77] &lt;= 10.5; 6; 10)))));  IF ([.D77] &lt;= 6;     IF ([.E77] &lt;= 1.5; 1.5;     IF ([.E77] &lt;= 2.5; 2.5;     IF ([.E77] &lt;= 4.5; 4;     IF ([.E77] &lt;= 7; 6; 10))));  IF ([.D77] &lt;= 10;     IF ([.E77] &lt;= 1.5; 2.5;     IF ([.E77] &lt;= 2.5; 4;     IF ([.E77] &lt;= 4; 6;     IF ([.E77] &lt;= 7; 10;     IF ([.E77] &lt;= 10.5; 16;     IF ([.E77] &lt;= 17.5; 25;     IF ([.E77] &lt;= 24; 35; 50)))))));  IF ([.D77] &lt;= 15;     IF ([.E77] &lt;= 1; 2.5;     IF ([.E77] &lt;= 1.5; 4;     IF ([.E77] &lt;= 2.5; 6;     IF ([.E77] &lt;= 4.5; 10;     IF ([.E77] &lt;= 7; 16;     IF ([.E77] &lt;= 11.5; 25;     IF ([.E77] &lt;= 16; 35; 50)))))));  IF ([.D77] &lt;= 25;     IF ([.E77] &lt;= 1; 4;     IF ([.E77] &lt;= 1.5; 6;     IF ([.E77] &lt;= 2.5; 10;     IF ([.E77] &lt;= 4; 16;     IF ([.E77] &lt;= 7; 25;     IF ([.E77] &lt;= 9.5; 35; 50))))));  IF ([.D77] &lt;= 30;     IF ([.E77] &lt;= 1; 6;     IF ([.E77] &lt;= 2; 10;     IF ([.E77] &lt;= 3.5; 16;     IF ([.E77] &lt;= 5.4; 25;     IF ([.E77] &lt;= 8; 35; 50)))));  IF ([.D77] &lt;= 40;     IF ([.E77] &lt;= 1.5; 10;     IF ([.E77] &lt;= 2.5; 16;     IF ([.E77] &lt;= 4; 25;     IF ([.E77] &lt;= 6; 35; 50))));  &quot;Way too heavy&quot; ))))))))); &quot;&quot;)">
            <text:p/>
          </table:table-cell>
          <table:table-cell table:style-name="ce38" table:formula="of:= IF 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40 А’ </text:p>
          </table:table-cell>
          <table:table-cell table:style-name="ce4" office:value-type="string" calcext:value-type="string" table:number-columns-spanned="1" table:number-rows-spanned="5">
            <text:p>Серый</text:p>
          </table:table-cell>
          <table:table-cell table:style-name="ce22" office:value-type="float" office:value="25" calcext:value-type="float" table:number-columns-spanned="1" table:number-rows-spanned="5">
            <text:p>25.00</text:p>
          </table:table-cell>
          <table:table-cell table:style-name="ce22" table:formula="of:=Len1+Width/4+TorpedoWidth*2+Width*3/4+TorpedoWidth" office:value-type="float" office:value="4.6" calcext:value-type="float" table:number-columns-spanned="1" table:number-rows-spanned="5">
            <text:p>4.60</text:p>
          </table:table-cell>
          <table:table-cell table:style-name="ce4" table:formula="of:=IF(ISNUMBER([.E78]); [.E78]+Buffer; &quot;&quot;)" office:value-type="float" office:value="5.1" calcext:value-type="float" table:number-columns-spanned="1" table:number-rows-spanned="5">
            <text:p>5.1</text:p>
          </table:table-cell>
          <table:table-cell table:style-name="ce4" table:formula="of:=IF(ISNUMBER([.D78]); IF ([.D78] &lt;= 1;     IF ([.E78] &lt;= 7; 1;     IF ([.E78] &lt;= 10; 1.5;     IF ([.E78] &lt;= 17; 2.5;     IF ([.E78] &lt;= 28; 4;     IF ([.E78] &lt;= 42; 6; 10)))));  IF ([.D78] &lt;= 2;     IF ([.E78] &lt;= 1.5; 1;     IF ([.E78] &lt;= 5; 1.5;     IF ([.E78] &lt;= 8.5; 2.5;     IF ([.E78] &lt;= 14; 4;     IF ([.E78] &lt;= 21; 6; 10)))));  IF ([.D78] &lt;= 4;     IF ([.E78] &lt;= 1.5; 1;     IF ([.E78] &lt;= 2.5; 1.5;     IF ([.E78] &lt;= 4; 2.5;     IF ([.E78] &lt;= 7; 4;     IF ([.E78] &lt;= 10.5; 6; 10)))));  IF ([.D78] &lt;= 6;     IF ([.E78] &lt;= 1.5; 1.5;     IF ([.E78] &lt;= 2.5; 2.5;     IF ([.E78] &lt;= 4.5; 4;     IF ([.E78] &lt;= 7; 6; 10))));  IF ([.D78] &lt;= 10;     IF ([.E78] &lt;= 1.5; 2.5;     IF ([.E78] &lt;= 2.5; 4;     IF ([.E78] &lt;= 4; 6;     IF ([.E78] &lt;= 7; 10;     IF ([.E78] &lt;= 10.5; 16;     IF ([.E78] &lt;= 17.5; 25;     IF ([.E78] &lt;= 24; 35; 50)))))));  IF ([.D78] &lt;= 15;     IF ([.E78] &lt;= 1; 2.5;     IF ([.E78] &lt;= 1.5; 4;     IF ([.E78] &lt;= 2.5; 6;     IF ([.E78] &lt;= 4.5; 10;     IF ([.E78] &lt;= 7; 16;     IF ([.E78] &lt;= 11.5; 25;     IF ([.E78] &lt;= 16; 35; 50)))))));  IF ([.D78] &lt;= 25;     IF ([.E78] &lt;= 1; 4;     IF ([.E78] &lt;= 1.5; 6;     IF ([.E78] &lt;= 2.5; 10;     IF ([.E78] &lt;= 4; 16;     IF ([.E78] &lt;= 7; 25;     IF ([.E78] &lt;= 9.5; 35; 50))))));  IF ([.D78] &lt;= 30;     IF ([.E78] &lt;= 1; 6;     IF ([.E78] &lt;= 2; 10;     IF ([.E78] &lt;= 3.5; 16;     IF ([.E78] &lt;= 5.4; 25;     IF ([.E78] &lt;= 8; 35; 50)))));  IF ([.D78] &lt;= 40;     IF ([.E78] &lt;= 1.5; 10;     IF ([.E78] &lt;= 2.5; 16;     IF ([.E78] &lt;= 4; 25;     IF ([.E78] &lt;= 6; 35; 50))));  &quot;Way too heavy&quot; ))))))))); &quot;&quot;)" office:value-type="float" office:value="25" calcext:value-type="float">
            <text:p>25</text:p>
          </table:table-cell>
          <table:table-cell table:style-name="ce38" table:formula="of:= IF (ISNUMBER([.D78]); [.D78] * (CopperResistivity * [.E78] / ([.G78] * 0.000001)) / 12; &quot;&quot;)" office:value-type="percentage" office:value="0.0069" calcext:value-type="percentage">
            <text:p>0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79]); [.E79]+Buffer; &quot;&quot;)">
            <text:p/>
          </table:covered-table-cell>
          <table:table-cell table:style-name="ce4"/>
          <table:table-cell table:style-name="ce38" table:formula="of:= IF (ISNUMBER([.D79]); [.D79] * (CopperResistivity * [.E79] / ([.G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ближнего света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80]); [.E80]+Buffer; &quot;&quot;)">
            <text:p/>
          </table:covered-table-cell>
          <table:table-cell table:style-name="ce4"/>
          <table:table-cell table:style-name="ce38" table:formula="of:= IF (ISNUMBER([.D80]); [.D80] * (CopperResistivity * [.E80] / ([.G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дальнего света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81]); [.E81]+Buffer; &quot;&quot;)">
            <text:p/>
          </table:covered-table-cell>
          <table:table-cell table:style-name="ce4"/>
          <table:table-cell table:style-name="ce38" table:formula="of:= IF (ISNUMBER([.D81]); [.D81] * (CopperResistivity * [.E81] / ([.G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82]); [.E82]+Buffer; &quot;&quot;)">
            <text:p/>
          </table:covered-table-cell>
          <table:table-cell table:style-name="ce4"/>
          <table:table-cell table:style-name="ce38" table:formula="of:= IF (ISNUMBER([.D82]); [.D82] * (CopperResistivity * [.E82] / ([.G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83]); [.E83]+Buffer; &quot;&quot;)">
            <text:p/>
          </table:table-cell>
          <table:table-cell table:style-name="ce4" table:formula="of:=IF(ISNUMBER([.D83]); IF ([.D83] &lt;= 1;     IF ([.E83] &lt;= 7; 1;     IF ([.E83] &lt;= 10; 1.5;     IF ([.E83] &lt;= 17; 2.5;     IF ([.E83] &lt;= 28; 4;     IF ([.E83] &lt;= 42; 6; 10)))));  IF ([.D83] &lt;= 2;     IF ([.E83] &lt;= 1.5; 1;     IF ([.E83] &lt;= 5; 1.5;     IF ([.E83] &lt;= 8.5; 2.5;     IF ([.E83] &lt;= 14; 4;     IF ([.E83] &lt;= 21; 6; 10)))));  IF ([.D83] &lt;= 4;     IF ([.E83] &lt;= 1.5; 1;     IF ([.E83] &lt;= 2.5; 1.5;     IF ([.E83] &lt;= 4; 2.5;     IF ([.E83] &lt;= 7; 4;     IF ([.E83] &lt;= 10.5; 6; 10)))));  IF ([.D83] &lt;= 6;     IF ([.E83] &lt;= 1.5; 1.5;     IF ([.E83] &lt;= 2.5; 2.5;     IF ([.E83] &lt;= 4.5; 4;     IF ([.E83] &lt;= 7; 6; 10))));  IF ([.D83] &lt;= 10;     IF ([.E83] &lt;= 1.5; 2.5;     IF ([.E83] &lt;= 2.5; 4;     IF ([.E83] &lt;= 4; 6;     IF ([.E83] &lt;= 7; 10;     IF ([.E83] &lt;= 10.5; 16;     IF ([.E83] &lt;= 17.5; 25;     IF ([.E83] &lt;= 24; 35; 50)))))));  IF ([.D83] &lt;= 15;     IF ([.E83] &lt;= 1; 2.5;     IF ([.E83] &lt;= 1.5; 4;     IF ([.E83] &lt;= 2.5; 6;     IF ([.E83] &lt;= 4.5; 10;     IF ([.E83] &lt;= 7; 16;     IF ([.E83] &lt;= 11.5; 25;     IF ([.E83] &lt;= 16; 35; 50)))))));  IF ([.D83] &lt;= 25;     IF ([.E83] &lt;= 1; 4;     IF ([.E83] &lt;= 1.5; 6;     IF ([.E83] &lt;= 2.5; 10;     IF ([.E83] &lt;= 4; 16;     IF ([.E83] &lt;= 7; 25;     IF ([.E83] &lt;= 9.5; 35; 50))))));  IF ([.D83] &lt;= 30;     IF ([.E83] &lt;= 1; 6;     IF ([.E83] &lt;= 2; 10;     IF ([.E83] &lt;= 3.5; 16;     IF ([.E83] &lt;= 5.4; 25;     IF ([.E83] &lt;= 8; 35; 50)))));  IF ([.D83] &lt;= 40;     IF ([.E83] &lt;= 1.5; 10;     IF ([.E83] &lt;= 2.5; 16;     IF ([.E83] &lt;= 4; 25;     IF ([.E83] &lt;= 6; 35; 50))));  &quot;Way too heavy&quot; ))))))))); &quot;&quot;)">
            <text:p/>
          </table:table-cell>
          <table:table-cell table:style-name="ce38" table:formula="of:= IF (ISNUMBER([.D83]); [.D83] * (CopperResistivity * [.E83] / ([.G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</text:p>
          </table:table-cell>
          <table:table-cell table:style-name="ce18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60" calcext:value-type="float" table:number-columns-spanned="1" table:number-rows-spanned="2">
            <text:p>60.00</text:p>
          </table:table-cell>
          <table:table-cell table:style-name="ce22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4]); [.E84]+Buffer; &quot;&quot;)" office:value-type="float" office:value="2.8" calcext:value-type="float" table:number-columns-spanned="1" table:number-rows-spanned="2">
            <text:p>2.8</text:p>
          </table:table-cell>
          <table:table-cell table:style-name="ce30" office:value-type="float" office:value="10" calcext:value-type="float">
            <text:p>10</text:p>
          </table:table-cell>
          <table:table-cell table:style-name="ce38" table:formula="of:= IF (ISNUMBER([.D84]); [.D84] * (CopperResistivity * [.E84] / ([.G84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18"/>
          <table:covered-table-cell table:number-columns-repeated="2" table:style-name="ce22"/>
          <table:covered-table-cell table:style-name="ce4" table:formula="of:=IF(ISNUMBER([.E85]); [.E85]+Buffer; &quot;&quot;)">
            <text:p/>
          </table:covered-table-cell>
          <table:table-cell table:style-name="ce4"/>
          <table:table-cell table:style-name="ce38" table:formula="of:= IF (ISNUMBER([.D85]); [.D85] * (CopperResistivity * [.E85] / ([.G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86]); [.E86]+Buffer; &quot;&quot;)">
            <text:p/>
          </table:table-cell>
          <table:table-cell table:style-name="ce4" table:formula="of:=IF(ISNUMBER([.D86]); IF ([.D86] &lt;= 1;     IF ([.E86] &lt;= 7; 1;     IF ([.E86] &lt;= 10; 1.5;     IF ([.E86] &lt;= 17; 2.5;     IF ([.E86] &lt;= 28; 4;     IF ([.E86] &lt;= 42; 6; 10)))));  IF ([.D86] &lt;= 2;     IF ([.E86] &lt;= 1.5; 1;     IF ([.E86] &lt;= 5; 1.5;     IF ([.E86] &lt;= 8.5; 2.5;     IF ([.E86] &lt;= 14; 4;     IF ([.E86] &lt;= 21; 6; 10)))));  IF ([.D86] &lt;= 4;     IF ([.E86] &lt;= 1.5; 1;     IF ([.E86] &lt;= 2.5; 1.5;     IF ([.E86] &lt;= 4; 2.5;     IF ([.E86] &lt;= 7; 4;     IF ([.E86] &lt;= 10.5; 6; 10)))));  IF ([.D86] &lt;= 6;     IF ([.E86] &lt;= 1.5; 1.5;     IF ([.E86] &lt;= 2.5; 2.5;     IF ([.E86] &lt;= 4.5; 4;     IF ([.E86] &lt;= 7; 6; 10))));  IF ([.D86] &lt;= 10;     IF ([.E86] &lt;= 1.5; 2.5;     IF ([.E86] &lt;= 2.5; 4;     IF ([.E86] &lt;= 4; 6;     IF ([.E86] &lt;= 7; 10;     IF ([.E86] &lt;= 10.5; 16;     IF ([.E86] &lt;= 17.5; 25;     IF ([.E86] &lt;= 24; 35; 50)))))));  IF ([.D86] &lt;= 15;     IF ([.E86] &lt;= 1; 2.5;     IF ([.E86] &lt;= 1.5; 4;     IF ([.E86] &lt;= 2.5; 6;     IF ([.E86] &lt;= 4.5; 10;     IF ([.E86] &lt;= 7; 16;     IF ([.E86] &lt;= 11.5; 25;     IF ([.E86] &lt;= 16; 35; 50)))))));  IF ([.D86] &lt;= 25;     IF ([.E86] &lt;= 1; 4;     IF ([.E86] &lt;= 1.5; 6;     IF ([.E86] &lt;= 2.5; 10;     IF ([.E86] &lt;= 4; 16;     IF ([.E86] &lt;= 7; 25;     IF ([.E86] &lt;= 9.5; 35; 50))))));  IF ([.D86] &lt;= 30;     IF ([.E86] &lt;= 1; 6;     IF ([.E86] &lt;= 2; 10;     IF ([.E86] &lt;= 3.5; 16;     IF ([.E86] &lt;= 5.4; 25;     IF ([.E86] &lt;= 8; 35; 50)))));  IF ([.D86] &lt;= 40;     IF ([.E86] &lt;= 1.5; 10;     IF ([.E86] &lt;= 2.5; 16;     IF ([.E86] &lt;= 4; 25;     IF ([.E86] &lt;= 6; 35; 50))));  &quot;Way too heavy&quot; ))))))))); &quot;&quot;)">
            <text:p/>
          </table:table-cell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БПР ‘60 А’ (тот же)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60" calcext:value-type="float" table:number-columns-spanned="1" table:number-rows-spanned="3">
            <text:p>60.00</text:p>
          </table:table-cell>
          <table:table-cell table:style-name="ce22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87]); [.E87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16" calcext:value-type="float" table:number-columns-spanned="1" table:number-rows-spanned="3">
            <text:p>16</text:p>
          </table:table-cell>
          <table:table-cell table:style-name="ce39" table:formula="of:= IF (ISNUMBER([.D87]); [.D87] * (CopperResistivity * [.E87] / ([.G87] * 0.000001)) / 12; &quot;&quot;)" office:value-type="percentage" office:value="0.02025" calcext:value-type="percentage" table:number-columns-spanned="1" table:number-rows-spanned="3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’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/1’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’, вход</text:p>
          </table:table-cell>
          <table:table-cell table:style-name="ce4" office:value-type="string" calcext:value-type="string">
            <text:p>Красный</text:p>
          </table:table-cell>
          <table:table-cell table:style-name="ce22" office:value-type="float" office:value="60" calcext:value-type="float">
            <text:p>60.00</text:p>
          </table:table-cell>
          <table:table-cell table:style-name="ce22" table:formula="of:=TorpedoWidth+Width+TorpedoWidth" office:value-type="float" office:value="2.8" calcext:value-type="float">
            <text:p>2.80</text:p>
          </table:table-cell>
          <table:table-cell table:style-name="ce30" table:formula="of:=IF(ISNUMBER([.E90]); [.E90]+Buffer; &quot;&quot;)" office:value-type="float" office:value="3.3" calcext:value-type="float">
            <text:p>3.3</text:p>
          </table:table-cell>
          <table:table-cell table:style-name="ce4" office:value-type="float" office:value="10" calcext:value-type="float">
            <text:p>10</text:p>
          </table:table-cell>
          <table:table-cell table:style-name="ce38" table:formula="of:= IF (ISNUMBER([.D90]); [.D90] * (CopperResistivity * [.E90] / ([.G90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ход</text:p>
          </table:table-cell>
          <table:table-cell table:style-name="ce4" office:value-type="string" calcext:value-type="string" table:number-columns-spanned="1" table:number-rows-spanned="8">
            <text:p>Красный</text:p>
          </table:table-cell>
          <table:table-cell table:style-name="ce22" office:value-type="float" office:value="25" calcext:value-type="float" table:number-columns-spanned="1" table:number-rows-spanned="8">
            <text:p>25.00</text:p>
          </table:table-cell>
          <table:table-cell table:style-name="ce22" table:formula="of:=TorpedoWidth*2" office:value-type="float" office:value="1" calcext:value-type="float" table:number-columns-spanned="1" table:number-rows-spanned="8">
            <text:p>1.00</text:p>
          </table:table-cell>
          <table:table-cell table:style-name="ce4" table:formula="of:=IF(ISNUMBER([.E91]); [.E91]+Buffer; &quot;&quot;)" office:value-type="float" office:value="1.5" calcext:value-type="float" table:number-columns-spanned="1" table:number-rows-spanned="8">
            <text:p>1.5</text:p>
          </table:table-cell>
          <table:table-cell table:style-name="ce4" office:value-type="float" office:value="2.5" calcext:value-type="float" table:number-columns-spanned="1" table:number-rows-spanned="8">
            <text:p>2.5</text:p>
          </table:table-cell>
          <table:table-cell table:style-name="ce45" table:formula="of:= IF (ISNUMBER([.D91]); [.D91] * (CopperResistivity * [.E91] / ([.G91] * 0.000001)) / 12; &quot;&quot;)" office:value-type="percentage" office:value="0.015" calcext:value-type="percentage" table:number-columns-spanned="1" table:number-rows-spanned="8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ход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0’, вход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ход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ход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ход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ход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8’, вход</text:p>
          </table:table-cell>
          <table:covered-table-cell table:style-name="ce4"/>
          <table:covered-table-cell table:number-columns-repeated="2" table:style-name="ce22"/>
          <table:covered-table-cell table:number-columns-repeated="2" table:style-name="ce4"/>
          <table:covered-table-cell table:style-name="ce4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99]); [.E99]+Buffer; &quot;&quot;)">
            <text:p/>
          </table:table-cell>
          <table:table-cell table:style-name="ce4"/>
          <table:table-cell table:style-name="ce38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0]); [.E100]+Buffer; &quot;&quot;)" office:value-type="float" office:value="4.35" calcext:value-type="float" table:number-columns-spanned="1" table:number-rows-spanned="2">
            <text:p>4.3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00]); [.D100] * (CopperResistivity * [.E100] / ([.G100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1]); [.E101]+Buffer; &quot;&quot;)">
            <text:p/>
          </table:covered-table-cell>
          <table:table-cell table:style-name="ce4"/>
          <table:table-cell table:style-name="ce38" table:formula="of:= IF (ISNUMBER([.D101]); [.D101] * (CopperResistivity * [.E101] / ([.G1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2]); [.E102]+Buffer; &quot;&quot;)">
            <text:p/>
          </table:table-cell>
          <table:table-cell table:style-name="ce4" table:formula="of:=IF(ISNUMBER([.D102]); IF ([.D102] &lt;= 1;     IF ([.E102] &lt;= 7; 1;     IF ([.E102] &lt;= 10; 1.5;     IF ([.E102] &lt;= 17; 2.5;     IF ([.E102] &lt;= 28; 4;     IF ([.E102] &lt;= 42; 6; 10)))));  IF ([.D102] &lt;= 2;     IF ([.E102] &lt;= 1.5; 1;     IF ([.E102] &lt;= 5; 1.5;     IF ([.E102] &lt;= 8.5; 2.5;     IF ([.E102] &lt;= 14; 4;     IF ([.E102] &lt;= 21; 6; 10)))));  IF ([.D102] &lt;= 4;     IF ([.E102] &lt;= 1.5; 1;     IF ([.E102] &lt;= 2.5; 1.5;     IF ([.E102] &lt;= 4; 2.5;     IF ([.E102] &lt;= 7; 4;     IF ([.E102] &lt;= 10.5; 6; 10)))));  IF ([.D102] &lt;= 6;     IF ([.E102] &lt;= 1.5; 1.5;     IF ([.E102] &lt;= 2.5; 2.5;     IF ([.E102] &lt;= 4.5; 4;     IF ([.E102] &lt;= 7; 6; 10))));  IF ([.D102] &lt;= 10;     IF ([.E102] &lt;= 1.5; 2.5;     IF ([.E102] &lt;= 2.5; 4;     IF ([.E102] &lt;= 4; 6;     IF ([.E102] &lt;= 7; 10;     IF ([.E102] &lt;= 10.5; 16;     IF ([.E102] &lt;= 17.5; 25;     IF ([.E102] &lt;= 24; 35; 50)))))));  IF ([.D102] &lt;= 15;     IF ([.E102] &lt;= 1; 2.5;     IF ([.E102] &lt;= 1.5; 4;     IF ([.E102] &lt;= 2.5; 6;     IF ([.E102] &lt;= 4.5; 10;     IF ([.E102] &lt;= 7; 16;     IF ([.E102] &lt;= 11.5; 25;     IF ([.E102] &lt;= 16; 35; 50)))))));  IF ([.D102] &lt;= 25;     IF ([.E102] &lt;= 1; 4;     IF ([.E102] &lt;= 1.5; 6;     IF ([.E102] &lt;= 2.5; 10;     IF ([.E102] &lt;= 4; 16;     IF ([.E102] &lt;= 7; 25;     IF ([.E102] &lt;= 9.5; 35; 50))))));  IF ([.D102] &lt;= 30;     IF ([.E102] &lt;= 1; 6;     IF ([.E102] &lt;= 2; 10;     IF ([.E102] &lt;= 3.5; 16;     IF ([.E102] &lt;= 5.4; 25;     IF ([.E102] &lt;= 8; 35; 50)))));  IF ([.D102] &lt;= 40;     IF ([.E102] &lt;= 1.5; 10;     IF ([.E102] &lt;= 2.5; 16;     IF ([.E102] &lt;= 4; 25;     IF ([.E102] &lt;= 6; 35; 50))));  &quot;Way too heavy&quot; ))))))))); &quot;&quot;)">
            <text:p/>
          </table:table-cell>
          <table:table-cell table:style-name="ce38" table:formula="of:= IF (ISNUMBER([.D102]); [.D102] * (CopperResistivity * [.E102] / ([.G1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3]); [.E103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03]); [.D103] * (CopperResistivity * [.E103] / ([.G103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4]); [.E104]+Buffer; &quot;&quot;)">
            <text:p/>
          </table:covered-table-cell>
          <table:table-cell table:style-name="ce4"/>
          <table:table-cell table:style-name="ce38" table:formula="of:= IF 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5]); [.E105]+Buffer; &quot;&quot;)">
            <text:p/>
          </table:table-cell>
          <table:table-cell table:style-name="ce4" table:formula="of:=IF(ISNUMBER([.D105]); IF ([.D105] &lt;= 1;     IF ([.E105] &lt;= 7; 1;     IF ([.E105] &lt;= 10; 1.5;     IF ([.E105] &lt;= 17; 2.5;     IF ([.E105] &lt;= 28; 4;     IF ([.E105] &lt;= 42; 6; 10)))));  IF ([.D105] &lt;= 2;     IF ([.E105] &lt;= 1.5; 1;     IF ([.E105] &lt;= 5; 1.5;     IF ([.E105] &lt;= 8.5; 2.5;     IF ([.E105] &lt;= 14; 4;     IF ([.E105] &lt;= 21; 6; 10)))));  IF ([.D105] &lt;= 4;     IF ([.E105] &lt;= 1.5; 1;     IF ([.E105] &lt;= 2.5; 1.5;     IF ([.E105] &lt;= 4; 2.5;     IF ([.E105] &lt;= 7; 4;     IF ([.E105] &lt;= 10.5; 6; 10)))));  IF ([.D105] &lt;= 6;     IF ([.E105] &lt;= 1.5; 1.5;     IF ([.E105] &lt;= 2.5; 2.5;     IF ([.E105] &lt;= 4.5; 4;     IF ([.E105] &lt;= 7; 6; 10))));  IF ([.D105] &lt;= 10;     IF ([.E105] &lt;= 1.5; 2.5;     IF ([.E105] &lt;= 2.5; 4;     IF ([.E105] &lt;= 4; 6;     IF ([.E105] &lt;= 7; 10;     IF ([.E105] &lt;= 10.5; 16;     IF ([.E105] &lt;= 17.5; 25;     IF ([.E105] &lt;= 24; 35; 50)))))));  IF ([.D105] &lt;= 15;     IF ([.E105] &lt;= 1; 2.5;     IF ([.E105] &lt;= 1.5; 4;     IF ([.E105] &lt;= 2.5; 6;     IF ([.E105] &lt;= 4.5; 10;     IF ([.E105] &lt;= 7; 16;     IF ([.E105] &lt;= 11.5; 25;     IF ([.E105] &lt;= 16; 35; 50)))))));  IF ([.D105] &lt;= 25;     IF ([.E105] &lt;= 1; 4;     IF ([.E105] &lt;= 1.5; 6;     IF ([.E105] &lt;= 2.5; 10;     IF ([.E105] &lt;= 4; 16;     IF ([.E105] &lt;= 7; 25;     IF ([.E105] &lt;= 9.5; 35; 50))))));  IF ([.D105] &lt;= 30;     IF ([.E105] &lt;= 1; 6;     IF ([.E105] &lt;= 2; 10;     IF ([.E105] &lt;= 3.5; 16;     IF ([.E105] &lt;= 5.4; 25;     IF ([.E105] &lt;= 8; 35; 50)))));  IF ([.D105] &lt;= 40;     IF ([.E105] &lt;= 1.5; 10;     IF ([.E105] &lt;= 2.5; 16;     IF ([.E105] &lt;= 4; 25;     IF ([.E105] &lt;= 6; 35; 50))));  &quot;Way too heavy&quot; ))))))))); &quot;&quot;)">
            <text:p/>
          </table:table-cell>
          <table:table-cell table:style-name="ce38" table:formula="of:= IF (ISNUMBER([.D105]); [.D105] * (CopperResistivity * [.E105] / ([.G1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106]); [.E106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07]); [.E107]+Buffer; &quot;&quot;)">
            <text:p/>
          </table:covered-table-cell>
          <table:table-cell table:style-name="ce4"/>
          <table:table-cell table:style-name="ce38" table:formula="of:= IF 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08]); [.E108]+Buffer; &quot;&quot;)">
            <text:p/>
          </table:table-cell>
          <table:table-cell table:style-name="ce4"/>
          <table:table-cell table:style-name="ce38" table:formula="of:= IF 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09]); [.E109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109]); [.D109] * (CopperResistivity * [.E109] / ([.G109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0]); [.E110]+Buffer; &quot;&quot;)">
            <text:p/>
          </table:covered-table-cell>
          <table:table-cell table:style-name="ce4"/>
          <table:table-cell table:style-name="ce38" table:formula="of:= IF 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1]); [.E111]+Buffer; &quot;&quot;)">
            <text:p/>
          </table:table-cell>
          <table:table-cell table:style-name="ce4"/>
          <table:table-cell table:style-name="ce38" table:formula="of:= IF (ISNUMBER([.D111]); [.D111] * (CopperResistivity * [.E111] / ([.G1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40" calcext:value-type="float" table:number-columns-spanned="1" table:number-rows-spanned="2">
            <text:p>40.00</text:p>
          </table:table-cell>
          <table:table-cell table:style-name="ce22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2]); [.E112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112]); [.D112] * (CopperResistivity * [.E112] / ([.G112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3]); [.E113]+Buffer; &quot;&quot;)">
            <text:p/>
          </table:covered-table-cell>
          <table:table-cell table:style-name="ce4"/>
          <table:table-cell table:style-name="ce38" table:formula="of:= IF 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4]); [.E114]+Buffer; &quot;&quot;)">
            <text:p/>
          </table:table-cell>
          <table:table-cell table:style-name="ce4"/>
          <table:table-cell table:style-name="ce38" table:formula="of:= IF (ISNUMBER([.D114]); [.D114] * (CopperResistivity * [.E114] / ([.G1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5]); [.E115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15]); [.D115] * (CopperResistivity * [.E115] / ([.G115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6]); [.E116]+Buffer; &quot;&quot;)">
            <text:p/>
          </table:covered-table-cell>
          <table:table-cell table:style-name="ce4"/>
          <table:table-cell table:style-name="ce38" table:formula="of:= IF 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17]); [.E117]+Buffer; &quot;&quot;)">
            <text:p/>
          </table:table-cell>
          <table:table-cell table:style-name="ce4"/>
          <table:table-cell table:style-name="ce38" table:formula="of:= IF (ISNUMBER([.D117]); [.D117] * (CopperResistivity * [.E117] / ([.G1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8]); [.E118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18]); [.D118] * (CopperResistivity * [.E118] / ([.G118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19]); [.E119]+Buffer; &quot;&quot;)">
            <text:p/>
          </table:covered-table-cell>
          <table:table-cell table:style-name="ce4"/>
          <table:table-cell table:style-name="ce38" table:formula="of:= IF 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0]); [.E120]+Buffer; &quot;&quot;)">
            <text:p/>
          </table:table-cell>
          <table:table-cell table:style-name="ce4"/>
          <table:table-cell table:style-name="ce38" table:formula="of:= IF (ISNUMBER([.D120]); [.D120] * (CopperResistivity * [.E120] / ([.G1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1]); [.E121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1]); [.D121] * (CopperResistivity * [.E121] / ([.G12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2]); [.E122]+Buffer; &quot;&quot;)">
            <text:p/>
          </table:covered-table-cell>
          <table:table-cell table:style-name="ce4"/>
          <table:table-cell table:style-name="ce38" table:formula="of:= IF 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3]); [.E123]+Buffer; &quot;&quot;)">
            <text:p/>
          </table:table-cell>
          <table:table-cell table:style-name="ce4"/>
          <table:table-cell table:style-name="ce38" table:formula="of:= IF (ISNUMBER([.D123]); [.D123] * (CopperResistivity * [.E123] / ([.G1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" calcext:value-type="float" table:number-columns-spanned="1" table:number-rows-spanned="2">
            <text:p>2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4]); [.E124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4]); [.D124] * (CopperResistivity * [.E124] / ([.G12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25]); [.E125]+Buffer; &quot;&quot;)">
            <text:p/>
          </table:covered-table-cell>
          <table:table-cell table:style-name="ce4"/>
          <table:table-cell table:style-name="ce38" table:formula="of:= IF 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6]); [.E126]+Buffer; &quot;&quot;)">
            <text:p/>
          </table:table-cell>
          <table:table-cell table:style-name="ce4"/>
          <table:table-cell table:style-name="ce38" table:formula="of:= IF (ISNUMBER([.D126]); [.D126] * (CopperResistivity * [.E126] / ([.G1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2" table:number-columns-repeated="2"/>
          <table:table-cell table:style-name="ce4" table:formula="of:=IF(ISNUMBER([.E127]); [.E127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38" table:formula="of:= IF 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29]); [.E129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29]); [.D129] * (CopperResistivity * [.E129] / ([.G129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0]); [.E130]+Buffer; &quot;&quot;)">
            <text:p/>
          </table:covered-table-cell>
          <table:table-cell table:style-name="ce4"/>
          <table:table-cell table:style-name="ce38" table:formula="of:= IF 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1]); [.E131]+Buffer; &quot;&quot;)">
            <text:p/>
          </table:table-cell>
          <table:table-cell table:style-name="ce4"/>
          <table:table-cell table:style-name="ce38" table:formula="of:= IF (ISNUMBER([.D131]); [.D131] * (CopperResistivity * [.E131] / ([.G1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2]); [.E132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32]); [.D132] * (CopperResistivity * [.E132] / ([.G132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3]); [.E133]+Buffer; &quot;&quot;)">
            <text:p/>
          </table:covered-table-cell>
          <table:table-cell table:style-name="ce4"/>
          <table:table-cell table:style-name="ce38" table:formula="of:= IF 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4]); [.E134]+Buffer; &quot;&quot;)">
            <text:p/>
          </table:table-cell>
          <table:table-cell table:style-name="ce4"/>
          <table:table-cell table:style-name="ce38" table:formula="of:= IF (ISNUMBER([.D134]); [.D134] * (CopperResistivity * [.E134] / ([.G1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5]); [.E135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35]); [.D135] * (CopperResistivity * [.E135] / ([.G135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6]); [.E136]+Buffer; &quot;&quot;)">
            <text:p/>
          </table:covered-table-cell>
          <table:table-cell table:style-name="ce4"/>
          <table:table-cell table:style-name="ce38" table:formula="of:= IF 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37]); [.E137]+Buffer; &quot;&quot;)">
            <text:p/>
          </table:table-cell>
          <table:table-cell table:style-name="ce4"/>
          <table:table-cell table:style-name="ce38" table:formula="of:= IF (ISNUMBER([.D137]); [.D137] * (CopperResistivity * [.E137] / ([.G1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60" calcext:value-type="float" table:number-columns-spanned="1" table:number-rows-spanned="2">
            <text:p>60.00</text:p>
          </table:table-cell>
          <table:table-cell table:style-name="ce22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38]); [.E138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6" calcext:value-type="float">
            <text:p>16</text:p>
          </table:table-cell>
          <table:table-cell table:style-name="ce38" table:formula="of:= IF (ISNUMBER([.D138]); [.D138] * (CopperResistivity * [.E138] / ([.G138] * 0.000001)) / 12; &quot;&quot;)" office:value-type="percentage" office:value="0.0106875" calcext:value-type="percentage">
            <text:p>1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39]); [.E139]+Buffer; &quot;&quot;)">
            <text:p/>
          </table:covered-table-cell>
          <table:table-cell table:style-name="ce4"/>
          <table:table-cell table:style-name="ce38" table:formula="of:= IF 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0]); [.E140]+Buffer; &quot;&quot;)">
            <text:p/>
          </table:table-cell>
          <table:table-cell table:style-name="ce4"/>
          <table:table-cell table:style-name="ce38" table:formula="of:= IF (ISNUMBER([.D140]); [.D140] * (CopperResistivity * [.E140] / ([.G1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1]); [.E14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141]); [.D141] * (CopperResistivity * [.E141] / ([.G141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2]); [.E142]+Buffer; &quot;&quot;)">
            <text:p/>
          </table:covered-table-cell>
          <table:table-cell table:style-name="ce4"/>
          <table:table-cell table:style-name="ce38" table:formula="of:= IF 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3]); [.E143]+Buffer; &quot;&quot;)">
            <text:p/>
          </table:table-cell>
          <table:table-cell table:style-name="ce4"/>
          <table:table-cell table:style-name="ce38" table:formula="of:= IF (ISNUMBER([.D143]); [.D143] * (CopperResistivity * [.E143] / ([.G1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4]); [.E144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144]); [.D144] * (CopperResistivity * [.E144] / ([.G144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5]); [.E145]+Buffer; &quot;&quot;)">
            <text:p/>
          </table:covered-table-cell>
          <table:table-cell table:style-name="ce4"/>
          <table:table-cell table:style-name="ce38" table:formula="of:= IF 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46]); [.E146]+Buffer; &quot;&quot;)">
            <text:p/>
          </table:table-cell>
          <table:table-cell table:style-name="ce4"/>
          <table:table-cell table:style-name="ce38" table:formula="of:= IF (ISNUMBER([.D146]); [.D146] * (CopperResistivity * [.E146] / ([.G1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47]); [.E147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47]); [.D147] * (CopperResistivity * [.E147] / ([.G147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лаксонов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8]); [.E148]+Buffer; &quot;&quot;)">
            <text:p/>
          </table:covered-table-cell>
          <table:table-cell table:style-name="ce4"/>
          <table:table-cell table:style-name="ce38" table:formula="of:= IF 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49]); [.E149]+Buffer; &quot;&quot;)">
            <text:p/>
          </table:covered-table-cell>
          <table:table-cell table:style-name="ce4"/>
          <table:table-cell table:style-name="ce38" table:formula="of:= IF (ISNUMBER([.D149]); [.D149] * (CopperResistivity * [.E149] / ([.G1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0]); [.E150]+Buffer; &quot;&quot;)">
            <text:p/>
          </table:table-cell>
          <table:table-cell table:style-name="ce4"/>
          <table:table-cell table:style-name="ce38" table:formula="of:= IF (ISNUMBER([.D150]); [.D150] * (CopperResistivity * [.E150] / ([.G1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1]); [.E151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51]); [.D151] * (CopperResistivity * [.E151] / ([.G151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2]); [.E152]+Buffer; &quot;&quot;)">
            <text:p/>
          </table:covered-table-cell>
          <table:table-cell table:style-name="ce4"/>
          <table:table-cell table:style-name="ce38" table:formula="of:= IF 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3]); [.E153]+Buffer; &quot;&quot;)">
            <text:p/>
          </table:table-cell>
          <table:table-cell table:style-name="ce4"/>
          <table:table-cell table:style-name="ce38" table:formula="of:= IF (ISNUMBER([.D153]); [.D153] * (CopperResistivity * [.E153] / ([.G1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2" office:value-type="string" calcext:value-type="string" table:number-columns-spanned="1" table:number-rows-spanned="2">
            <text:p>X</text:p>
          </table:table-cell>
          <table:table-cell table:style-name="ce22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4]); [.E154]+Buffer; &quot;&quot;)" office:value-type="float" office:value="8.9" calcext:value-type="float" table:number-columns-spanned="1" table:number-rows-spanned="2">
            <text:p>8.9</text:p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5]); [.E155]+Buffer; &quot;&quot;)">
            <text:p/>
          </table:covered-table-cell>
          <table:table-cell table:style-name="ce4"/>
          <table:table-cell table:style-name="ce38" table:formula="of:= IF 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56]); [.E156]+Buffer; &quot;&quot;)">
            <text:p/>
          </table:table-cell>
          <table:table-cell table:style-name="ce4"/>
          <table:table-cell table:style-name="ce38" table:formula="of:= IF 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7]); [.E157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 (ISNUMBER([.D157]); [.D157] * (CopperResistivity * [.E157] / ([.G157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8]); [.E158]+Buffer; &quot;&quot;)">
            <text:p/>
          </table:covered-table-cell>
          <table:table-cell table:style-name="ce4"/>
          <table:table-cell table:style-name="ce38" table:formula="of:= IF 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59]); [.E159]+Buffer; &quot;&quot;)">
            <text:p/>
          </table:covered-table-cell>
          <table:table-cell table:style-name="ce4"/>
          <table:table-cell table:style-name="ce38" table:formula="of:= IF (ISNUMBER([.D159]); [.D159] * (CopperResistivity * [.E159] / ([.G1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0]); [.E160]+Buffer; &quot;&quot;)">
            <text:p/>
          </table:table-cell>
          <table:table-cell table:style-name="ce4"/>
          <table:table-cell table:style-name="ce38" table:formula="of:= IF 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1]); [.E161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61]); [.D161] * (CopperResistivity * [.E161] / ([.G161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2]); [.E162]+Buffer; &quot;&quot;)">
            <text:p/>
          </table:covered-table-cell>
          <table:table-cell table:style-name="ce4"/>
          <table:table-cell table:style-name="ce38" table:formula="of:= IF 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3]); [.E163]+Buffer; &quot;&quot;)">
            <text:p/>
          </table:table-cell>
          <table:table-cell table:style-name="ce4"/>
          <table:table-cell table:style-name="ce38" table:formula="of:= IF (ISNUMBER([.D163]); [.D163] * (CopperResistivity * [.E163] / ([.G1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4]); [.E164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64]); [.D164] * (CopperResistivity * [.E164] / ([.G164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5]); [.E165]+Buffer; &quot;&quot;)">
            <text:p/>
          </table:covered-table-cell>
          <table:table-cell table:style-name="ce4"/>
          <table:table-cell table:style-name="ce38" table:formula="of:= IF 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66]); [.E166]+Buffer; &quot;&quot;)">
            <text:p/>
          </table:table-cell>
          <table:table-cell table:style-name="ce4"/>
          <table:table-cell table:style-name="ce38" table:formula="of:= IF (ISNUMBER([.D166]); [.D166] * (CopperResistivity * [.E166] / ([.G1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30" calcext:value-type="float" table:number-columns-spanned="1" table:number-rows-spanned="3">
            <text:p>30.00</text:p>
          </table:table-cell>
          <table:table-cell table:style-name="ce22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7]); [.E167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8" table:formula="of:= IF (ISNUMBER([.D167]); [.D167] * (CopperResistivity * [.E167] / ([.G167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8]); [.E168]+Buffer; &quot;&quot;)">
            <text:p/>
          </table:covered-table-cell>
          <table:table-cell table:style-name="ce4"/>
          <table:table-cell table:style-name="ce38" table:formula="of:= IF 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69]); [.E169]+Buffer; &quot;&quot;)">
            <text:p/>
          </table:covered-table-cell>
          <table:table-cell table:style-name="ce4"/>
          <table:table-cell table:style-name="ce38" table:formula="of:= IF (ISNUMBER([.D169]); [.D169] * (CopperResistivity * [.E169] / ([.G1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0]); [.E170]+Buffer; &quot;&quot;)">
            <text:p/>
          </table:table-cell>
          <table:table-cell table:style-name="ce4"/>
          <table:table-cell table:style-name="ce38" table:formula="of:= IF 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1]); [.E171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71]); [.D171] * (CopperResistivity * [.E171] / ([.G171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2]); [.E172]+Buffer; &quot;&quot;)">
            <text:p/>
          </table:covered-table-cell>
          <table:table-cell table:style-name="ce4"/>
          <table:table-cell table:style-name="ce38" table:formula="of:= IF 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3]); [.E173]+Buffer; &quot;&quot;)">
            <text:p/>
          </table:table-cell>
          <table:table-cell table:style-name="ce4"/>
          <table:table-cell table:style-name="ce38" table:formula="of:= IF (ISNUMBER([.D173]); [.D173] * (CopperResistivity * [.E173] / ([.G1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4]); [.E174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74]); [.D174] * (CopperResistivity * [.E174] / ([.G174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5]); [.E175]+Buffer; &quot;&quot;)">
            <text:p/>
          </table:covered-table-cell>
          <table:table-cell table:style-name="ce4"/>
          <table:table-cell table:style-name="ce38" table:formula="of:= IF 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6]); [.E176]+Buffer; &quot;&quot;)">
            <text:p/>
          </table:table-cell>
          <table:table-cell table:style-name="ce4"/>
          <table:table-cell table:style-name="ce38" table:formula="of:= IF (ISNUMBER([.D176]); [.D176] * (CopperResistivity * [.E176] / ([.G1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25" calcext:value-type="float" table:number-columns-spanned="1" table:number-rows-spanned="2">
            <text:p>2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7]); [.E17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77]); [.D177] * (CopperResistivity * [.E177] / ([.G177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78]); [.E178]+Buffer; &quot;&quot;)">
            <text:p/>
          </table:covered-table-cell>
          <table:table-cell table:style-name="ce4"/>
          <table:table-cell table:style-name="ce38" table:formula="of:= IF 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79]); [.E179]+Buffer; &quot;&quot;)">
            <text:p/>
          </table:table-cell>
          <table:table-cell table:style-name="ce4"/>
          <table:table-cell table:style-name="ce38" table:formula="of:= IF (ISNUMBER([.D179]); [.D179] * (CopperResistivity * [.E179] / ([.G1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Реле задних ПТФ ‘2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180]); [.E180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1]); [.E181]+Buffer; &quot;&quot;)">
            <text:p/>
          </table:covered-table-cell>
          <table:table-cell table:style-name="ce4"/>
          <table:table-cell table:style-name="ce38" table:formula="of:= IF 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2]); [.E182]+Buffer; &quot;&quot;)">
            <text:p/>
          </table:table-cell>
          <table:table-cell table:style-name="ce4"/>
          <table:table-cell table:style-name="ce38" table:formula="of:= IF (ISNUMBER([.D182]); [.D182] * (CopperResistivity * [.E182] / ([.G1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25" calcext:value-type="float" table:number-columns-spanned="1" table:number-rows-spanned="2">
            <text:p>2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3]); [.E18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3]); [.D183] * (CopperResistivity * [.E183] / ([.G183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4]); [.E184]+Buffer; &quot;&quot;)">
            <text:p/>
          </table:covered-table-cell>
          <table:table-cell table:style-name="ce4"/>
          <table:table-cell table:style-name="ce38" table:formula="of:= IF 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5]); [.E185]+Buffer; &quot;&quot;)">
            <text:p/>
          </table:table-cell>
          <table:table-cell table:style-name="ce4"/>
          <table:table-cell table:style-name="ce38" table:formula="of:= IF (ISNUMBER([.D185]); [.D185] * (CopperResistivity * [.E185] / ([.G1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4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6]); [.E18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86]); [.D186] * (CopperResistivity * [.E186] / ([.G186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87]); [.E187]+Buffer; &quot;&quot;)">
            <text:p/>
          </table:covered-table-cell>
          <table:table-cell table:style-name="ce4"/>
          <table:table-cell table:style-name="ce38" table:formula="of:= IF 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88]); [.E188]+Buffer; &quot;&quot;)">
            <text:p/>
          </table:table-cell>
          <table:table-cell table:style-name="ce4"/>
          <table:table-cell table:style-name="ce38" table:formula="of:= IF (ISNUMBER([.D188]); [.D188] * (CopperResistivity * [.E188] / ([.G1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4’ (тот же)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89]); [.E189]+Buffer; &quot;&quot;)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D189]); IF ([.D189] &lt;= 1;     IF ([.E189] &lt;= 7; 1;     IF ([.E189] &lt;= 10; 1.5;     IF ([.E189] &lt;= 17; 2.5;     IF ([.E189] &lt;= 28; 4;     IF ([.E189] &lt;= 42; 6; 10)))));  IF ([.D189] &lt;= 2;     IF ([.E189] &lt;= 1.5; 1;     IF ([.E189] &lt;= 5; 1.5;     IF ([.E189] &lt;= 8.5; 2.5;     IF ([.E189] &lt;= 14; 4;     IF ([.E189] &lt;= 21; 6; 10)))));  IF ([.D189] &lt;= 4;     IF ([.E189] &lt;= 1.5; 1;     IF ([.E189] &lt;= 2.5; 1.5;     IF ([.E189] &lt;= 4; 2.5;     IF ([.E189] &lt;= 7; 4;     IF ([.E189] &lt;= 10.5; 6; 10)))));  IF ([.D189] &lt;= 6;     IF ([.E189] &lt;= 1.5; 1.5;     IF ([.E189] &lt;= 2.5; 2.5;     IF ([.E189] &lt;= 4.5; 4;     IF ([.E189] &lt;= 7; 6; 10))));  IF ([.D189] &lt;= 10;     IF ([.E189] &lt;= 1.5; 2.5;     IF ([.E189] &lt;= 2.5; 4;     IF ([.E189] &lt;= 4; 6;     IF ([.E189] &lt;= 7; 10;     IF ([.E189] &lt;= 10.5; 16;     IF ([.E189] &lt;= 17.5; 25;     IF ([.E189] &lt;= 24; 35; 50)))))));  IF ([.D189] &lt;= 15;     IF ([.E189] &lt;= 1; 2.5;     IF ([.E189] &lt;= 1.5; 4;     IF ([.E189] &lt;= 2.5; 6;     IF ([.E189] &lt;= 4.5; 10;     IF ([.E189] &lt;= 7; 16;     IF ([.E189] &lt;= 11.5; 25;     IF ([.E189] &lt;= 16; 35; 50)))))));  IF ([.D189] &lt;= 25;     IF ([.E189] &lt;= 1; 4;     IF ([.E189] &lt;= 1.5; 6;     IF ([.E189] &lt;= 2.5; 10;     IF ([.E189] &lt;= 4; 16;     IF ([.E189] &lt;= 7; 25;     IF ([.E189] &lt;= 9.5; 35; 50))))));  IF ([.D189] &lt;= 30;     IF ([.E189] &lt;= 1; 6;     IF ([.E189] &lt;= 2; 10;     IF ([.E189] &lt;= 3.5; 16;     IF ([.E189] &lt;= 5.4; 25;     IF ([.E189] &lt;= 8; 35; 50)))));  IF ([.D189] &lt;= 40;     IF ([.E189] &lt;= 1.5; 10;     IF ([.E189] &lt;= 2.5; 16;     IF ([.E189] &lt;= 4; 25;     IF ([.E189] &lt;= 6; 35; 50))));  &quot;Way too heavy&quot; ))))))))); &quot;&quot;)" office:value-type="float" office:value="1" calcext:value-type="float">
            <text:p>1</text:p>
          </table:table-cell>
          <table:table-cell table:style-name="ce38" table:formula="of:= IF (ISNUMBER([.D189]); [.D189] * (CopperResistivity * [.E189] / ([.G189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0]); [.E190]+Buffer; &quot;&quot;)">
            <text:p/>
          </table:covered-table-cell>
          <table:table-cell table:style-name="ce4"/>
          <table:table-cell table:style-name="ce38" table:formula="of:= IF 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1]); [.E191]+Buffer; &quot;&quot;)">
            <text:p/>
          </table:table-cell>
          <table:table-cell table:style-name="ce4"/>
          <table:table-cell table:style-name="ce38" table:formula="of:= IF (ISNUMBER([.D191]); [.D191] * (CopperResistivity * [.E191] / ([.G1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92]); [.E192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92]); [.D192] * (CopperResistivity * [.E192] / ([.G192] * 0.000001)) / 12; &quot;&quot;)" office:value-type="percentage" office:value="0.01425" calcext:value-type="percentage">
            <text:p>1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I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3]); [.E193]+Buffer; &quot;&quot;)">
            <text:p/>
          </table:covered-table-cell>
          <table:table-cell table:style-name="ce4"/>
          <table:table-cell table:style-name="ce38" table:formula="of:= IF 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4]); [.E194]+Buffer; &quot;&quot;)">
            <text:p/>
          </table:table-cell>
          <table:table-cell table:style-name="ce4"/>
          <table:table-cell table:style-name="ce38" table:formula="of:= IF (ISNUMBER([.D194]); [.D194] * (CopperResistivity * [.E194] / ([.G1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задних ПТФ ‘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5]); [.E19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195]); [.D195] * (CopperResistivity * [.E195] / ([.G195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6]); [.E196]+Buffer; &quot;&quot;)">
            <text:p/>
          </table:covered-table-cell>
          <table:table-cell table:style-name="ce4"/>
          <table:table-cell table:style-name="ce38" table:formula="of:= IF 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197]); [.E197]+Buffer; &quot;&quot;)">
            <text:p/>
          </table:table-cell>
          <table:table-cell table:style-name="ce4"/>
          <table:table-cell table:style-name="ce38" table:formula="of:= IF (ISNUMBER([.D197]); [.D197] * (CopperResistivity * [.E197] / ([.G19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8]); [.E198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198]); [.D198] * (CopperResistivity * [.E198] / ([.G198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199]); [.E199]+Buffer; &quot;&quot;)">
            <text:p/>
          </table:covered-table-cell>
          <table:table-cell table:style-name="ce4"/>
          <table:table-cell table:style-name="ce38" table:formula="of:= IF 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0]); [.E200]+Buffer; &quot;&quot;)">
            <text:p/>
          </table:table-cell>
          <table:table-cell table:style-name="ce4"/>
          <table:table-cell table:style-name="ce38" table:formula="of:= IF (ISNUMBER([.D200]); [.D200] * (CopperResistivity * [.E200] / ([.G2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3">
            <text:p>Розовы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201]); [.E201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01]); [.D201] * (CopperResistivity * [.E201] / ([.G201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2]); [.E202]+Buffer; &quot;&quot;)">
            <text:p/>
          </table:covered-table-cell>
          <table:table-cell table:style-name="ce4"/>
          <table:table-cell table:style-name="ce38" table:formula="of:= IF (ISNUMBER([.D202]); [.D202] * (CopperResistivity * [.E202] / ([.G2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3]); [.E203]+Buffer; &quot;&quot;)">
            <text:p/>
          </table:covered-table-cell>
          <table:table-cell table:style-name="ce4"/>
          <table:table-cell table:style-name="ce38" table:formula="of:= IF (ISNUMBER([.D203]); [.D203] * (CopperResistivity * [.E203] / ([.G2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4]); [.E204]+Buffer; &quot;&quot;)">
            <text:p/>
          </table:table-cell>
          <table:table-cell table:style-name="ce4"/>
          <table:table-cell table:style-name="ce38" table:formula="of:= IF (ISNUMBER([.D204]); [.D204] * (CopperResistivity * [.E204] / ([.G2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5]); [.E20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05]); [.D205] * (CopperResistivity * [.E205] / ([.G205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6]); [.E206]+Buffer; &quot;&quot;)">
            <text:p/>
          </table:covered-table-cell>
          <table:table-cell table:style-name="ce4"/>
          <table:table-cell table:style-name="ce38" table:formula="of:= IF 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07]); [.E207]+Buffer; &quot;&quot;)">
            <text:p/>
          </table:table-cell>
          <table:table-cell table:style-name="ce4"/>
          <table:table-cell table:style-name="ce38" table:formula="of:= IF (ISNUMBER([.D207]); [.D207] * (CopperResistivity * [.E207] / ([.G2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8]); [.E208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08]); [.D208] * (CopperResistivity * [.E208] / ([.G208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09]); [.E209]+Buffer; &quot;&quot;)">
            <text:p/>
          </table:covered-table-cell>
          <table:table-cell table:style-name="ce4"/>
          <table:table-cell table:style-name="ce38" table:formula="of:= IF 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0]); [.E210]+Buffer; &quot;&quot;)">
            <text:p/>
          </table:table-cell>
          <table:table-cell table:style-name="ce4"/>
          <table:table-cell table:style-name="ce38" table:formula="of:= IF (ISNUMBER([.D210]); [.D210] * (CopperResistivity * [.E210] / ([.G2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1]); [.E211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11]); [.D211] * (CopperResistivity * [.E211] / ([.G211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2]); [.E212]+Buffer; &quot;&quot;)">
            <text:p/>
          </table:covered-table-cell>
          <table:table-cell table:style-name="ce4"/>
          <table:table-cell table:style-name="ce38" table:formula="of:= IF 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3]); [.E213]+Buffer; &quot;&quot;)">
            <text:p/>
          </table:table-cell>
          <table:table-cell table:style-name="ce4"/>
          <table:table-cell table:style-name="ce38" table:formula="of:= IF (ISNUMBER([.D213]); [.D213] * (CopperResistivity * [.E213] / ([.G2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4]); [.E214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14]); [.D214] * (CopperResistivity * [.E214] / ([.G214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5]); [.E215]+Buffer; &quot;&quot;)">
            <text:p/>
          </table:covered-table-cell>
          <table:table-cell table:style-name="ce4"/>
          <table:table-cell table:style-name="ce38" table:formula="of:= IF 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16]); [.E216]+Buffer; &quot;&quot;)">
            <text:p/>
          </table:covered-table-cell>
          <table:table-cell table:style-name="ce4"/>
          <table:table-cell table:style-name="ce38" table:formula="of:= IF (ISNUMBER([.D216]); [.D216] * (CopperResistivity * [.E216] / ([.G2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17]); [.E217]+Buffer; &quot;&quot;)">
            <text:p/>
          </table:table-cell>
          <table:table-cell table:style-name="ce4"/>
          <table:table-cell table:style-name="ce38" table:formula="of:= IF 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18]); [.E218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19]); [.E219]+Buffer; &quot;&quot;)">
            <text:p/>
          </table:table-cell>
          <table:table-cell table:style-name="ce4" table:formula="of:=IF(ISNUMBER([.D219]); IF ([.D219] &lt;= 1;     IF ([.E219] &lt;= 7; 1;     IF ([.E219] &lt;= 10; 1.5;     IF ([.E219] &lt;= 17; 2.5;     IF ([.E219] &lt;= 28; 4;     IF ([.E219] &lt;= 42; 6; 10)))));  IF ([.D219] &lt;= 2;     IF ([.E219] &lt;= 1.5; 1;     IF ([.E219] &lt;= 5; 1.5;     IF ([.E219] &lt;= 8.5; 2.5;     IF ([.E219] &lt;= 14; 4;     IF ([.E219] &lt;= 21; 6; 10)))));  IF ([.D219] &lt;= 4;     IF ([.E219] &lt;= 1.5; 1;     IF ([.E219] &lt;= 2.5; 1.5;     IF ([.E219] &lt;= 4; 2.5;     IF ([.E219] &lt;= 7; 4;     IF ([.E219] &lt;= 10.5; 6; 10)))));  IF ([.D219] &lt;= 6;     IF ([.E219] &lt;= 1.5; 1.5;     IF ([.E219] &lt;= 2.5; 2.5;     IF ([.E219] &lt;= 4.5; 4;     IF ([.E219] &lt;= 7; 6; 10))));  IF ([.D219] &lt;= 10;     IF ([.E219] &lt;= 1.5; 2.5;     IF ([.E219] &lt;= 2.5; 4;     IF ([.E219] &lt;= 4; 6;     IF ([.E219] &lt;= 7; 10;     IF ([.E219] &lt;= 10.5; 16;     IF ([.E219] &lt;= 17.5; 25;     IF ([.E219] &lt;= 24; 35; 50)))))));  IF ([.D219] &lt;= 15;     IF ([.E219] &lt;= 1; 2.5;     IF ([.E219] &lt;= 1.5; 4;     IF ([.E219] &lt;= 2.5; 6;     IF ([.E219] &lt;= 4.5; 10;     IF ([.E219] &lt;= 7; 16;     IF ([.E219] &lt;= 11.5; 25;     IF ([.E219] &lt;= 16; 35; 50)))))));  IF ([.D219] &lt;= 25;     IF ([.E219] &lt;= 1; 4;     IF ([.E219] &lt;= 1.5; 6;     IF ([.E219] &lt;= 2.5; 10;     IF ([.E219] &lt;= 4; 16;     IF ([.E219] &lt;= 7; 25;     IF ([.E219] &lt;= 9.5; 35; 50))))));  IF ([.D219] &lt;= 30;     IF ([.E219] &lt;= 1; 6;     IF ([.E219] &lt;= 2; 10;     IF ([.E219] &lt;= 3.5; 16;     IF ([.E219] &lt;= 5.4; 25;     IF ([.E219] &lt;= 8; 35; 50)))));  IF ([.D219] &lt;= 40;     IF ([.E219] &lt;= 1.5; 10;     IF ([.E219] &lt;= 2.5; 16;     IF ([.E219] &lt;= 4; 25;     IF ([.E219] &lt;= 6; 35; 50))));  &quot;Way too heavy&quot; ))))))))); &quot;&quot;)">
            <text:p/>
          </table:table-cell>
          <table:table-cell table:style-name="ce38" table:formula="of:= IF 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0]); [.E220]+Buffer; &quot;&quot;)">
            <text:p/>
          </table:table-cell>
          <table:table-cell table:style-name="ce4" table:formula="of:=IF(ISNUMBER([.D220]); IF ([.D220] &lt;= 1;     IF ([.E220] &lt;= 7; 1;     IF ([.E220] &lt;= 10; 1.5;     IF ([.E220] &lt;= 17; 2.5;     IF ([.E220] &lt;= 28; 4;     IF ([.E220] &lt;= 42; 6; 10)))));  IF ([.D220] &lt;= 2;     IF ([.E220] &lt;= 1.5; 1;     IF ([.E220] &lt;= 5; 1.5;     IF ([.E220] &lt;= 8.5; 2.5;     IF ([.E220] &lt;= 14; 4;     IF ([.E220] &lt;= 21; 6; 10)))));  IF ([.D220] &lt;= 4;     IF ([.E220] &lt;= 1.5; 1;     IF ([.E220] &lt;= 2.5; 1.5;     IF ([.E220] &lt;= 4; 2.5;     IF ([.E220] &lt;= 7; 4;     IF ([.E220] &lt;= 10.5; 6; 10)))));  IF ([.D220] &lt;= 6;     IF ([.E220] &lt;= 1.5; 1.5;     IF ([.E220] &lt;= 2.5; 2.5;     IF ([.E220] &lt;= 4.5; 4;     IF ([.E220] &lt;= 7; 6; 10))));  IF ([.D220] &lt;= 10;     IF ([.E220] &lt;= 1.5; 2.5;     IF ([.E220] &lt;= 2.5; 4;     IF ([.E220] &lt;= 4; 6;     IF ([.E220] &lt;= 7; 10;     IF ([.E220] &lt;= 10.5; 16;     IF ([.E220] &lt;= 17.5; 25;     IF ([.E220] &lt;= 24; 35; 50)))))));  IF ([.D220] &lt;= 15;     IF ([.E220] &lt;= 1; 2.5;     IF ([.E220] &lt;= 1.5; 4;     IF ([.E220] &lt;= 2.5; 6;     IF ([.E220] &lt;= 4.5; 10;     IF ([.E220] &lt;= 7; 16;     IF ([.E220] &lt;= 11.5; 25;     IF ([.E220] &lt;= 16; 35; 50)))))));  IF ([.D220] &lt;= 25;     IF ([.E220] &lt;= 1; 4;     IF ([.E220] &lt;= 1.5; 6;     IF ([.E220] &lt;= 2.5; 10;     IF ([.E220] &lt;= 4; 16;     IF ([.E220] &lt;= 7; 25;     IF ([.E220] &lt;= 9.5; 35; 50))))));  IF ([.D220] &lt;= 30;     IF ([.E220] &lt;= 1; 6;     IF ([.E220] &lt;= 2; 10;     IF ([.E220] &lt;= 3.5; 16;     IF ([.E220] &lt;= 5.4; 25;     IF ([.E220] &lt;= 8; 35; 50)))));  IF ([.D220] &lt;= 40;     IF ([.E220] &lt;= 1.5; 10;     IF ([.E220] &lt;= 2.5; 16;     IF ([.E220] &lt;= 4; 25;     IF ([.E220] &lt;= 6; 35; 50))));  &quot;Way too heavy&quot; ))))))))); &quot;&quot;)">
            <text:p/>
          </table:table-cell>
          <table:table-cell table:style-name="ce38" table:formula="of:= IF 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1]); [.E221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2]); [.E222]+Buffer; &quot;&quot;)">
            <text:p/>
          </table:table-cell>
          <table:table-cell table:style-name="ce4" table:formula="of:=IF(ISNUMBER([.D222]); IF ([.D222] &lt;= 1;     IF ([.E222] &lt;= 7; 1;     IF ([.E222] &lt;= 10; 1.5;     IF ([.E222] &lt;= 17; 2.5;     IF ([.E222] &lt;= 28; 4;     IF ([.E222] &lt;= 42; 6; 10)))));  IF ([.D222] &lt;= 2;     IF ([.E222] &lt;= 1.5; 1;     IF ([.E222] &lt;= 5; 1.5;     IF ([.E222] &lt;= 8.5; 2.5;     IF ([.E222] &lt;= 14; 4;     IF ([.E222] &lt;= 21; 6; 10)))));  IF ([.D222] &lt;= 4;     IF ([.E222] &lt;= 1.5; 1;     IF ([.E222] &lt;= 2.5; 1.5;     IF ([.E222] &lt;= 4; 2.5;     IF ([.E222] &lt;= 7; 4;     IF ([.E222] &lt;= 10.5; 6; 10)))));  IF ([.D222] &lt;= 6;     IF ([.E222] &lt;= 1.5; 1.5;     IF ([.E222] &lt;= 2.5; 2.5;     IF ([.E222] &lt;= 4.5; 4;     IF ([.E222] &lt;= 7; 6; 10))));  IF ([.D222] &lt;= 10;     IF ([.E222] &lt;= 1.5; 2.5;     IF ([.E222] &lt;= 2.5; 4;     IF ([.E222] &lt;= 4; 6;     IF ([.E222] &lt;= 7; 10;     IF ([.E222] &lt;= 10.5; 16;     IF ([.E222] &lt;= 17.5; 25;     IF ([.E222] &lt;= 24; 35; 50)))))));  IF ([.D222] &lt;= 15;     IF ([.E222] &lt;= 1; 2.5;     IF ([.E222] &lt;= 1.5; 4;     IF ([.E222] &lt;= 2.5; 6;     IF ([.E222] &lt;= 4.5; 10;     IF ([.E222] &lt;= 7; 16;     IF ([.E222] &lt;= 11.5; 25;     IF ([.E222] &lt;= 16; 35; 50)))))));  IF ([.D222] &lt;= 25;     IF ([.E222] &lt;= 1; 4;     IF ([.E222] &lt;= 1.5; 6;     IF ([.E222] &lt;= 2.5; 10;     IF ([.E222] &lt;= 4; 16;     IF ([.E222] &lt;= 7; 25;     IF ([.E222] &lt;= 9.5; 35; 50))))));  IF ([.D222] &lt;= 30;     IF ([.E222] &lt;= 1; 6;     IF ([.E222] &lt;= 2; 10;     IF ([.E222] &lt;= 3.5; 16;     IF ([.E222] &lt;= 5.4; 25;     IF ([.E222] &lt;= 8; 35; 50)))));  IF ([.D222] &lt;= 40;     IF ([.E222] &lt;= 1.5; 10;     IF ([.E222] &lt;= 2.5; 16;     IF ([.E222] &lt;= 4; 25;     IF ([.E222] &lt;= 6; 35; 50))));  &quot;Way too heavy&quot; ))))))))); &quot;&quot;)">
            <text:p/>
          </table:table-cell>
          <table:table-cell table:style-name="ce38" table:formula="of:= IF 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3]); [.E223]+Buffer; &quot;&quot;)">
            <text:p/>
          </table:table-cell>
          <table:table-cell table:style-name="ce4" table:formula="of:=IF(ISNUMBER([.D223]); IF ([.D223] &lt;= 1;     IF ([.E223] &lt;= 7; 1;     IF ([.E223] &lt;= 10; 1.5;     IF ([.E223] &lt;= 17; 2.5;     IF ([.E223] &lt;= 28; 4;     IF ([.E223] &lt;= 42; 6; 10)))));  IF ([.D223] &lt;= 2;     IF ([.E223] &lt;= 1.5; 1;     IF ([.E223] &lt;= 5; 1.5;     IF ([.E223] &lt;= 8.5; 2.5;     IF ([.E223] &lt;= 14; 4;     IF ([.E223] &lt;= 21; 6; 10)))));  IF ([.D223] &lt;= 4;     IF ([.E223] &lt;= 1.5; 1;     IF ([.E223] &lt;= 2.5; 1.5;     IF ([.E223] &lt;= 4; 2.5;     IF ([.E223] &lt;= 7; 4;     IF ([.E223] &lt;= 10.5; 6; 10)))));  IF ([.D223] &lt;= 6;     IF ([.E223] &lt;= 1.5; 1.5;     IF ([.E223] &lt;= 2.5; 2.5;     IF ([.E223] &lt;= 4.5; 4;     IF ([.E223] &lt;= 7; 6; 10))));  IF ([.D223] &lt;= 10;     IF ([.E223] &lt;= 1.5; 2.5;     IF ([.E223] &lt;= 2.5; 4;     IF ([.E223] &lt;= 4; 6;     IF ([.E223] &lt;= 7; 10;     IF ([.E223] &lt;= 10.5; 16;     IF ([.E223] &lt;= 17.5; 25;     IF ([.E223] &lt;= 24; 35; 50)))))));  IF ([.D223] &lt;= 15;     IF ([.E223] &lt;= 1; 2.5;     IF ([.E223] &lt;= 1.5; 4;     IF ([.E223] &lt;= 2.5; 6;     IF ([.E223] &lt;= 4.5; 10;     IF ([.E223] &lt;= 7; 16;     IF ([.E223] &lt;= 11.5; 25;     IF ([.E223] &lt;= 16; 35; 50)))))));  IF ([.D223] &lt;= 25;     IF ([.E223] &lt;= 1; 4;     IF ([.E223] &lt;= 1.5; 6;     IF ([.E223] &lt;= 2.5; 10;     IF ([.E223] &lt;= 4; 16;     IF ([.E223] &lt;= 7; 25;     IF ([.E223] &lt;= 9.5; 35; 50))))));  IF ([.D223] &lt;= 30;     IF ([.E223] &lt;= 1; 6;     IF ([.E223] &lt;= 2; 10;     IF ([.E223] &lt;= 3.5; 16;     IF ([.E223] &lt;= 5.4; 25;     IF ([.E223] &lt;= 8; 35; 50)))));  IF ([.D223] &lt;= 40;     IF ([.E223] &lt;= 1.5; 10;     IF ([.E223] &lt;= 2.5; 16;     IF ([.E223] &lt;= 4; 25;     IF ([.E223] &lt;= 6; 35; 50))));  &quot;Way too heavy&quot; ))))))))); &quot;&quot;)">
            <text:p/>
          </table:table-cell>
          <table:table-cell table:style-name="ce38" table:formula="of:= IF 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4]); [.E224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5]); [.E225]+Buffer; &quot;&quot;)">
            <text:p/>
          </table:table-cell>
          <table:table-cell table:style-name="ce4" table:formula="of:=IF(ISNUMBER([.D225]); IF ([.D225] &lt;= 1;     IF ([.E225] &lt;= 7; 1;     IF ([.E225] &lt;= 10; 1.5;     IF ([.E225] &lt;= 17; 2.5;     IF ([.E225] &lt;= 28; 4;     IF ([.E225] &lt;= 42; 6; 10)))));  IF ([.D225] &lt;= 2;     IF ([.E225] &lt;= 1.5; 1;     IF ([.E225] &lt;= 5; 1.5;     IF ([.E225] &lt;= 8.5; 2.5;     IF ([.E225] &lt;= 14; 4;     IF ([.E225] &lt;= 21; 6; 10)))));  IF ([.D225] &lt;= 4;     IF ([.E225] &lt;= 1.5; 1;     IF ([.E225] &lt;= 2.5; 1.5;     IF ([.E225] &lt;= 4; 2.5;     IF ([.E225] &lt;= 7; 4;     IF ([.E225] &lt;= 10.5; 6; 10)))));  IF ([.D225] &lt;= 6;     IF ([.E225] &lt;= 1.5; 1.5;     IF ([.E225] &lt;= 2.5; 2.5;     IF ([.E225] &lt;= 4.5; 4;     IF ([.E225] &lt;= 7; 6; 10))));  IF ([.D225] &lt;= 10;     IF ([.E225] &lt;= 1.5; 2.5;     IF ([.E225] &lt;= 2.5; 4;     IF ([.E225] &lt;= 4; 6;     IF ([.E225] &lt;= 7; 10;     IF ([.E225] &lt;= 10.5; 16;     IF ([.E225] &lt;= 17.5; 25;     IF ([.E225] &lt;= 24; 35; 50)))))));  IF ([.D225] &lt;= 15;     IF ([.E225] &lt;= 1; 2.5;     IF ([.E225] &lt;= 1.5; 4;     IF ([.E225] &lt;= 2.5; 6;     IF ([.E225] &lt;= 4.5; 10;     IF ([.E225] &lt;= 7; 16;     IF ([.E225] &lt;= 11.5; 25;     IF ([.E225] &lt;= 16; 35; 50)))))));  IF ([.D225] &lt;= 25;     IF ([.E225] &lt;= 1; 4;     IF ([.E225] &lt;= 1.5; 6;     IF ([.E225] &lt;= 2.5; 10;     IF ([.E225] &lt;= 4; 16;     IF ([.E225] &lt;= 7; 25;     IF ([.E225] &lt;= 9.5; 35; 50))))));  IF ([.D225] &lt;= 30;     IF ([.E225] &lt;= 1; 6;     IF ([.E225] &lt;= 2; 10;     IF ([.E225] &lt;= 3.5; 16;     IF ([.E225] &lt;= 5.4; 25;     IF ([.E225] &lt;= 8; 35; 50)))));  IF ([.D225] &lt;= 40;     IF ([.E225] &lt;= 1.5; 10;     IF ([.E225] &lt;= 2.5; 16;     IF ([.E225] &lt;= 4; 25;     IF ([.E225] &lt;= 6; 35; 50))));  &quot;Way too heavy&quot; ))))))))); &quot;&quot;)">
            <text:p/>
          </table:table-cell>
          <table:table-cell table:style-name="ce38" table:formula="of:= IF 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6]); [.E226]+Buffer; &quot;&quot;)">
            <text:p/>
          </table:table-cell>
          <table:table-cell table:style-name="ce4" table:formula="of:=IF(ISNUMBER([.D226]); IF ([.D226] &lt;= 1;     IF ([.E226] &lt;= 7; 1;     IF ([.E226] &lt;= 10; 1.5;     IF ([.E226] &lt;= 17; 2.5;     IF ([.E226] &lt;= 28; 4;     IF ([.E226] &lt;= 42; 6; 10)))));  IF ([.D226] &lt;= 2;     IF ([.E226] &lt;= 1.5; 1;     IF ([.E226] &lt;= 5; 1.5;     IF ([.E226] &lt;= 8.5; 2.5;     IF ([.E226] &lt;= 14; 4;     IF ([.E226] &lt;= 21; 6; 10)))));  IF ([.D226] &lt;= 4;     IF ([.E226] &lt;= 1.5; 1;     IF ([.E226] &lt;= 2.5; 1.5;     IF ([.E226] &lt;= 4; 2.5;     IF ([.E226] &lt;= 7; 4;     IF ([.E226] &lt;= 10.5; 6; 10)))));  IF ([.D226] &lt;= 6;     IF ([.E226] &lt;= 1.5; 1.5;     IF ([.E226] &lt;= 2.5; 2.5;     IF ([.E226] &lt;= 4.5; 4;     IF ([.E226] &lt;= 7; 6; 10))));  IF ([.D226] &lt;= 10;     IF ([.E226] &lt;= 1.5; 2.5;     IF ([.E226] &lt;= 2.5; 4;     IF ([.E226] &lt;= 4; 6;     IF ([.E226] &lt;= 7; 10;     IF ([.E226] &lt;= 10.5; 16;     IF ([.E226] &lt;= 17.5; 25;     IF ([.E226] &lt;= 24; 35; 50)))))));  IF ([.D226] &lt;= 15;     IF ([.E226] &lt;= 1; 2.5;     IF ([.E226] &lt;= 1.5; 4;     IF ([.E226] &lt;= 2.5; 6;     IF ([.E226] &lt;= 4.5; 10;     IF ([.E226] &lt;= 7; 16;     IF ([.E226] &lt;= 11.5; 25;     IF ([.E226] &lt;= 16; 35; 50)))))));  IF ([.D226] &lt;= 25;     IF ([.E226] &lt;= 1; 4;     IF ([.E226] &lt;= 1.5; 6;     IF ([.E226] &lt;= 2.5; 10;     IF ([.E226] &lt;= 4; 16;     IF ([.E226] &lt;= 7; 25;     IF ([.E226] &lt;= 9.5; 35; 50))))));  IF ([.D226] &lt;= 30;     IF ([.E226] &lt;= 1; 6;     IF ([.E226] &lt;= 2; 10;     IF ([.E226] &lt;= 3.5; 16;     IF ([.E226] &lt;= 5.4; 25;     IF ([.E226] &lt;= 8; 35; 50)))));  IF ([.D226] &lt;= 40;     IF ([.E226] &lt;= 1.5; 10;     IF ([.E226] &lt;= 2.5; 16;     IF ([.E226] &lt;= 4; 25;     IF ([.E226] &lt;= 6; 35; 50))));  &quot;Way too heavy&quot; ))))))))); &quot;&quot;)">
            <text:p/>
          </table:table-cell>
          <table:table-cell table:style-name="ce38" table:formula="of:= IF 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27]); [.E227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28]); [.E228]+Buffer; &quot;&quot;)">
            <text:p/>
          </table:table-cell>
          <table:table-cell table:style-name="ce4" table:formula="of:=IF(ISNUMBER([.D228]); IF ([.D228] &lt;= 1;     IF ([.E228] &lt;= 7; 1;     IF ([.E228] &lt;= 10; 1.5;     IF ([.E228] &lt;= 17; 2.5;     IF ([.E228] &lt;= 28; 4;     IF ([.E228] &lt;= 42; 6; 10)))));  IF ([.D228] &lt;= 2;     IF ([.E228] &lt;= 1.5; 1;     IF ([.E228] &lt;= 5; 1.5;     IF ([.E228] &lt;= 8.5; 2.5;     IF ([.E228] &lt;= 14; 4;     IF ([.E228] &lt;= 21; 6; 10)))));  IF ([.D228] &lt;= 4;     IF ([.E228] &lt;= 1.5; 1;     IF ([.E228] &lt;= 2.5; 1.5;     IF ([.E228] &lt;= 4; 2.5;     IF ([.E228] &lt;= 7; 4;     IF ([.E228] &lt;= 10.5; 6; 10)))));  IF ([.D228] &lt;= 6;     IF ([.E228] &lt;= 1.5; 1.5;     IF ([.E228] &lt;= 2.5; 2.5;     IF ([.E228] &lt;= 4.5; 4;     IF ([.E228] &lt;= 7; 6; 10))));  IF ([.D228] &lt;= 10;     IF ([.E228] &lt;= 1.5; 2.5;     IF ([.E228] &lt;= 2.5; 4;     IF ([.E228] &lt;= 4; 6;     IF ([.E228] &lt;= 7; 10;     IF ([.E228] &lt;= 10.5; 16;     IF ([.E228] &lt;= 17.5; 25;     IF ([.E228] &lt;= 24; 35; 50)))))));  IF ([.D228] &lt;= 15;     IF ([.E228] &lt;= 1; 2.5;     IF ([.E228] &lt;= 1.5; 4;     IF ([.E228] &lt;= 2.5; 6;     IF ([.E228] &lt;= 4.5; 10;     IF ([.E228] &lt;= 7; 16;     IF ([.E228] &lt;= 11.5; 25;     IF ([.E228] &lt;= 16; 35; 50)))))));  IF ([.D228] &lt;= 25;     IF ([.E228] &lt;= 1; 4;     IF ([.E228] &lt;= 1.5; 6;     IF ([.E228] &lt;= 2.5; 10;     IF ([.E228] &lt;= 4; 16;     IF ([.E228] &lt;= 7; 25;     IF ([.E228] &lt;= 9.5; 35; 50))))));  IF ([.D228] &lt;= 30;     IF ([.E228] &lt;= 1; 6;     IF ([.E228] &lt;= 2; 10;     IF ([.E228] &lt;= 3.5; 16;     IF ([.E228] &lt;= 5.4; 25;     IF ([.E228] &lt;= 8; 35; 50)))));  IF ([.D228] &lt;= 40;     IF ([.E228] &lt;= 1.5; 10;     IF ([.E228] &lt;= 2.5; 16;     IF ([.E228] &lt;= 4; 25;     IF ([.E228] &lt;= 6; 35; 50))));  &quot;Way too heavy&quot; ))))))))); &quot;&quot;)">
            <text:p/>
          </table:table-cell>
          <table:table-cell table:style-name="ce38" table:formula="of:= IF 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29]); [.E229]+Buffer; &quot;&quot;)">
            <text:p/>
          </table:table-cell>
          <table:table-cell table:style-name="ce4" table:formula="of:=IF(ISNUMBER([.D229]); IF ([.D229] &lt;= 1;     IF ([.E229] &lt;= 7; 1;     IF ([.E229] &lt;= 10; 1.5;     IF ([.E229] &lt;= 17; 2.5;     IF ([.E229] &lt;= 28; 4;     IF ([.E229] &lt;= 42; 6; 10)))));  IF ([.D229] &lt;= 2;     IF ([.E229] &lt;= 1.5; 1;     IF ([.E229] &lt;= 5; 1.5;     IF ([.E229] &lt;= 8.5; 2.5;     IF ([.E229] &lt;= 14; 4;     IF ([.E229] &lt;= 21; 6; 10)))));  IF ([.D229] &lt;= 4;     IF ([.E229] &lt;= 1.5; 1;     IF ([.E229] &lt;= 2.5; 1.5;     IF ([.E229] &lt;= 4; 2.5;     IF ([.E229] &lt;= 7; 4;     IF ([.E229] &lt;= 10.5; 6; 10)))));  IF ([.D229] &lt;= 6;     IF ([.E229] &lt;= 1.5; 1.5;     IF ([.E229] &lt;= 2.5; 2.5;     IF ([.E229] &lt;= 4.5; 4;     IF ([.E229] &lt;= 7; 6; 10))));  IF ([.D229] &lt;= 10;     IF ([.E229] &lt;= 1.5; 2.5;     IF ([.E229] &lt;= 2.5; 4;     IF ([.E229] &lt;= 4; 6;     IF ([.E229] &lt;= 7; 10;     IF ([.E229] &lt;= 10.5; 16;     IF ([.E229] &lt;= 17.5; 25;     IF ([.E229] &lt;= 24; 35; 50)))))));  IF ([.D229] &lt;= 15;     IF ([.E229] &lt;= 1; 2.5;     IF ([.E229] &lt;= 1.5; 4;     IF ([.E229] &lt;= 2.5; 6;     IF ([.E229] &lt;= 4.5; 10;     IF ([.E229] &lt;= 7; 16;     IF ([.E229] &lt;= 11.5; 25;     IF ([.E229] &lt;= 16; 35; 50)))))));  IF ([.D229] &lt;= 25;     IF ([.E229] &lt;= 1; 4;     IF ([.E229] &lt;= 1.5; 6;     IF ([.E229] &lt;= 2.5; 10;     IF ([.E229] &lt;= 4; 16;     IF ([.E229] &lt;= 7; 25;     IF ([.E229] &lt;= 9.5; 35; 50))))));  IF ([.D229] &lt;= 30;     IF ([.E229] &lt;= 1; 6;     IF ([.E229] &lt;= 2; 10;     IF ([.E229] &lt;= 3.5; 16;     IF ([.E229] &lt;= 5.4; 25;     IF ([.E229] &lt;= 8; 35; 50)))));  IF ([.D229] &lt;= 40;     IF ([.E229] &lt;= 1.5; 10;     IF ([.E229] &lt;= 2.5; 16;     IF ([.E229] &lt;= 4; 25;     IF ([.E229] &lt;= 6; 35; 50))));  &quot;Way too heavy&quot; ))))))))); &quot;&quot;)">
            <text:p/>
          </table:table-cell>
          <table:table-cell table:style-name="ce38" table:formula="of:= IF 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30]); [.E23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2"/>
          <table:table-cell table:style-name="ce4" table:formula="of:=IF(ISNUMBER([.E231]); [.E231]+Buffer; &quot;&quot;)">
            <text:p/>
          </table:table-cell>
          <table:table-cell table:style-name="ce4" table:formula="of:=IF(ISNUMBER([.D231]); IF ([.D231] &lt;= 1;     IF ([.E231] &lt;= 7; 1;     IF ([.E231] &lt;= 10; 1.5;     IF ([.E231] &lt;= 17; 2.5;     IF ([.E231] &lt;= 28; 4;     IF ([.E231] &lt;= 42; 6; 10)))));  IF ([.D231] &lt;= 2;     IF ([.E231] &lt;= 1.5; 1;     IF ([.E231] &lt;= 5; 1.5;     IF ([.E231] &lt;= 8.5; 2.5;     IF ([.E231] &lt;= 14; 4;     IF ([.E231] &lt;= 21; 6; 10)))));  IF ([.D231] &lt;= 4;     IF ([.E231] &lt;= 1.5; 1;     IF ([.E231] &lt;= 2.5; 1.5;     IF ([.E231] &lt;= 4; 2.5;     IF ([.E231] &lt;= 7; 4;     IF ([.E231] &lt;= 10.5; 6; 10)))));  IF ([.D231] &lt;= 6;     IF ([.E231] &lt;= 1.5; 1.5;     IF ([.E231] &lt;= 2.5; 2.5;     IF ([.E231] &lt;= 4.5; 4;     IF ([.E231] &lt;= 7; 6; 10))));  IF ([.D231] &lt;= 10;     IF ([.E231] &lt;= 1.5; 2.5;     IF ([.E231] &lt;= 2.5; 4;     IF ([.E231] &lt;= 4; 6;     IF ([.E231] &lt;= 7; 10;     IF ([.E231] &lt;= 10.5; 16;     IF ([.E231] &lt;= 17.5; 25;     IF ([.E231] &lt;= 24; 35; 50)))))));  IF ([.D231] &lt;= 15;     IF ([.E231] &lt;= 1; 2.5;     IF ([.E231] &lt;= 1.5; 4;     IF ([.E231] &lt;= 2.5; 6;     IF ([.E231] &lt;= 4.5; 10;     IF ([.E231] &lt;= 7; 16;     IF ([.E231] &lt;= 11.5; 25;     IF ([.E231] &lt;= 16; 35; 50)))))));  IF ([.D231] &lt;= 25;     IF ([.E231] &lt;= 1; 4;     IF ([.E231] &lt;= 1.5; 6;     IF ([.E231] &lt;= 2.5; 10;     IF ([.E231] &lt;= 4; 16;     IF ([.E231] &lt;= 7; 25;     IF ([.E231] &lt;= 9.5; 35; 50))))));  IF ([.D231] &lt;= 30;     IF ([.E231] &lt;= 1; 6;     IF ([.E231] &lt;= 2; 10;     IF ([.E231] &lt;= 3.5; 16;     IF ([.E231] &lt;= 5.4; 25;     IF ([.E231] &lt;= 8; 35; 50)))));  IF ([.D231] &lt;= 40;     IF ([.E231] &lt;= 1.5; 10;     IF ([.E231] &lt;= 2.5; 16;     IF ([.E231] &lt;= 4; 25;     IF ([.E231] &lt;= 6; 35; 50))));  &quot;Way too heavy&quot; ))))))))); &quot;&quot;)">
            <text:p/>
          </table:table-cell>
          <table:table-cell table:style-name="ce38" table:formula="of:= IF 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2]); [.E232]+Buffer; &quot;&quot;)">
            <text:p/>
          </table:table-cell>
          <table:table-cell table:style-name="ce4"/>
          <table:table-cell table:style-name="ce38" table:formula="of:= IF (ISNUMBER([.D232]); [.D232] * (CopperResistivity * [.E232] / ([.G2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15" calcext:value-type="float" table:number-columns-spanned="1" table:number-rows-spanned="3">
            <text:p>15.00</text:p>
          </table:table-cell>
          <table:table-cell table:style-name="ce22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3]); [.E233]+Buffer; &quot;&quot;)" office:value-type="float" office:value="3.7" calcext:value-type="float" table:number-columns-spanned="1" table:number-rows-spanned="3">
            <text:p>3.7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33]); [.D233] * (CopperResistivity * [.E233] / ([.G233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4]); [.E234]+Buffer; &quot;&quot;)">
            <text:p/>
          </table:covered-table-cell>
          <table:table-cell table:style-name="ce4"/>
          <table:table-cell table:style-name="ce38" table:formula="of:= IF 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5]); [.E235]+Buffer; &quot;&quot;)">
            <text:p/>
          </table:covered-table-cell>
          <table:table-cell table:style-name="ce4"/>
          <table:table-cell table:style-name="ce38" table:formula="of:= IF (ISNUMBER([.D235]); [.D235] * (CopperResistivity * [.E235] / ([.G2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6]); [.E236]+Buffer; &quot;&quot;)">
            <text:p/>
          </table:table-cell>
          <table:table-cell table:style-name="ce4"/>
          <table:table-cell table:style-name="ce38" table:formula="of:= IF 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37]); [.E23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38]); [.E238]+Buffer; &quot;&quot;)">
            <text:p/>
          </table:covered-table-cell>
          <table:table-cell table:style-name="ce4"/>
          <table:table-cell table:style-name="ce38" table:formula="of:= IF 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39]); [.E239]+Buffer; &quot;&quot;)">
            <text:p/>
          </table:table-cell>
          <table:table-cell table:style-name="ce4" table:formula="of:=IF(ISNUMBER([.D239]); IF ([.D239] &lt;= 1;     IF ([.E239] &lt;= 7; 1;     IF ([.E239] &lt;= 10; 1.5;     IF ([.E239] &lt;= 17; 2.5;     IF ([.E239] &lt;= 28; 4;     IF ([.E239] &lt;= 42; 6; 10)))));  IF ([.D239] &lt;= 2;     IF ([.E239] &lt;= 1.5; 1;     IF ([.E239] &lt;= 5; 1.5;     IF ([.E239] &lt;= 8.5; 2.5;     IF ([.E239] &lt;= 14; 4;     IF ([.E239] &lt;= 21; 6; 10)))));  IF ([.D239] &lt;= 4;     IF ([.E239] &lt;= 1.5; 1;     IF ([.E239] &lt;= 2.5; 1.5;     IF ([.E239] &lt;= 4; 2.5;     IF ([.E239] &lt;= 7; 4;     IF ([.E239] &lt;= 10.5; 6; 10)))));  IF ([.D239] &lt;= 6;     IF ([.E239] &lt;= 1.5; 1.5;     IF ([.E239] &lt;= 2.5; 2.5;     IF ([.E239] &lt;= 4.5; 4;     IF ([.E239] &lt;= 7; 6; 10))));  IF ([.D239] &lt;= 10;     IF ([.E239] &lt;= 1.5; 2.5;     IF ([.E239] &lt;= 2.5; 4;     IF ([.E239] &lt;= 4; 6;     IF ([.E239] &lt;= 7; 10;     IF ([.E239] &lt;= 10.5; 16;     IF ([.E239] &lt;= 17.5; 25;     IF ([.E239] &lt;= 24; 35; 50)))))));  IF ([.D239] &lt;= 15;     IF ([.E239] &lt;= 1; 2.5;     IF ([.E239] &lt;= 1.5; 4;     IF ([.E239] &lt;= 2.5; 6;     IF ([.E239] &lt;= 4.5; 10;     IF ([.E239] &lt;= 7; 16;     IF ([.E239] &lt;= 11.5; 25;     IF ([.E239] &lt;= 16; 35; 50)))))));  IF ([.D239] &lt;= 25;     IF ([.E239] &lt;= 1; 4;     IF ([.E239] &lt;= 1.5; 6;     IF ([.E239] &lt;= 2.5; 10;     IF ([.E239] &lt;= 4; 16;     IF ([.E239] &lt;= 7; 25;     IF ([.E239] &lt;= 9.5; 35; 50))))));  IF ([.D239] &lt;= 30;     IF ([.E239] &lt;= 1; 6;     IF ([.E239] &lt;= 2; 10;     IF ([.E239] &lt;= 3.5; 16;     IF ([.E239] &lt;= 5.4; 25;     IF ([.E239] &lt;= 8; 35; 50)))));  IF ([.D239] &lt;= 40;     IF ([.E239] &lt;= 1.5; 10;     IF ([.E239] &lt;= 2.5; 16;     IF ([.E239] &lt;= 4; 25;     IF ([.E239] &lt;= 6; 35; 50))));  &quot;Way too heavy&quot; ))))))))); &quot;&quot;)">
            <text:p/>
          </table:table-cell>
          <table:table-cell table:style-name="ce38" table:formula="of:= IF (ISNUMBER([.D239]); [.D239] * (CopperResistivity * [.E239] / ([.G2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0]); [.E24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240]); [.D240] * (CopperResistivity * [.E240] / ([.G24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1]); [.E241]+Buffer; &quot;&quot;)">
            <text:p/>
          </table:covered-table-cell>
          <table:table-cell table:style-name="ce4"/>
          <table:table-cell table:style-name="ce38" table:formula="of:= IF 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2]); [.E242]+Buffer; &quot;&quot;)">
            <text:p/>
          </table:table-cell>
          <table:table-cell table:style-name="ce4"/>
          <table:table-cell table:style-name="ce38" table:formula="of:= IF (ISNUMBER([.D242]); [.D242] * (CopperResistivity * [.E242] / ([.G2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3]); [.E243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43]); [.D243] * (CopperResistivity * [.E243] / ([.G243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4]); [.E244]+Buffer; &quot;&quot;)">
            <text:p/>
          </table:covered-table-cell>
          <table:table-cell table:style-name="ce4"/>
          <table:table-cell table:style-name="ce38" table:formula="of:= IF 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5]); [.E245]+Buffer; &quot;&quot;)">
            <text:p/>
          </table:table-cell>
          <table:table-cell table:style-name="ce4"/>
          <table:table-cell table:style-name="ce38" table:formula="of:= IF (ISNUMBER([.D245]); [.D245] * (CopperResistivity * [.E245] / ([.G2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4" table:number-columns-spanned="1" table:number-rows-spanned="2"/>
          <table:table-cell table:style-name="ce4" table:formula="of:=IF(ISNUMBER([.E246]); [.E246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47]); [.E247]+Buffer; &quot;&quot;)">
            <text:p/>
          </table:covered-table-cell>
          <table:table-cell table:style-name="ce4" table:formula="of:=IF(ISNUMBER([.D247]); IF ([.D247] &lt;= 1;     IF ([.E247] &lt;= 7; 1;     IF ([.E247] &lt;= 10; 1.5;     IF ([.E247] &lt;= 17; 2.5;     IF ([.E247] &lt;= 28; 4;     IF ([.E247] &lt;= 42; 6; 10)))));  IF ([.D247] &lt;= 2;     IF ([.E247] &lt;= 1.5; 1;     IF ([.E247] &lt;= 5; 1.5;     IF ([.E247] &lt;= 8.5; 2.5;     IF ([.E247] &lt;= 14; 4;     IF ([.E247] &lt;= 21; 6; 10)))));  IF ([.D247] &lt;= 4;     IF ([.E247] &lt;= 1.5; 1;     IF ([.E247] &lt;= 2.5; 1.5;     IF ([.E247] &lt;= 4; 2.5;     IF ([.E247] &lt;= 7; 4;     IF ([.E247] &lt;= 10.5; 6; 10)))));  IF ([.D247] &lt;= 6;     IF ([.E247] &lt;= 1.5; 1.5;     IF ([.E247] &lt;= 2.5; 2.5;     IF ([.E247] &lt;= 4.5; 4;     IF ([.E247] &lt;= 7; 6; 10))));  IF ([.D247] &lt;= 10;     IF ([.E247] &lt;= 1.5; 2.5;     IF ([.E247] &lt;= 2.5; 4;     IF ([.E247] &lt;= 4; 6;     IF ([.E247] &lt;= 7; 10;     IF ([.E247] &lt;= 10.5; 16;     IF ([.E247] &lt;= 17.5; 25;     IF ([.E247] &lt;= 24; 35; 50)))))));  IF ([.D247] &lt;= 15;     IF ([.E247] &lt;= 1; 2.5;     IF ([.E247] &lt;= 1.5; 4;     IF ([.E247] &lt;= 2.5; 6;     IF ([.E247] &lt;= 4.5; 10;     IF ([.E247] &lt;= 7; 16;     IF ([.E247] &lt;= 11.5; 25;     IF ([.E247] &lt;= 16; 35; 50)))))));  IF ([.D247] &lt;= 25;     IF ([.E247] &lt;= 1; 4;     IF ([.E247] &lt;= 1.5; 6;     IF ([.E247] &lt;= 2.5; 10;     IF ([.E247] &lt;= 4; 16;     IF ([.E247] &lt;= 7; 25;     IF ([.E247] &lt;= 9.5; 35; 50))))));  IF ([.D247] &lt;= 30;     IF ([.E247] &lt;= 1; 6;     IF ([.E247] &lt;= 2; 10;     IF ([.E247] &lt;= 3.5; 16;     IF ([.E247] &lt;= 5.4; 25;     IF ([.E247] &lt;= 8; 35; 50)))));  IF ([.D247] &lt;= 40;     IF ([.E247] &lt;= 1.5; 10;     IF ([.E247] &lt;= 2.5; 16;     IF ([.E247] &lt;= 4; 25;     IF ([.E247] &lt;= 6; 35; 50))));  &quot;Way too heavy&quot; ))))))))); &quot;&quot;)">
            <text:p/>
          </table:table-cell>
          <table:table-cell table:style-name="ce38" table:formula="of:= IF 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48]); [.E248]+Buffer; &quot;&quot;)">
            <text:p/>
          </table:table-cell>
          <table:table-cell table:style-name="ce4"/>
          <table:table-cell table:style-name="ce38" table:formula="of:= IF (ISNUMBER([.D248]); [.D248] * (CopperResistivity * [.E248] / ([.G2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49]); [.E249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49]); [.D249] * (CopperResistivity * [.E249] / ([.G249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0]); [.E250]+Buffer; &quot;&quot;)">
            <text:p/>
          </table:covered-table-cell>
          <table:table-cell table:style-name="ce4"/>
          <table:table-cell table:style-name="ce38" table:formula="of:= IF 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1]); [.E251]+Buffer; &quot;&quot;)">
            <text:p/>
          </table:table-cell>
          <table:table-cell table:style-name="ce4"/>
          <table:table-cell table:style-name="ce38" table:formula="of:= IF (ISNUMBER([.D251]); [.D251] * (CopperResistivity * [.E251] / ([.G2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</text:p>
          </table:table-cell>
          <table:table-cell table:style-name="ce22" office:value-type="float" office:value="35" calcext:value-type="float" table:number-columns-spanned="1" table:number-rows-spanned="4">
            <text:p>35.00</text:p>
          </table:table-cell>
          <table:table-cell table:style-name="ce22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2]); [.E252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252]); [.D252] * (CopperResistivity * [.E252] / ([.G252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3]); [.E253]+Buffer; &quot;&quot;)">
            <text:p/>
          </table:covered-table-cell>
          <table:table-cell table:style-name="ce4"/>
          <table:table-cell table:style-name="ce38" table:formula="of:= IF 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4]); [.E254]+Buffer; &quot;&quot;)">
            <text:p/>
          </table:covered-table-cell>
          <table:table-cell table:style-name="ce4"/>
          <table:table-cell table:style-name="ce38" table:formula="of:= IF (ISNUMBER([.D254]); [.D254] * (CopperResistivity * [.E254] / ([.G2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5]); [.E255]+Buffer; &quot;&quot;)">
            <text:p/>
          </table:covered-table-cell>
          <table:table-cell table:style-name="ce4"/>
          <table:table-cell table:style-name="ce38" table:formula="of:= IF 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56]); [.E256]+Buffer; &quot;&quot;)">
            <text:p/>
          </table:table-cell>
          <table:table-cell table:style-name="ce4"/>
          <table:table-cell table:style-name="ce38" table:formula="of:= IF (ISNUMBER([.D256]); [.D256] * (CopperResistivity * [.E256] / ([.G2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</text:p>
          </table:table-cell>
          <table:table-cell table:style-name="ce22" office:value-type="float" office:value="35" calcext:value-type="float" table:number-columns-spanned="1" table:number-rows-spanned="4">
            <text:p>35.00</text:p>
          </table:table-cell>
          <table:table-cell table:style-name="ce22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7]); [.E257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8" table:formula="of:= IF (ISNUMBER([.D257]); [.D257] * (CopperResistivity * [.E257] / ([.G257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8]); [.E258]+Buffer; &quot;&quot;)">
            <text:p/>
          </table:covered-table-cell>
          <table:table-cell table:style-name="ce4"/>
          <table:table-cell table:style-name="ce38" table:formula="of:= IF 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59]); [.E259]+Buffer; &quot;&quot;)">
            <text:p/>
          </table:covered-table-cell>
          <table:table-cell table:style-name="ce4"/>
          <table:table-cell table:style-name="ce38" table:formula="of:= IF (ISNUMBER([.D259]); [.D259] * (CopperResistivity * [.E259] / ([.G2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0]); [.E260]+Buffer; &quot;&quot;)">
            <text:p/>
          </table:covered-table-cell>
          <table:table-cell table:style-name="ce4"/>
          <table:table-cell table:style-name="ce38" table:formula="of:= IF 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1]); [.E261]+Buffer; &quot;&quot;)">
            <text:p/>
          </table:table-cell>
          <table:table-cell table:style-name="ce4"/>
          <table:table-cell table:style-name="ce38" table:formula="of:= IF (ISNUMBER([.D261]); [.D261] * (CopperResistivity * [.E261] / ([.G2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2]); [.E262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262]); IF ([.D262] &lt;= 1;     IF ([.E262] &lt;= 7; 1;     IF ([.E262] &lt;= 10; 1.5;     IF ([.E262] &lt;= 17; 2.5;     IF ([.E262] &lt;= 28; 4;     IF ([.E262] &lt;= 42; 6; 10)))));  IF ([.D262] &lt;= 2;     IF ([.E262] &lt;= 1.5; 1;     IF ([.E262] &lt;= 5; 1.5;     IF ([.E262] &lt;= 8.5; 2.5;     IF ([.E262] &lt;= 14; 4;     IF ([.E262] &lt;= 21; 6; 10)))));  IF ([.D262] &lt;= 4;     IF ([.E262] &lt;= 1.5; 1;     IF ([.E262] &lt;= 2.5; 1.5;     IF ([.E262] &lt;= 4; 2.5;     IF ([.E262] &lt;= 7; 4;     IF ([.E262] &lt;= 10.5; 6; 10)))));  IF ([.D262] &lt;= 6;     IF ([.E262] &lt;= 1.5; 1.5;     IF ([.E262] &lt;= 2.5; 2.5;     IF ([.E262] &lt;= 4.5; 4;     IF ([.E262] &lt;= 7; 6; 10))));  IF ([.D262] &lt;= 10;     IF ([.E262] &lt;= 1.5; 2.5;     IF ([.E262] &lt;= 2.5; 4;     IF ([.E262] &lt;= 4; 6;     IF ([.E262] &lt;= 7; 10;     IF ([.E262] &lt;= 10.5; 16;     IF ([.E262] &lt;= 17.5; 25;     IF ([.E262] &lt;= 24; 35; 50)))))));  IF ([.D262] &lt;= 15;     IF ([.E262] &lt;= 1; 2.5;     IF ([.E262] &lt;= 1.5; 4;     IF ([.E262] &lt;= 2.5; 6;     IF ([.E262] &lt;= 4.5; 10;     IF ([.E262] &lt;= 7; 16;     IF ([.E262] &lt;= 11.5; 25;     IF ([.E262] &lt;= 16; 35; 50)))))));  IF ([.D262] &lt;= 25;     IF ([.E262] &lt;= 1; 4;     IF ([.E262] &lt;= 1.5; 6;     IF ([.E262] &lt;= 2.5; 10;     IF ([.E262] &lt;= 4; 16;     IF ([.E262] &lt;= 7; 25;     IF ([.E262] &lt;= 9.5; 35; 50))))));  IF ([.D262] &lt;= 30;     IF ([.E262] &lt;= 1; 6;     IF ([.E262] &lt;= 2; 10;     IF ([.E262] &lt;= 3.5; 16;     IF ([.E262] &lt;= 5.4; 25;     IF ([.E262] &lt;= 8; 35; 50)))));  IF ([.D262] &lt;= 40;     IF ([.E262] &lt;= 1.5; 10;     IF ([.E262] &lt;= 2.5; 16;     IF ([.E262] &lt;= 4; 25;     IF ([.E262] &lt;= 6; 35; 50))));  &quot;Way too heavy&quot; ))))))))); &quot;&quot;)" office:value-type="float" office:value="2.5" calcext:value-type="float">
            <text:p>2.5</text:p>
          </table:table-cell>
          <table:table-cell table:style-name="ce38" table:formula="of:= IF (ISNUMBER([.D262]); [.D262] * (CopperResistivity * [.E262] / ([.G262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3]); [.E263]+Buffer; &quot;&quot;)">
            <text:p/>
          </table:covered-table-cell>
          <table:table-cell table:style-name="ce4"/>
          <table:table-cell table:style-name="ce38" table:formula="of:= IF 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4]); [.E264]+Buffer; &quot;&quot;)">
            <text:p/>
          </table:table-cell>
          <table:table-cell table:style-name="ce4"/>
          <table:table-cell table:style-name="ce38" table:formula="of:= IF (ISNUMBER([.D264]); [.D264] * (CopperResistivity * [.E264] / ([.G2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5]); [.E26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65]); [.D265] * (CopperResistivity * [.E265] / ([.G265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6]); [.E266]+Buffer; &quot;&quot;)">
            <text:p/>
          </table:covered-table-cell>
          <table:table-cell table:style-name="ce4"/>
          <table:table-cell table:style-name="ce38" table:formula="of:= IF 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67]); [.E267]+Buffer; &quot;&quot;)">
            <text:p/>
          </table:table-cell>
          <table:table-cell table:style-name="ce4"/>
          <table:table-cell table:style-name="ce38" table:formula="of:= IF (ISNUMBER([.D267]); [.D267] * (CopperResistivity * [.E267] / ([.G2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268]); [.E268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68]); [.D268] * (CopperResistivity * [.E268] / ([.G268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69]); [.E269]+Buffer; &quot;&quot;)">
            <text:p/>
          </table:covered-table-cell>
          <table:table-cell table:style-name="ce4"/>
          <table:table-cell table:style-name="ce38" table:formula="of:= IF (ISNUMBER([.D269]); [.D269] * (CopperResistivity * [.E269] / ([.G2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0]); [.E270]+Buffer; &quot;&quot;)">
            <text:p/>
          </table:covered-table-cell>
          <table:table-cell table:style-name="ce4"/>
          <table:table-cell table:style-name="ce38" table:formula="of:= IF (ISNUMBER([.D270]); [.D270] * (CopperResistivity * [.E270] / ([.G2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1]); [.E271]+Buffer; &quot;&quot;)">
            <text:p/>
          </table:table-cell>
          <table:table-cell table:style-name="ce4"/>
          <table:table-cell table:style-name="ce38" table:formula="of:= IF (ISNUMBER([.D271]); [.D271] * (CopperResistivity * [.E271] / ([.G2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5" calcext:value-type="float" table:number-columns-spanned="1" table:number-rows-spanned="3">
            <text:p>15.00</text:p>
          </table:table-cell>
          <table:table-cell table:style-name="ce22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style-name="ce4" table:formula="of:=IF(ISNUMBER([.E272]); [.E272]+Buffer; &quot;&quot;)" office:value-type="float" office:value="1.95" calcext:value-type="float" table:number-columns-spanned="1" table:number-rows-spanned="3">
            <text:p>1.9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72]); [.D272] * (CopperResistivity * [.E272] / ([.G272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3]); [.E273]+Buffer; &quot;&quot;)">
            <text:p/>
          </table:covered-table-cell>
          <table:table-cell table:style-name="ce4"/>
          <table:table-cell table:style-name="ce38" table:formula="of:= IF (ISNUMBER([.D273]); [.D273] * (CopperResistivity * [.E273] / ([.G2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4]); [.E274]+Buffer; &quot;&quot;)">
            <text:p/>
          </table:covered-table-cell>
          <table:table-cell table:style-name="ce4"/>
          <table:table-cell table:style-name="ce38" table:formula="of:= IF (ISNUMBER([.D274]); [.D274] * (CopperResistivity * [.E274] / ([.G2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5]); [.E275]+Buffer; &quot;&quot;)">
            <text:p/>
          </table:table-cell>
          <table:table-cell table:style-name="ce4"/>
          <table:table-cell table:style-name="ce38" table:formula="of:= IF (ISNUMBER([.D275]); [.D275] * (CopperResistivity * [.E275] / ([.G2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6]); [.E276]+Buffer; &quot;&quot;)" office:value-type="float" office:value="3.9" calcext:value-type="float" table:number-columns-spanned="1" table:number-rows-spanned="2">
            <text:p>3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76]); [.D276] * (CopperResistivity * [.E276] / ([.G276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77]); [.E277]+Buffer; &quot;&quot;)">
            <text:p/>
          </table:covered-table-cell>
          <table:table-cell table:style-name="ce4"/>
          <table:table-cell table:style-name="ce38" table:formula="of:= IF 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78]); [.E278]+Buffer; &quot;&quot;)">
            <text:p/>
          </table:table-cell>
          <table:table-cell table:style-name="ce4" table:formula="of:=IF(ISNUMBER([.D278]); IF ([.D278] &lt;= 1;     IF ([.E278] &lt;= 7; 1;     IF ([.E278] &lt;= 10; 1.5;     IF ([.E278] &lt;= 17; 2.5;     IF ([.E278] &lt;= 28; 4;     IF ([.E278] &lt;= 42; 6; 10)))));  IF ([.D278] &lt;= 2;     IF ([.E278] &lt;= 1.5; 1;     IF ([.E278] &lt;= 5; 1.5;     IF ([.E278] &lt;= 8.5; 2.5;     IF ([.E278] &lt;= 14; 4;     IF ([.E278] &lt;= 21; 6; 10)))));  IF ([.D278] &lt;= 4;     IF ([.E278] &lt;= 1.5; 1;     IF ([.E278] &lt;= 2.5; 1.5;     IF ([.E278] &lt;= 4; 2.5;     IF ([.E278] &lt;= 7; 4;     IF ([.E278] &lt;= 10.5; 6; 10)))));  IF ([.D278] &lt;= 6;     IF ([.E278] &lt;= 1.5; 1.5;     IF ([.E278] &lt;= 2.5; 2.5;     IF ([.E278] &lt;= 4.5; 4;     IF ([.E278] &lt;= 7; 6; 10))));  IF ([.D278] &lt;= 10;     IF ([.E278] &lt;= 1.5; 2.5;     IF ([.E278] &lt;= 2.5; 4;     IF ([.E278] &lt;= 4; 6;     IF ([.E278] &lt;= 7; 10;     IF ([.E278] &lt;= 10.5; 16;     IF ([.E278] &lt;= 17.5; 25;     IF ([.E278] &lt;= 24; 35; 50)))))));  IF ([.D278] &lt;= 15;     IF ([.E278] &lt;= 1; 2.5;     IF ([.E278] &lt;= 1.5; 4;     IF ([.E278] &lt;= 2.5; 6;     IF ([.E278] &lt;= 4.5; 10;     IF ([.E278] &lt;= 7; 16;     IF ([.E278] &lt;= 11.5; 25;     IF ([.E278] &lt;= 16; 35; 50)))))));  IF ([.D278] &lt;= 25;     IF ([.E278] &lt;= 1; 4;     IF ([.E278] &lt;= 1.5; 6;     IF ([.E278] &lt;= 2.5; 10;     IF ([.E278] &lt;= 4; 16;     IF ([.E278] &lt;= 7; 25;     IF ([.E278] &lt;= 9.5; 35; 50))))));  IF ([.D278] &lt;= 30;     IF ([.E278] &lt;= 1; 6;     IF ([.E278] &lt;= 2; 10;     IF ([.E278] &lt;= 3.5; 16;     IF ([.E278] &lt;= 5.4; 25;     IF ([.E278] &lt;= 8; 35; 50)))));  IF ([.D278] &lt;= 40;     IF ([.E278] &lt;= 1.5; 10;     IF ([.E278] &lt;= 2.5; 16;     IF ([.E278] &lt;= 4; 25;     IF ([.E278] &lt;= 6; 35; 50))));  &quot;Way too heavy&quot; ))))))))); &quot;&quot;)">
            <text:p/>
          </table:table-cell>
          <table:table-cell table:style-name="ce38" table:formula="of:= IF (ISNUMBER([.D278]); [.D278] * (CopperResistivity * [.E278] / ([.G2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79]); [.E279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0]); [.E280]+Buffer; &quot;&quot;)">
            <text:p/>
          </table:covered-table-cell>
          <table:table-cell table:style-name="ce4" table:formula="of:=IF(ISNUMBER([.D280]); IF ([.D280] &lt;= 1;     IF ([.E280] &lt;= 7; 1;     IF ([.E280] &lt;= 10; 1.5;     IF ([.E280] &lt;= 17; 2.5;     IF ([.E280] &lt;= 28; 4;     IF ([.E280] &lt;= 42; 6; 10)))));  IF ([.D280] &lt;= 2;     IF ([.E280] &lt;= 1.5; 1;     IF ([.E280] &lt;= 5; 1.5;     IF ([.E280] &lt;= 8.5; 2.5;     IF ([.E280] &lt;= 14; 4;     IF ([.E280] &lt;= 21; 6; 10)))));  IF ([.D280] &lt;= 4;     IF ([.E280] &lt;= 1.5; 1;     IF ([.E280] &lt;= 2.5; 1.5;     IF ([.E280] &lt;= 4; 2.5;     IF ([.E280] &lt;= 7; 4;     IF ([.E280] &lt;= 10.5; 6; 10)))));  IF ([.D280] &lt;= 6;     IF ([.E280] &lt;= 1.5; 1.5;     IF ([.E280] &lt;= 2.5; 2.5;     IF ([.E280] &lt;= 4.5; 4;     IF ([.E280] &lt;= 7; 6; 10))));  IF ([.D280] &lt;= 10;     IF ([.E280] &lt;= 1.5; 2.5;     IF ([.E280] &lt;= 2.5; 4;     IF ([.E280] &lt;= 4; 6;     IF ([.E280] &lt;= 7; 10;     IF ([.E280] &lt;= 10.5; 16;     IF ([.E280] &lt;= 17.5; 25;     IF ([.E280] &lt;= 24; 35; 50)))))));  IF ([.D280] &lt;= 15;     IF ([.E280] &lt;= 1; 2.5;     IF ([.E280] &lt;= 1.5; 4;     IF ([.E280] &lt;= 2.5; 6;     IF ([.E280] &lt;= 4.5; 10;     IF ([.E280] &lt;= 7; 16;     IF ([.E280] &lt;= 11.5; 25;     IF ([.E280] &lt;= 16; 35; 50)))))));  IF ([.D280] &lt;= 25;     IF ([.E280] &lt;= 1; 4;     IF ([.E280] &lt;= 1.5; 6;     IF ([.E280] &lt;= 2.5; 10;     IF ([.E280] &lt;= 4; 16;     IF ([.E280] &lt;= 7; 25;     IF ([.E280] &lt;= 9.5; 35; 50))))));  IF ([.D280] &lt;= 30;     IF ([.E280] &lt;= 1; 6;     IF ([.E280] &lt;= 2; 10;     IF ([.E280] &lt;= 3.5; 16;     IF ([.E280] &lt;= 5.4; 25;     IF ([.E280] &lt;= 8; 35; 50)))));  IF ([.D280] &lt;= 40;     IF ([.E280] &lt;= 1.5; 10;     IF ([.E280] &lt;= 2.5; 16;     IF ([.E280] &lt;= 4; 25;     IF ([.E280] &lt;= 6; 35; 50))));  &quot;Way too heavy&quot; ))))))))); &quot;&quot;)">
            <text:p/>
          </table:table-cell>
          <table:table-cell table:style-name="ce38" table:formula="of:= IF 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1]); [.E281]+Buffer; &quot;&quot;)">
            <text:p/>
          </table:table-cell>
          <table:table-cell table:style-name="ce4"/>
          <table:table-cell table:style-name="ce38" table:formula="of:= IF (ISNUMBER([.D281]); [.D281] * (CopperResistivity * [.E281] / ([.G2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2]); [.E282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82]); [.D282] * (CopperResistivity * [.E282] / ([.G282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3]); [.E283]+Buffer; &quot;&quot;)">
            <text:p/>
          </table:covered-table-cell>
          <table:table-cell table:style-name="ce4"/>
          <table:table-cell table:style-name="ce38" table:formula="of:= IF 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4]); [.E284]+Buffer; &quot;&quot;)">
            <text:p/>
          </table:table-cell>
          <table:table-cell table:style-name="ce4"/>
          <table:table-cell table:style-name="ce38" table:formula="of:= IF (ISNUMBER([.D284]); [.D284] * (CopperResistivity * [.E284] / ([.G2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U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285]); [.E285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8" table:formula="of:= IF 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6]); [.E286]+Buffer; &quot;&quot;)">
            <text:p/>
          </table:covered-table-cell>
          <table:table-cell table:style-name="ce4" table:formula="of:=IF(ISNUMBER([.D286]); IF ([.D286] &lt;= 1;     IF ([.E286] &lt;= 7; 1;     IF ([.E286] &lt;= 10; 1.5;     IF ([.E286] &lt;= 17; 2.5;     IF ([.E286] &lt;= 28; 4;     IF ([.E286] &lt;= 42; 6; 10)))));  IF ([.D286] &lt;= 2;     IF ([.E286] &lt;= 1.5; 1;     IF ([.E286] &lt;= 5; 1.5;     IF ([.E286] &lt;= 8.5; 2.5;     IF ([.E286] &lt;= 14; 4;     IF ([.E286] &lt;= 21; 6; 10)))));  IF ([.D286] &lt;= 4;     IF ([.E286] &lt;= 1.5; 1;     IF ([.E286] &lt;= 2.5; 1.5;     IF ([.E286] &lt;= 4; 2.5;     IF ([.E286] &lt;= 7; 4;     IF ([.E286] &lt;= 10.5; 6; 10)))));  IF ([.D286] &lt;= 6;     IF ([.E286] &lt;= 1.5; 1.5;     IF ([.E286] &lt;= 2.5; 2.5;     IF ([.E286] &lt;= 4.5; 4;     IF ([.E286] &lt;= 7; 6; 10))));  IF ([.D286] &lt;= 10;     IF ([.E286] &lt;= 1.5; 2.5;     IF ([.E286] &lt;= 2.5; 4;     IF ([.E286] &lt;= 4; 6;     IF ([.E286] &lt;= 7; 10;     IF ([.E286] &lt;= 10.5; 16;     IF ([.E286] &lt;= 17.5; 25;     IF ([.E286] &lt;= 24; 35; 50)))))));  IF ([.D286] &lt;= 15;     IF ([.E286] &lt;= 1; 2.5;     IF ([.E286] &lt;= 1.5; 4;     IF ([.E286] &lt;= 2.5; 6;     IF ([.E286] &lt;= 4.5; 10;     IF ([.E286] &lt;= 7; 16;     IF ([.E286] &lt;= 11.5; 25;     IF ([.E286] &lt;= 16; 35; 50)))))));  IF ([.D286] &lt;= 25;     IF ([.E286] &lt;= 1; 4;     IF ([.E286] &lt;= 1.5; 6;     IF ([.E286] &lt;= 2.5; 10;     IF ([.E286] &lt;= 4; 16;     IF ([.E286] &lt;= 7; 25;     IF ([.E286] &lt;= 9.5; 35; 50))))));  IF ([.D286] &lt;= 30;     IF ([.E286] &lt;= 1; 6;     IF ([.E286] &lt;= 2; 10;     IF ([.E286] &lt;= 3.5; 16;     IF ([.E286] &lt;= 5.4; 25;     IF ([.E286] &lt;= 8; 35; 50)))));  IF ([.D286] &lt;= 40;     IF ([.E286] &lt;= 1.5; 10;     IF ([.E286] &lt;= 2.5; 16;     IF ([.E286] &lt;= 4; 25;     IF ([.E286] &lt;= 6; 35; 50))));  &quot;Way too heavy&quot; ))))))))); &quot;&quot;)">
            <text:p/>
          </table:table-cell>
          <table:table-cell table:style-name="ce38" table:formula="of:= IF 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87]); [.E287]+Buffer; &quot;&quot;)">
            <text:p/>
          </table:table-cell>
          <table:table-cell table:style-name="ce4"/>
          <table:table-cell table:style-name="ce38" table:formula="of:= IF (ISNUMBER([.D287]); [.D287] * (CopperResistivity * [.E287] / ([.G2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адних ПТФ ‘S’</text:p>
          </table:table-cell>
          <table:table-cell table:style-name="ce4" office:value-type="string" calcext:value-type="string" table:number-columns-spanned="1" table:number-rows-spanned="3">
            <text:p>Серый</text:p>
          </table:table-cell>
          <table:table-cell table:style-name="ce22" office:value-type="float" office:value="1" calcext:value-type="float" table:number-columns-spanned="1" table:number-rows-spanned="3">
            <text:p>1.00</text:p>
          </table:table-cell>
          <table:table-cell table:style-name="ce22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88]); [.E288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88]); [.D288] * (CopperResistivity * [.E288] / ([.G28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89]); [.E289]+Buffer; &quot;&quot;)">
            <text:p/>
          </table:covered-table-cell>
          <table:table-cell table:style-name="ce4"/>
          <table:table-cell table:style-name="ce38" table:formula="of:= IF 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0]); [.E290]+Buffer; &quot;&quot;)">
            <text:p/>
          </table:covered-table-cell>
          <table:table-cell table:style-name="ce4"/>
          <table:table-cell table:style-name="ce38" table:formula="of:= IF (ISNUMBER([.D290]); [.D290] * (CopperResistivity * [.E290] / ([.G2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1]); [.E291]+Buffer; &quot;&quot;)">
            <text:p/>
          </table:table-cell>
          <table:table-cell table:style-name="ce4"/>
          <table:table-cell table:style-name="ce38" table:formula="of:= IF (ISNUMBER([.D291]); [.D291] * (CopperResistivity * [.E291] / ([.G2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2]); [.E292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92]); [.D292] * (CopperResistivity * [.E292] / ([.G292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3]); [.E293]+Buffer; &quot;&quot;)">
            <text:p/>
          </table:covered-table-cell>
          <table:table-cell table:style-name="ce4"/>
          <table:table-cell table:style-name="ce38" table:formula="of:= IF 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4]); [.E294]+Buffer; &quot;&quot;)">
            <text:p/>
          </table:table-cell>
          <table:table-cell table:style-name="ce4"/>
          <table:table-cell table:style-name="ce38" table:formula="of:= IF (ISNUMBER([.D294]); [.D294] * (CopperResistivity * [.E294] / ([.G2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5]); [.E295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295]); [.D295] * (CopperResistivity * [.E295] / ([.G29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6]); [.E296]+Buffer; &quot;&quot;)">
            <text:p/>
          </table:covered-table-cell>
          <table:table-cell table:style-name="ce4"/>
          <table:table-cell table:style-name="ce38" table:formula="of:= IF 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297]); [.E297]+Buffer; &quot;&quot;)">
            <text:p/>
          </table:table-cell>
          <table:table-cell table:style-name="ce4"/>
          <table:table-cell table:style-name="ce38" table:formula="of:= IF (ISNUMBER([.D297]); [.D297] * (CopperResistivity * [.E297] / ([.G29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98]); [.E29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298]); [.D298] * (CopperResistivity * [.E298] / ([.G298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299]); [.E299]+Buffer; &quot;&quot;)">
            <text:p/>
          </table:covered-table-cell>
          <table:table-cell table:style-name="ce4"/>
          <table:table-cell table:style-name="ce38" table:formula="of:= IF 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0]); [.E300]+Buffer; &quot;&quot;)">
            <text:p/>
          </table:table-cell>
          <table:table-cell table:style-name="ce4"/>
          <table:table-cell table:style-name="ce38" table:formula="of:= IF (ISNUMBER([.D300]); [.D300] * (CopperResistivity * [.E300] / ([.G3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3">
            <text:p>Синий</text:p>
          </table:table-cell>
          <table:table-cell table:style-name="ce22" office:value-type="float" office:value="20" calcext:value-type="float" table:number-columns-spanned="1" table:number-rows-spanned="3">
            <text:p>20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01]); [.E301]+Buffer; &quot;&quot;)" office:value-type="float" office:value="3.3" calcext:value-type="float" table:number-columns-spanned="1" table:number-rows-spanned="3">
            <text:p>3.3</text:p>
          </table:table-cell>
          <table:table-cell table:style-name="ce4" table:formula="of:=IF(ISNUMBER([.D301]); IF ([.D301] &lt;= 1;     IF ([.E301] &lt;= 7; 1;     IF ([.E301] &lt;= 10; 1.5;     IF ([.E301] &lt;= 17; 2.5;     IF ([.E301] &lt;= 28; 4;     IF ([.E301] &lt;= 42; 6; 10)))));  IF ([.D301] &lt;= 2;     IF ([.E301] &lt;= 1.5; 1;     IF ([.E301] &lt;= 5; 1.5;     IF ([.E301] &lt;= 8.5; 2.5;     IF ([.E301] &lt;= 14; 4;     IF ([.E301] &lt;= 21; 6; 10)))));  IF ([.D301] &lt;= 4;     IF ([.E301] &lt;= 1.5; 1;     IF ([.E301] &lt;= 2.5; 1.5;     IF ([.E301] &lt;= 4; 2.5;     IF ([.E301] &lt;= 7; 4;     IF ([.E301] &lt;= 10.5; 6; 10)))));  IF ([.D301] &lt;= 6;     IF ([.E301] &lt;= 1.5; 1.5;     IF ([.E301] &lt;= 2.5; 2.5;     IF ([.E301] &lt;= 4.5; 4;     IF ([.E301] &lt;= 7; 6; 10))));  IF ([.D301] &lt;= 10;     IF ([.E301] &lt;= 1.5; 2.5;     IF ([.E301] &lt;= 2.5; 4;     IF ([.E301] &lt;= 4; 6;     IF ([.E301] &lt;= 7; 10;     IF ([.E301] &lt;= 10.5; 16;     IF ([.E301] &lt;= 17.5; 25;     IF ([.E301] &lt;= 24; 35; 50)))))));  IF ([.D301] &lt;= 15;     IF ([.E301] &lt;= 1; 2.5;     IF ([.E301] &lt;= 1.5; 4;     IF ([.E301] &lt;= 2.5; 6;     IF ([.E301] &lt;= 4.5; 10;     IF ([.E301] &lt;= 7; 16;     IF ([.E301] &lt;= 11.5; 25;     IF ([.E301] &lt;= 16; 35; 50)))))));  IF ([.D301] &lt;= 25;     IF ([.E301] &lt;= 1; 4;     IF ([.E301] &lt;= 1.5; 6;     IF ([.E301] &lt;= 2.5; 10;     IF ([.E301] &lt;= 4; 16;     IF ([.E301] &lt;= 7; 25;     IF ([.E301] &lt;= 9.5; 35; 50))))));  IF ([.D301] &lt;= 30;     IF ([.E301] &lt;= 1; 6;     IF ([.E301] &lt;= 2; 10;     IF ([.E301] &lt;= 3.5; 16;     IF ([.E301] &lt;= 5.4; 25;     IF ([.E301] &lt;= 8; 35; 50)))));  IF ([.D301] &lt;= 40;     IF ([.E301] &lt;= 1.5; 10;     IF ([.E301] &lt;= 2.5; 16;     IF ([.E301] &lt;= 4; 25;     IF ([.E301] &lt;= 6; 35; 50))));  &quot;Way too heavy&quot; ))))))))); &quot;&quot;)" office:value-type="float" office:value="16" calcext:value-type="float">
            <text:p>16</text:p>
          </table:table-cell>
          <table:table-cell table:style-name="ce38" table:formula="of:= IF (ISNUMBER([.D301]); [.D301] * (CopperResistivity * [.E301] / ([.G301] * 0.000001)) / 12; &quot;&quot;)" office:value-type="percentage" office:value="0.00525" calcext:value-type="percentage">
            <text:p>0.5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2]); [.E302]+Buffer; &quot;&quot;)">
            <text:p/>
          </table:covered-table-cell>
          <table:table-cell table:style-name="ce4"/>
          <table:table-cell table:style-name="ce38" table:formula="of:= IF (ISNUMBER([.D302]); [.D302] * (CopperResistivity * [.E302] / ([.G3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ход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3]); [.E303]+Buffer; &quot;&quot;)">
            <text:p/>
          </table:covered-table-cell>
          <table:table-cell table:style-name="ce4"/>
          <table:table-cell table:style-name="ce38" table:formula="of:= IF (ISNUMBER([.D303]); [.D303] * (CopperResistivity * [.E303] / ([.G3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4]); [.E304]+Buffer; &quot;&quot;)">
            <text:p/>
          </table:table-cell>
          <table:table-cell table:style-name="ce4" table:formula="of:=IF(ISNUMBER([.D304]); IF ([.D304] &lt;= 1;     IF ([.E304] &lt;= 7; 1;     IF ([.E304] &lt;= 10; 1.5;     IF ([.E304] &lt;= 17; 2.5;     IF ([.E304] &lt;= 28; 4;     IF ([.E304] &lt;= 42; 6; 10)))));  IF ([.D304] &lt;= 2;     IF ([.E304] &lt;= 1.5; 1;     IF ([.E304] &lt;= 5; 1.5;     IF ([.E304] &lt;= 8.5; 2.5;     IF ([.E304] &lt;= 14; 4;     IF ([.E304] &lt;= 21; 6; 10)))));  IF ([.D304] &lt;= 4;     IF ([.E304] &lt;= 1.5; 1;     IF ([.E304] &lt;= 2.5; 1.5;     IF ([.E304] &lt;= 4; 2.5;     IF ([.E304] &lt;= 7; 4;     IF ([.E304] &lt;= 10.5; 6; 10)))));  IF ([.D304] &lt;= 6;     IF ([.E304] &lt;= 1.5; 1.5;     IF ([.E304] &lt;= 2.5; 2.5;     IF ([.E304] &lt;= 4.5; 4;     IF ([.E304] &lt;= 7; 6; 10))));  IF ([.D304] &lt;= 10;     IF ([.E304] &lt;= 1.5; 2.5;     IF ([.E304] &lt;= 2.5; 4;     IF ([.E304] &lt;= 4; 6;     IF ([.E304] &lt;= 7; 10;     IF ([.E304] &lt;= 10.5; 16;     IF ([.E304] &lt;= 17.5; 25;     IF ([.E304] &lt;= 24; 35; 50)))))));  IF ([.D304] &lt;= 15;     IF ([.E304] &lt;= 1; 2.5;     IF ([.E304] &lt;= 1.5; 4;     IF ([.E304] &lt;= 2.5; 6;     IF ([.E304] &lt;= 4.5; 10;     IF ([.E304] &lt;= 7; 16;     IF ([.E304] &lt;= 11.5; 25;     IF ([.E304] &lt;= 16; 35; 50)))))));  IF ([.D304] &lt;= 25;     IF ([.E304] &lt;= 1; 4;     IF ([.E304] &lt;= 1.5; 6;     IF ([.E304] &lt;= 2.5; 10;     IF ([.E304] &lt;= 4; 16;     IF ([.E304] &lt;= 7; 25;     IF ([.E304] &lt;= 9.5; 35; 50))))));  IF ([.D304] &lt;= 30;     IF ([.E304] &lt;= 1; 6;     IF ([.E304] &lt;= 2; 10;     IF ([.E304] &lt;= 3.5; 16;     IF ([.E304] &lt;= 5.4; 25;     IF ([.E304] &lt;= 8; 35; 50)))));  IF ([.D304] &lt;= 40;     IF ([.E304] &lt;= 1.5; 10;     IF ([.E304] &lt;= 2.5; 16;     IF ([.E304] &lt;= 4; 25;     IF ([.E304] &lt;= 6; 35; 50))));  &quot;Way too heavy&quot; ))))))))); &quot;&quot;)">
            <text:p/>
          </table:table-cell>
          <table:table-cell table:style-name="ce38" table:formula="of:= IF (ISNUMBER([.D304]); [.D304] * (CopperResistivity * [.E304] / ([.G3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4" table:formula="of:=IF(ISNUMBER([.E305]); [.E305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46" table:formula="of:= IF (ISNUMBER([.D305]); [.D305] * (CopperResistivity * [.E305] / ([.G3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7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6]); [.E306]+Buffer; &quot;&quot;)">
            <text:p/>
          </table:covered-table-cell>
          <table:table-cell table:style-name="ce4" table:formula="of:=IF(ISNUMBER([.D306]); IF ([.D306] &lt;= 1;     IF ([.E306] &lt;= 7; 1;     IF ([.E306] &lt;= 10; 1.5;     IF ([.E306] &lt;= 17; 2.5;     IF ([.E306] &lt;= 28; 4;     IF ([.E306] &lt;= 42; 6; 10)))));  IF ([.D306] &lt;= 2;     IF ([.E306] &lt;= 1.5; 1;     IF ([.E306] &lt;= 5; 1.5;     IF ([.E306] &lt;= 8.5; 2.5;     IF ([.E306] &lt;= 14; 4;     IF ([.E306] &lt;= 21; 6; 10)))));  IF ([.D306] &lt;= 4;     IF ([.E306] &lt;= 1.5; 1;     IF ([.E306] &lt;= 2.5; 1.5;     IF ([.E306] &lt;= 4; 2.5;     IF ([.E306] &lt;= 7; 4;     IF ([.E306] &lt;= 10.5; 6; 10)))));  IF ([.D306] &lt;= 6;     IF ([.E306] &lt;= 1.5; 1.5;     IF ([.E306] &lt;= 2.5; 2.5;     IF ([.E306] &lt;= 4.5; 4;     IF ([.E306] &lt;= 7; 6; 10))));  IF ([.D306] &lt;= 10;     IF ([.E306] &lt;= 1.5; 2.5;     IF ([.E306] &lt;= 2.5; 4;     IF ([.E306] &lt;= 4; 6;     IF ([.E306] &lt;= 7; 10;     IF ([.E306] &lt;= 10.5; 16;     IF ([.E306] &lt;= 17.5; 25;     IF ([.E306] &lt;= 24; 35; 50)))))));  IF ([.D306] &lt;= 15;     IF ([.E306] &lt;= 1; 2.5;     IF ([.E306] &lt;= 1.5; 4;     IF ([.E306] &lt;= 2.5; 6;     IF ([.E306] &lt;= 4.5; 10;     IF ([.E306] &lt;= 7; 16;     IF ([.E306] &lt;= 11.5; 25;     IF ([.E306] &lt;= 16; 35; 50)))))));  IF ([.D306] &lt;= 25;     IF ([.E306] &lt;= 1; 4;     IF ([.E306] &lt;= 1.5; 6;     IF ([.E306] &lt;= 2.5; 10;     IF ([.E306] &lt;= 4; 16;     IF ([.E306] &lt;= 7; 25;     IF ([.E306] &lt;= 9.5; 35; 50))))));  IF ([.D306] &lt;= 30;     IF ([.E306] &lt;= 1; 6;     IF ([.E306] &lt;= 2; 10;     IF ([.E306] &lt;= 3.5; 16;     IF ([.E306] &lt;= 5.4; 25;     IF ([.E306] &lt;= 8; 35; 50)))));  IF ([.D306] &lt;= 40;     IF ([.E306] &lt;= 1.5; 10;     IF ([.E306] &lt;= 2.5; 16;     IF ([.E306] &lt;= 4; 25;     IF ([.E306] &lt;= 6; 35; 50))));  &quot;Way too heavy&quot; ))))))))); &quot;&quot;)">
            <text:p/>
          </table:table-cell>
          <table:table-cell table:style-name="ce46" table:formula="of:= IF 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07]); [.E307]+Buffer; &quot;&quot;)">
            <text:p/>
          </table:table-cell>
          <table:table-cell table:style-name="ce4"/>
          <table:table-cell table:style-name="ce38" table:formula="of:= IF (ISNUMBER([.D307]); [.D307] * (CopperResistivity * [.E307] / ([.G3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style-name="ce4" table:formula="of:=IF(ISNUMBER([.E308]); [.E308]+Buffer; &quot;&quot;)" office:value-type="float" office:value="6.5" calcext:value-type="float" table:number-columns-spanned="1" table:number-rows-spanned="3">
            <text:p>6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08]); [.D308] * (CopperResistivity * [.E308] / ([.G308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09]); [.E309]+Buffer; &quot;&quot;)">
            <text:p/>
          </table:covered-table-cell>
          <table:table-cell table:style-name="ce4"/>
          <table:table-cell table:style-name="ce38" table:formula="of:= IF (ISNUMBER([.D309]); [.D309] * (CopperResistivity * [.E309] / ([.G3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0]); [.E310]+Buffer; &quot;&quot;)">
            <text:p/>
          </table:covered-table-cell>
          <table:table-cell table:style-name="ce4"/>
          <table:table-cell table:style-name="ce38" table:formula="of:= IF (ISNUMBER([.D310]); [.D310] * (CopperResistivity * [.E310] / ([.G3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1]); [.E311]+Buffer; &quot;&quot;)">
            <text:p/>
          </table:table-cell>
          <table:table-cell table:style-name="ce4"/>
          <table:table-cell table:style-name="ce38" table:formula="of:= IF (ISNUMBER([.D311]); [.D311] * (CopperResistivity * [.E311] / ([.G3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2]); [.E312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12]); [.D312] * (CopperResistivity * [.E312] / ([.G312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3]); [.E313]+Buffer; &quot;&quot;)">
            <text:p/>
          </table:covered-table-cell>
          <table:table-cell table:style-name="ce4"/>
          <table:table-cell table:style-name="ce38" table:formula="of:= IF 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4]); [.E314]+Buffer; &quot;&quot;)">
            <text:p/>
          </table:table-cell>
          <table:table-cell table:style-name="ce4"/>
          <table:table-cell table:style-name="ce38" table:formula="of:= IF (ISNUMBER([.D314]); [.D314] * (CopperResistivity * [.E314] / ([.G3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5]); [.E31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15]); [.D315] * (CopperResistivity * [.E315] / ([.G315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6]); [.E316]+Buffer; &quot;&quot;)">
            <text:p/>
          </table:covered-table-cell>
          <table:table-cell table:style-name="ce4"/>
          <table:table-cell table:style-name="ce38" table:formula="of:= IF 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17]); [.E317]+Buffer; &quot;&quot;)">
            <text:p/>
          </table:table-cell>
          <table:table-cell table:style-name="ce4"/>
          <table:table-cell table:style-name="ce38" table:formula="of:= IF (ISNUMBER([.D317]); [.D317] * (CopperResistivity * [.E317] / ([.G3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18]); [.E318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18]); [.D318] * (CopperResistivity * [.E318] / ([.G318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19]); [.E319]+Buffer; &quot;&quot;)">
            <text:p/>
          </table:covered-table-cell>
          <table:table-cell table:style-name="ce4"/>
          <table:table-cell table:style-name="ce38" table:formula="of:= IF 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0]); [.E320]+Buffer; &quot;&quot;)">
            <text:p/>
          </table:table-cell>
          <table:table-cell table:style-name="ce4"/>
          <table:table-cell table:style-name="ce38" table:formula="of:= IF (ISNUMBER([.D320]); [.D320] * (CopperResistivity * [.E320] / ([.G3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1]); [.E32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21]); [.D321] * (CopperResistivity * [.E321] / ([.G321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2]); [.E322]+Buffer; &quot;&quot;)">
            <text:p/>
          </table:covered-table-cell>
          <table:table-cell table:style-name="ce4"/>
          <table:table-cell table:style-name="ce38" table:formula="of:= IF 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3]); [.E323]+Buffer; &quot;&quot;)">
            <text:p/>
          </table:table-cell>
          <table:table-cell table:style-name="ce4"/>
          <table:table-cell table:style-name="ce38" table:formula="of:= IF (ISNUMBER([.D323]); [.D323] * (CopperResistivity * [.E323] / ([.G3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4]); [.E324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24]); [.D324] * (CopperResistivity * [.E324] / ([.G324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5]); [.E325]+Buffer; &quot;&quot;)">
            <text:p/>
          </table:covered-table-cell>
          <table:table-cell table:style-name="ce4"/>
          <table:table-cell table:style-name="ce38" table:formula="of:= IF 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6]); [.E326]+Buffer; &quot;&quot;)">
            <text:p/>
          </table:table-cell>
          <table:table-cell table:style-name="ce4"/>
          <table:table-cell table:style-name="ce38" table:formula="of:= IF (ISNUMBER([.D326]); [.D326] * (CopperResistivity * [.E326] / ([.G3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7]); [.E327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27]); [.D327] * (CopperResistivity * [.E327] / ([.G327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28]); [.E328]+Buffer; &quot;&quot;)">
            <text:p/>
          </table:covered-table-cell>
          <table:table-cell table:style-name="ce4"/>
          <table:table-cell table:style-name="ce38" table:formula="of:= IF 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29]); [.E329]+Buffer; &quot;&quot;)">
            <text:p/>
          </table:table-cell>
          <table:table-cell table:style-name="ce4"/>
          <table:table-cell table:style-name="ce38" table:formula="of:= IF (ISNUMBER([.D329]); [.D329] * (CopperResistivity * [.E329] / ([.G3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0]); [.E330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0]); [.D330] * (CopperResistivity * [.E330] / ([.G330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1]); [.E331]+Buffer; &quot;&quot;)">
            <text:p/>
          </table:covered-table-cell>
          <table:table-cell table:style-name="ce4"/>
          <table:table-cell table:style-name="ce38" table:formula="of:= IF 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2]); [.E332]+Buffer; &quot;&quot;)">
            <text:p/>
          </table:table-cell>
          <table:table-cell table:style-name="ce4"/>
          <table:table-cell table:style-name="ce38" table:formula="of:= IF (ISNUMBER([.D332]); [.D332] * (CopperResistivity * [.E332] / ([.G3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3]); [.E333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3]); [.D333] * (CopperResistivity * [.E333] / ([.G333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4]); [.E334]+Buffer; &quot;&quot;)">
            <text:p/>
          </table:covered-table-cell>
          <table:table-cell table:style-name="ce4"/>
          <table:table-cell table:style-name="ce38" table:formula="of:= IF 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5]); [.E335]+Buffer; &quot;&quot;)">
            <text:p/>
          </table:table-cell>
          <table:table-cell table:style-name="ce4" table:formula="of:=IF(ISNUMBER([.D335]); IF ([.D335] &lt;= 1;     IF ([.E335] &lt;= 7; 1;     IF ([.E335] &lt;= 10; 1.5;     IF ([.E335] &lt;= 17; 2.5;     IF ([.E335] &lt;= 28; 4;     IF ([.E335] &lt;= 42; 6; 10)))));  IF ([.D335] &lt;= 2;     IF ([.E335] &lt;= 1.5; 1;     IF ([.E335] &lt;= 5; 1.5;     IF ([.E335] &lt;= 8.5; 2.5;     IF ([.E335] &lt;= 14; 4;     IF ([.E335] &lt;= 21; 6; 10)))));  IF ([.D335] &lt;= 4;     IF ([.E335] &lt;= 1.5; 1;     IF ([.E335] &lt;= 2.5; 1.5;     IF ([.E335] &lt;= 4; 2.5;     IF ([.E335] &lt;= 7; 4;     IF ([.E335] &lt;= 10.5; 6; 10)))));  IF ([.D335] &lt;= 6;     IF ([.E335] &lt;= 1.5; 1.5;     IF ([.E335] &lt;= 2.5; 2.5;     IF ([.E335] &lt;= 4.5; 4;     IF ([.E335] &lt;= 7; 6; 10))));  IF ([.D335] &lt;= 10;     IF ([.E335] &lt;= 1.5; 2.5;     IF ([.E335] &lt;= 2.5; 4;     IF ([.E335] &lt;= 4; 6;     IF ([.E335] &lt;= 7; 10;     IF ([.E335] &lt;= 10.5; 16;     IF ([.E335] &lt;= 17.5; 25;     IF ([.E335] &lt;= 24; 35; 50)))))));  IF ([.D335] &lt;= 15;     IF ([.E335] &lt;= 1; 2.5;     IF ([.E335] &lt;= 1.5; 4;     IF ([.E335] &lt;= 2.5; 6;     IF ([.E335] &lt;= 4.5; 10;     IF ([.E335] &lt;= 7; 16;     IF ([.E335] &lt;= 11.5; 25;     IF ([.E335] &lt;= 16; 35; 50)))))));  IF ([.D335] &lt;= 25;     IF ([.E335] &lt;= 1; 4;     IF ([.E335] &lt;= 1.5; 6;     IF ([.E335] &lt;= 2.5; 10;     IF ([.E335] &lt;= 4; 16;     IF ([.E335] &lt;= 7; 25;     IF ([.E335] &lt;= 9.5; 35; 50))))));  IF ([.D335] &lt;= 30;     IF ([.E335] &lt;= 1; 6;     IF ([.E335] &lt;= 2; 10;     IF ([.E335] &lt;= 3.5; 16;     IF ([.E335] &lt;= 5.4; 25;     IF ([.E335] &lt;= 8; 35; 50)))));  IF ([.D335] &lt;= 40;     IF ([.E335] &lt;= 1.5; 10;     IF ([.E335] &lt;= 2.5; 16;     IF ([.E335] &lt;= 4; 25;     IF ([.E335] &lt;= 6; 35; 50))));  &quot;Way too heavy&quot; ))))))))); &quot;&quot;)">
            <text:p/>
          </table:table-cell>
          <table:table-cell table:style-name="ce38" table:formula="of:= IF (ISNUMBER([.D335]); [.D335] * (CopperResistivity * [.E335] / ([.G3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6]); [.E336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6]); [.D336] * (CopperResistivity * [.E336] / ([.G336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37]); [.E337]+Buffer; &quot;&quot;)">
            <text:p/>
          </table:covered-table-cell>
          <table:table-cell table:style-name="ce4"/>
          <table:table-cell table:style-name="ce38" table:formula="of:= IF 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38]); [.E338]+Buffer; &quot;&quot;)">
            <text:p/>
          </table:table-cell>
          <table:table-cell table:style-name="ce4"/>
          <table:table-cell table:style-name="ce38" table:formula="of:= IF (ISNUMBER([.D338]); [.D338] * (CopperResistivity * [.E338] / ([.G3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39]); [.E339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39]); [.D339] * (CopperResistivity * [.E339] / ([.G339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0]); [.E340]+Buffer; &quot;&quot;)">
            <text:p/>
          </table:covered-table-cell>
          <table:table-cell table:style-name="ce4"/>
          <table:table-cell table:style-name="ce38" table:formula="of:= IF 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1]); [.E341]+Buffer; &quot;&quot;)">
            <text:p/>
          </table:table-cell>
          <table:table-cell table:style-name="ce4"/>
          <table:table-cell table:style-name="ce38" table:formula="of:= IF (ISNUMBER([.D341]); [.D341] * (CopperResistivity * [.E341] / ([.G3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2]); [.E342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42]); [.D342] * (CopperResistivity * [.E342] / ([.G342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3]); [.E343]+Buffer; &quot;&quot;)">
            <text:p/>
          </table:covered-table-cell>
          <table:table-cell table:style-name="ce4"/>
          <table:table-cell table:style-name="ce38" table:formula="of:= IF 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44]); [.E344]+Buffer; &quot;&quot;)">
            <text:p/>
          </table:table-cell>
          <table:table-cell table:style-name="ce4"/>
          <table:table-cell table:style-name="ce38" table:formula="of:= IF (ISNUMBER([.D344]); [.D344] * (CopperResistivity * [.E344] / ([.G3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5]); [.E34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345]); [.D345] * (CopperResistivity * [.E345] / ([.G345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6]); [.E346]+Buffer; &quot;&quot;)">
            <text:p/>
          </table:covered-table-cell>
          <table:table-cell table:style-name="ce4"/>
          <table:table-cell table:style-name="ce38" table:formula="of:= IF 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47]); [.E347]+Buffer; &quot;&quot;)">
            <text:p/>
          </table:table-cell>
          <table:table-cell table:style-name="ce4"/>
          <table:table-cell table:style-name="ce38" table:formula="of:= IF (ISNUMBER([.D347]); [.D347] * (CopperResistivity * [.E347] / ([.G3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48]); [.E34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48]); [.D348] * (CopperResistivity * [.E348] / ([.G34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49]); [.E349]+Buffer; &quot;&quot;)">
            <text:p/>
          </table:covered-table-cell>
          <table:table-cell table:style-name="ce4"/>
          <table:table-cell table:style-name="ce38" table:formula="of:= IF 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0]); [.E350]+Buffer; &quot;&quot;)">
            <text:p/>
          </table:table-cell>
          <table:table-cell table:style-name="ce4"/>
          <table:table-cell table:style-name="ce38" table:formula="of:= IF (ISNUMBER([.D350]); [.D350] * (CopperResistivity * [.E350] / ([.G3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1]); [.E35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51]); [.D351] * (CopperResistivity * [.E351] / ([.G35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2]); [.E352]+Buffer; &quot;&quot;)">
            <text:p/>
          </table:covered-table-cell>
          <table:table-cell table:style-name="ce4"/>
          <table:table-cell table:style-name="ce38" table:formula="of:= IF 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3]); [.E353]+Buffer; &quot;&quot;)">
            <text:p/>
          </table:table-cell>
          <table:table-cell table:style-name="ce4"/>
          <table:table-cell table:style-name="ce38" table:formula="of:= IF (ISNUMBER([.D353]); [.D353] * (CopperResistivity * [.E353] / ([.G3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4]); [.E354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54]); [.D354] * (CopperResistivity * [.E354] / ([.G354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5]); [.E355]+Buffer; &quot;&quot;)">
            <text:p/>
          </table:covered-table-cell>
          <table:table-cell table:style-name="ce4"/>
          <table:table-cell table:style-name="ce38" table:formula="of:= IF 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6]); [.E356]+Buffer; &quot;&quot;)">
            <text:p/>
          </table:table-cell>
          <table:table-cell table:style-name="ce4"/>
          <table:table-cell table:style-name="ce38" table:formula="of:= IF (ISNUMBER([.D356]); [.D356] * (CopperResistivity * [.E356] / ([.G3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7]); [.E35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57]); [.D357] * (CopperResistivity * [.E357] / ([.G35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58]); [.E358]+Buffer; &quot;&quot;)">
            <text:p/>
          </table:covered-table-cell>
          <table:table-cell table:style-name="ce4"/>
          <table:table-cell table:style-name="ce38" table:formula="of:= IF 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59]); [.E359]+Buffer; &quot;&quot;)">
            <text:p/>
          </table:table-cell>
          <table:table-cell table:style-name="ce4"/>
          <table:table-cell table:style-name="ce38" table:formula="of:= IF (ISNUMBER([.D359]); [.D359] * (CopperResistivity * [.E359] / ([.G3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60]); [.E360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38" table:formula="of:= IF (ISNUMBER([.D360]); [.D360] * (CopperResistivity * [.E360] / ([.G36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1]); [.E361]+Buffer; &quot;&quot;)">
            <text:p/>
          </table:covered-table-cell>
          <table:table-cell table:style-name="ce4"/>
          <table:table-cell table:style-name="ce38" table:formula="of:= IF 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2]); [.E362]+Buffer; &quot;&quot;)">
            <text:p/>
          </table:table-cell>
          <table:table-cell table:style-name="ce4"/>
          <table:table-cell table:style-name="ce38" table:formula="of:= IF (ISNUMBER([.D362]); [.D362] * (CopperResistivity * [.E362] / ([.G3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3]); [.E36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63]); [.D363] * (CopperResistivity * [.E363] / ([.G363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4]); [.E364]+Buffer; &quot;&quot;)">
            <text:p/>
          </table:covered-table-cell>
          <table:table-cell table:style-name="ce4"/>
          <table:table-cell table:style-name="ce38" table:formula="of:= IF 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5]); [.E365]+Buffer; &quot;&quot;)">
            <text:p/>
          </table:table-cell>
          <table:table-cell table:style-name="ce4"/>
          <table:table-cell table:style-name="ce38" table:formula="of:= IF (ISNUMBER([.D365]); [.D365] * (CopperResistivity * [.E365] / ([.G3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6]); [.E36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66]); [.D366] * (CopperResistivity * [.E366] / ([.G36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67]); [.E367]+Buffer; &quot;&quot;)">
            <text:p/>
          </table:covered-table-cell>
          <table:table-cell table:style-name="ce4"/>
          <table:table-cell table:style-name="ce38" table:formula="of:= IF 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68]); [.E368]+Buffer; &quot;&quot;)">
            <text:p/>
          </table:table-cell>
          <table:table-cell table:style-name="ce4"/>
          <table:table-cell table:style-name="ce38" table:formula="of:= IF (ISNUMBER([.D368]); [.D368] * (CopperResistivity * [.E368] / ([.G3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69]); [.E369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69]); [.D369] * (CopperResistivity * [.E369] / ([.G369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0]); [.E370]+Buffer; &quot;&quot;)">
            <text:p/>
          </table:covered-table-cell>
          <table:table-cell table:style-name="ce4"/>
          <table:table-cell table:style-name="ce38" table:formula="of:= IF 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1]); [.E371]+Buffer; &quot;&quot;)">
            <text:p/>
          </table:covered-table-cell>
          <table:table-cell table:style-name="ce4"/>
          <table:table-cell table:style-name="ce38" table:formula="of:= IF (ISNUMBER([.D371]); [.D371] * (CopperResistivity * [.E371] / ([.G3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2]); [.E372]+Buffer; &quot;&quot;)">
            <text:p/>
          </table:table-cell>
          <table:table-cell table:style-name="ce4"/>
          <table:table-cell table:style-name="ce38" table:formula="of:= IF (ISNUMBER([.D372]); [.D372] * (CopperResistivity * [.E372] / ([.G3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3]); [.E37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73]); [.D373] * (CopperResistivity * [.E373] / ([.G373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4]); [.E374]+Buffer; &quot;&quot;)">
            <text:p/>
          </table:covered-table-cell>
          <table:table-cell table:style-name="ce4"/>
          <table:table-cell table:style-name="ce38" table:formula="of:= IF 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5]); [.E375]+Buffer; &quot;&quot;)">
            <text:p/>
          </table:table-cell>
          <table:table-cell table:style-name="ce4"/>
          <table:table-cell table:style-name="ce38" table:formula="of:= IF (ISNUMBER([.D375]); [.D375] * (CopperResistivity * [.E375] / ([.G3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6]); [.E376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76]); [.D376] * (CopperResistivity * [.E376] / ([.G376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77]); [.E377]+Buffer; &quot;&quot;)">
            <text:p/>
          </table:covered-table-cell>
          <table:table-cell table:style-name="ce4"/>
          <table:table-cell table:style-name="ce38" table:formula="of:= IF 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78]); [.E378]+Buffer; &quot;&quot;)">
            <text:p/>
          </table:table-cell>
          <table:table-cell table:style-name="ce4"/>
          <table:table-cell table:style-name="ce38" table:formula="of:= IF (ISNUMBER([.D378]); [.D378] * (CopperResistivity * [.E378] / ([.G3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79]); [.E379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79]); [.D379] * (CopperResistivity * [.E379] / ([.G379] * 0.000001)) / 12; &quot;&quot;)" office:value-type="percentage" office:value="0.01605" calcext:value-type="percentage">
            <text:p>1.6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0]); [.E380]+Buffer; &quot;&quot;)">
            <text:p/>
          </table:covered-table-cell>
          <table:table-cell table:style-name="ce4"/>
          <table:table-cell table:style-name="ce38" table:formula="of:= IF 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1]); [.E381]+Buffer; &quot;&quot;)">
            <text:p/>
          </table:table-cell>
          <table:table-cell table:style-name="ce4"/>
          <table:table-cell table:style-name="ce38" table:formula="of:= IF (ISNUMBER([.D381]); [.D381] * (CopperResistivity * [.E381] / ([.G3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2]); [.E382]+Buffer; &quot;&quot;)" office:value-type="float" office:value="3.45" calcext:value-type="float" table:number-columns-spanned="1" table:number-rows-spanned="2">
            <text:p>3.4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82]); [.D382] * (CopperResistivity * [.E382] / ([.G382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6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3]); [.E383]+Buffer; &quot;&quot;)">
            <text:p/>
          </table:covered-table-cell>
          <table:table-cell table:style-name="ce4"/>
          <table:table-cell table:style-name="ce38" table:formula="of:= IF 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84]); [.E384]+Buffer; &quot;&quot;)">
            <text:p/>
          </table:table-cell>
          <table:table-cell table:style-name="ce4"/>
          <table:table-cell table:style-name="ce38" table:formula="of:= IF (ISNUMBER([.D384]); [.D384] * (CopperResistivity * [.E384] / ([.G3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5]); [.E38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85]); [.D385] * (CopperResistivity * [.E385] / ([.G385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86]); [.E386]+Buffer; &quot;&quot;)">
            <text:p/>
          </table:covered-table-cell>
          <table:table-cell table:style-name="ce4"/>
          <table:table-cell table:style-name="ce38" table:formula="of:= IF 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2" table:number-columns-repeated="2"/>
          <table:table-cell table:style-name="ce4" table:formula="of:=IF(ISNUMBER([.E387]); [.E387]+Buffer; &quot;&quot;)">
            <text:p/>
          </table:table-cell>
          <table:table-cell table:style-name="ce4"/>
          <table:table-cell table:style-name="ce38" table:formula="of:= IF (ISNUMBER([.D387]); [.D387] * (CopperResistivity * [.E387] / ([.G3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88]); [.E388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88]); [.D388] * (CopperResistivity * [.E388] / ([.G388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90]); [.E390]+Buffer; &quot;&quot;)">
            <text:p/>
          </table:table-cell>
          <table:table-cell table:style-name="ce4"/>
          <table:table-cell table:style-name="ce38" table:formula="of:= IF (ISNUMBER([.D390]); [.D390] * (CopperResistivity * [.E390] / ([.G3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1]); [.E391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391]); [.D391] * (CopperResistivity * [.E391] / ([.G391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2"/>
          <table:covered-table-cell table:style-name="ce4" table:formula="of:=IF(ISNUMBER([.E392]); [.E392]+Buffer; &quot;&quot;)">
            <text:p/>
          </table:covered-table-cell>
          <table:table-cell table:style-name="ce4"/>
          <table:table-cell table:style-name="ce38" table:formula="of:= IF 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2"/>
          <table:covered-table-cell table:style-name="ce4" table:formula="of:=IF(ISNUMBER([.E393]); [.E393]+Buffer; &quot;&quot;)">
            <text:p/>
          </table:covered-table-cell>
          <table:table-cell table:style-name="ce4"/>
          <table:table-cell table:style-name="ce38" table:formula="of:= IF (ISNUMBER([.D393]); [.D393] * (CopperResistivity * [.E393] / ([.G3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2" table:number-columns-repeated="2"/>
          <table:table-cell table:style-name="ce4" table:formula="of:=IF(ISNUMBER([.E394]); [.E394]+Buffer; &quot;&quot;)">
            <text:p/>
          </table:table-cell>
          <table:table-cell table:style-name="ce4"/>
          <table:table-cell table:style-name="ce38" table:formula="of:= IF (ISNUMBER([.D394]); [.D394] * (CopperResistivity * [.E394] / ([.G3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H’</text:p>
          </table:table-cell>
          <table:table-cell table:style-name="ce22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5]); [.E395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95]); [.D395] * (CopperResistivity * [.E395] / ([.G395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2"/>
          <table:covered-table-cell table:style-name="ce4" table:formula="of:=IF(ISNUMBER([.E396]); [.E396]+Buffer; &quot;&quot;)">
            <text:p/>
          </table:covered-table-cell>
          <table:table-cell table:style-name="ce4"/>
          <table:table-cell table:style-name="ce38" table:formula="of:= IF 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2"/>
          <table:covered-table-cell table:style-name="ce4" table:formula="of:=IF(ISNUMBER([.E397]); [.E397]+Buffer; &quot;&quot;)">
            <text:p/>
          </table:covered-table-cell>
          <table:table-cell table:style-name="ce4"/>
          <table:table-cell table:style-name="ce38" table:formula="of:= IF (ISNUMBER([.D397]); [.D397] * (CopperResistivity * [.E397] / ([.G39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398]); [.E398]+Buffer; &quot;&quot;)">
            <text:p/>
          </table:table-cell>
          <table:table-cell table:style-name="ce4"/>
          <table:table-cell table:style-name="ce38" table:formula="of:= IF (ISNUMBER([.D398]); [.D398] * (CopperResistivity * [.E398] / ([.G3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399]); [.E399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399]); [.D399] * (CopperResistivity * [.E399] / ([.G399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2"/>
          <table:covered-table-cell table:style-name="ce4"/>
          <table:covered-table-cell table:style-name="ce4" table:formula="of:=IF(ISNUMBER([.E400]); [.E400]+Buffer; &quot;&quot;)">
            <text:p/>
          </table:covered-table-cell>
          <table:table-cell table:style-name="ce4"/>
          <table:table-cell table:style-name="ce38" table:formula="of:= IF 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1]); [.E401]+Buffer; &quot;&quot;)">
            <text:p/>
          </table:table-cell>
          <table:table-cell table:style-name="ce4"/>
          <table:table-cell table:style-name="ce38" table:formula="of:= IF (ISNUMBER([.D401]); [.D401] * (CopperResistivity * [.E401] / ([.G4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T’</text:p>
          </table:table-cell>
          <table:table-cell table:style-name="ce22" office:value-type="string" calcext:value-type="string" table:number-columns-spanned="1" table:number-rows-spanned="3">
            <text:p>Чёрный</text:p>
          </table:table-cell>
          <table:table-cell table:style-name="ce22" office:value-type="float" office:value="10" calcext:value-type="float" table:number-columns-spanned="1" table:number-rows-spanned="3">
            <text:p>10.00</text:p>
          </table:table-cell>
          <table:table-cell table:style-name="ce22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2]); [.E402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02]); [.D402] * (CopperResistivity * [.E402] / ([.G402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2"/>
          <table:covered-table-cell table:style-name="ce4" table:formula="of:=IF(ISNUMBER([.E403]); [.E403]+Buffer; &quot;&quot;)">
            <text:p/>
          </table:covered-table-cell>
          <table:table-cell table:style-name="ce4"/>
          <table:table-cell table:style-name="ce38" table:formula="of:= IF 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2"/>
          <table:covered-table-cell table:style-name="ce4" table:formula="of:=IF(ISNUMBER([.E404]); [.E404]+Buffer; &quot;&quot;)">
            <text:p/>
          </table:covered-table-cell>
          <table:table-cell table:style-name="ce4"/>
          <table:table-cell table:style-name="ce38" table:formula="of:= IF (ISNUMBER([.D404]); [.D404] * (CopperResistivity * [.E404] / ([.G4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2"/>
          <table:table-cell table:style-name="ce4" table:formula="of:=IF(ISNUMBER([.E405]); [.E405]+Buffer; &quot;&quot;)">
            <text:p/>
          </table:table-cell>
          <table:table-cell table:style-name="ce4"/>
          <table:table-cell table:style-name="ce38" table:formula="of:= IF (ISNUMBER([.D405]); [.D405] * (CopperResistivity * [.E405] / ([.G4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6]); [.E406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06]); [.D406] * (CopperResistivity * [.E406] / ([.G406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2"/>
          <table:covered-table-cell table:style-name="ce4"/>
          <table:covered-table-cell table:style-name="ce4" table:formula="of:=IF(ISNUMBER([.E407]); [.E407]+Buffer; &quot;&quot;)">
            <text:p/>
          </table:covered-table-cell>
          <table:table-cell table:style-name="ce4"/>
          <table:table-cell table:style-name="ce38" table:formula="of:= IF 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08]); [.D408] * (CopperResistivity * [.E408] / ([.G4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2"/>
          <table:table-cell table:style-name="ce4" table:number-columns-repeated="2"/>
          <table:table-cell table:style-name="ce38" table:formula="of:= IF (ISNUMBER([.D409]); [.D409] * (CopperResistivity * [.E409] / ([.G4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10]); [.E41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10]); [.D410] * (CopperResistivity * [.E410] / ([.G410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38" table:formula="of:= IF 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12]); [.E412]+Buffer; &quot;&quot;)">
            <text:p/>
          </table:table-cell>
          <table:table-cell table:style-name="ce4"/>
          <table:table-cell table:style-name="ce38" table:formula="of:= IF (ISNUMBER([.D412]); [.D412] * (CopperResistivity * [.E412] / ([.G4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3]); [.E413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13]); [.D413] * (CopperResistivity * [.E413] / ([.G413] * 0.000001)) / 12; &quot;&quot;)" office:value-type="percentage" office:value="0.00144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38" table:formula="of:= IF (ISNUMBER([.D414]); [.D414] * (CopperResistivity * [.E414] / ([.G4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1" table:number-columns-spanned="4" table:number-rows-spanned="1"/>
          <table:covered-table-cell table:number-columns-repeated="2" table:style-name="ce21"/>
          <table:covered-table-cell table:style-name="ce28"/>
          <table:table-cell table:style-name="ce4" table:formula="of:=IF(ISNUMBER([.E415]); [.E415]+Buffer; &quot;&quot;)">
            <text:p/>
          </table:table-cell>
          <table:table-cell table:style-name="ce4"/>
          <table:table-cell table:style-name="ce38" table:formula="of:= IF (ISNUMBER([.D415]); [.D415] * (CopperResistivity * [.E415] / ([.G415] * 0.000001)) / 12; &quot;&quot;)">
            <text:p/>
          </table:table-cell>
          <table:table-cell table:style-name="ce21" table:number-columns-repeated="3"/>
          <table:table-cell table:style-name="ce48"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6]); [.E41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16]); [.D416] * (CopperResistivity * [.E416] / ([.G416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8" table:formula="of:= IF (ISNUMBER([.D417]); [.D417] * (CopperResistivity * [.E417] / ([.G4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18]); [.E418]+Buffer; &quot;&quot;)">
            <text:p/>
          </table:table-cell>
          <table:table-cell table:style-name="ce4"/>
          <table:table-cell table:style-name="ce38" table:formula="of:= IF (ISNUMBER([.D418]); [.D418] * (CopperResistivity * [.E418] / ([.G4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9]); [.E419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8" table:formula="of:= IF (ISNUMBER([.D419]); [.D419] * (CopperResistivity * [.E419] / ([.G419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8" table:formula="of:= IF 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1]); [.E421]+Buffer; &quot;&quot;)">
            <text:p/>
          </table:table-cell>
          <table:table-cell table:style-name="ce4"/>
          <table:table-cell table:style-name="ce38" table:formula="of:= IF (ISNUMBER([.D421]); [.D421] * (CopperResistivity * [.E421] / ([.G4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10" calcext:value-type="float" table:number-columns-spanned="1" table:number-rows-spanned="2">
            <text:p>10.00</text:p>
          </table:table-cell>
          <table:table-cell table:style-name="ce22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2]); [.E42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22]); [.D422] * (CopperResistivity * [.E422] / ([.G42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1’, вых</text:p>
          </table:table-cell>
          <table:covered-table-cell table:number-columns-repeated="4" table:style-name="ce4"/>
          <table:table-cell table:style-name="ce4"/>
          <table:table-cell table:style-name="ce38" table:formula="of:= IF 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2"/>
          <table:table-cell table:style-name="ce4" table:formula="of:=IF(ISNUMBER([.E424]); [.E424]+Buffer; &quot;&quot;)">
            <text:p/>
          </table:table-cell>
          <table:table-cell table:style-name="ce4"/>
          <table:table-cell table:style-name="ce38" table:formula="of:= IF (ISNUMBER([.D424]); [.D424] * (CopperResistivity * [.E424] / ([.G4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7" office:value-type="string" calcext:value-type="string">
            <text:p>Реле ПТФ ‘87’</text:p>
          </table:table-cell>
          <table:table-cell table:style-name="ce4" office:value-type="string" calcext:value-type="string" table:number-columns-spanned="1" table:number-rows-spanned="4">
            <text:p>Фиолетовый</text:p>
          </table:table-cell>
          <table:table-cell table:style-name="ce22" office:value-type="float" office:value="10" calcext:value-type="float" table:number-columns-spanned="1" table:number-rows-spanned="4">
            <text:p>10.00</text:p>
          </table:table-cell>
          <table:table-cell table:style-name="ce4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style-name="ce4" table:formula="of:=IF(ISNUMBER([.E425]); [.E425]+Buffer; &quot;&quot;)" office:value-type="float" office:value="5.9" calcext:value-type="float" table:number-columns-spanned="1" table:number-rows-spanned="4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25]); [.D425] * (CopperResistivity * [.E425] / ([.G425] * 0.000001)) / 12; &quot;&quot;)" office:value-type="percentage" office:value="0.0324" calcext:value-type="percentage">
            <text:p>3.2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covered-table-cell table:number-columns-repeated="4" table:style-name="ce4"/>
          <table:table-cell table:style-name="ce4"/>
          <table:table-cell table:style-name="ce38" table:formula="of:= IF (ISNUMBER([.D426]); [.D426] * (CopperResistivity * [.E426] / ([.G4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левая</text:p>
          </table:table-cell>
          <table:covered-table-cell table:number-columns-repeated="4" table:style-name="ce4"/>
          <table:table-cell table:style-name="ce4"/>
          <table:table-cell table:style-name="ce38" table:formula="of:= IF (ISNUMBER([.D427]); [.D427] * (CopperResistivity * [.E427] / ([.G4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covered-table-cell table:number-columns-repeated="4" table:style-name="ce4"/>
          <table:table-cell table:style-name="ce4"/>
          <table:table-cell table:style-name="ce38" table:formula="of:= IF 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2"/>
          <table:table-cell table:style-name="ce4" table:formula="of:=IF(ISNUMBER([.E429]); [.E429]+Buffer; &quot;&quot;)">
            <text:p/>
          </table:table-cell>
          <table:table-cell table:style-name="ce4"/>
          <table:table-cell table:style-name="ce38" table:formula="of:= IF (ISNUMBER([.D429]); [.D429] * (CopperResistivity * [.E429] / ([.G4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7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2" office:value-type="float" office:value="5" calcext:value-type="float" table:number-columns-spanned="1" table:number-rows-spanned="3">
            <text:p>5.00</text:p>
          </table:table-cell>
          <table:table-cell table:style-name="ce22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30]); [.E430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0]); [.D430] * (CopperResistivity * [.E430] / ([.G430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32]); [.D432] * (CopperResistivity * [.E432] / ([.G4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33]); [.E433]+Buffer; &quot;&quot;)">
            <text:p/>
          </table:table-cell>
          <table:table-cell table:style-name="ce4"/>
          <table:table-cell table:style-name="ce38" table:formula="of:= IF (ISNUMBER([.D433]); [.D433] * (CopperResistivity * [.E433] / ([.G4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2" office:value-type="float" office:value="5" calcext:value-type="float" table:number-columns-spanned="1" table:number-rows-spanned="2">
            <text:p>5.00</text:p>
          </table:table-cell>
          <table:table-cell table:style-name="ce22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4]); [.E43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4]); [.D434] * (CopperResistivity * [.E434] / ([.G43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2"/>
          <table:covered-table-cell table:style-name="ce4"/>
          <table:table-cell table:style-name="ce4"/>
          <table:table-cell table:style-name="ce38" table:formula="of:= IF 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2"/>
          <table:table-cell table:style-name="ce4" table:formula="of:=IF(ISNUMBER([.E436]); [.E436]+Buffer; &quot;&quot;)">
            <text:p/>
          </table:table-cell>
          <table:table-cell table:style-name="ce4"/>
          <table:table-cell table:style-name="ce38" table:formula="of:= IF (ISNUMBER([.D436]); [.D436] * (CopperResistivity * [.E436] / ([.G4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7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2" office:value-type="float" office:value="20" calcext:value-type="float" table:number-columns-spanned="1" table:number-rows-spanned="2">
            <text:p>20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7]); [.E437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37]); [.D437] * (CopperResistivity * [.E437] / ([.G437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39]); [.E439]+Buffer; &quot;&quot;)">
            <text:p/>
          </table:table-cell>
          <table:table-cell table:style-name="ce4"/>
          <table:table-cell table:style-name="ce38" table:formula="of:= IF (ISNUMBER([.D439]); [.D439] * (CopperResistivity * [.E439] / ([.G4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2" office:value-type="float" office:value="15" calcext:value-type="float" table:number-columns-spanned="1" table:number-rows-spanned="2">
            <text:p>15.00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0]); [.E440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40]); [.D440] * (CopperResistivity * [.E440] / ([.G440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2"/>
          <table:table-cell table:style-name="ce4" table:formula="of:=IF(ISNUMBER([.E442]); [.E442]+Buffer; &quot;&quot;)">
            <text:p/>
          </table:table-cell>
          <table:table-cell table:style-name="ce4"/>
          <table:table-cell table:style-name="ce38" table:formula="of:= IF (ISNUMBER([.D442]); [.D442] * (CopperResistivity * [.E442] / ([.G4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2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3]); [.E443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8" table:formula="of:= IF (ISNUMBER([.D443]); [.D443] * (CopperResistivity * [.E443] / ([.G443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2"/>
          <table:covered-table-cell table:style-name="ce4"/>
          <table:table-cell table:style-name="ce4"/>
          <table:table-cell table:style-name="ce38" table:formula="of:= IF (ISNUMBER([.D444]); [.D444] * (CopperResistivity * [.E444] / ([.G4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H2:'Schematic chart'.H444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1" table:style-name="ta1">
        <table:table-column table:style-name="co9" table:default-cell-style-name="ce51"/>
        <table:table-column table:style-name="co10" table:default-cell-style-name="ce57"/>
        <table:table-column table:style-name="co11" table:default-cell-style-name="ce64"/>
        <table:table-row table:style-name="ro1">
          <table:table-cell table:style-name="ce49" office:value-type="string" calcext:value-type="string">
            <text:p>Сечение, мм2</text:p>
          </table:table-cell>
          <table:table-cell table:style-name="ce55" office:value-type="string" calcext:value-type="string">
            <text:p>Цвет</text:p>
          </table:table-cell>
          <table:table-cell table:style-name="ce61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56" office:value-type="string" calcext:value-type="string">
            <text:p>Жёлтый</text:p>
          </table:table-cell>
          <table:table-cell table:style-name="ce63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52"/>
          <table:table-cell table:style-name="ce58" office:value-type="string" calcext:value-type="string">
            <text:p>Чёрный</text:p>
          </table:table-cell>
          <table:table-cell table:style-name="ce84" office:value-type="float" office:value="35.3" calcext:value-type="float">
            <text:p>35.3</text:p>
          </table:table-cell>
        </table:table-row>
        <table:table-row table:style-name="ro1">
          <table:table-cell table:style-name="ce50" office:value-type="float" office:value="1.5" calcext:value-type="float">
            <text:p>1.5</text:p>
          </table:table-cell>
          <table:table-cell table:style-name="ce56" office:value-type="string" calcext:value-type="string">
            <text:p>Белый</text:p>
          </table:table-cell>
          <table:table-cell table:style-name="ce6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52"/>
          <table:table-cell table:style-name="ce58" office:value-type="string" calcext:value-type="string">
            <text:p>Чёрный</text:p>
          </table:table-cell>
          <table:table-cell table:style-name="ce84" office:value-type="float" office:value="4" calcext:value-type="float">
            <text:p>4</text:p>
          </table:table-cell>
        </table:table-row>
        <table:table-row table:style-name="ro1">
          <table:table-cell table:style-name="ce50" office:value-type="float" office:value="2.5" calcext:value-type="float">
            <text:p>2.5</text:p>
          </table:table-cell>
          <table:table-cell table:style-name="ce56" office:value-type="string" calcext:value-type="string">
            <text:p>Белый</text:p>
          </table:table-cell>
          <table:table-cell table:style-name="ce6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style-name="ce52"/>
          <table:table-cell table:style-name="ce58" office:value-type="string" calcext:value-type="string">
            <text:p>Чёрный</text:p>
          </table:table-cell>
          <table:table-cell table:style-name="ce84" office:value-type="float" office:value="45.55" calcext:value-type="float">
            <text:p>45.55</text:p>
          </table:table-cell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6" office:value-type="string" calcext:value-type="string">
            <text:p>Зелёный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52"/>
          <table:table-cell table:style-name="ce58" office:value-type="string" calcext:value-type="string">
            <text:p>Красный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1">
          <table:table-cell table:style-name="ce50" office:value-type="float" office:value="6" calcext:value-type="float">
            <text:p>6</text:p>
          </table:table-cell>
          <table:table-cell table:style-name="ce56" office:value-type="string" calcext:value-type="string">
            <text:p>Зелёный</text:p>
          </table:table-cell>
          <table:table-cell table:style-name="ce63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52"/>
          <table:table-cell table:style-name="ce58" office:value-type="string" calcext:value-type="string">
            <text:p>Чёрный</text:p>
          </table:table-cell>
          <table:table-cell table:style-name="ce84" office:value-type="float" office:value="1.9" calcext:value-type="float">
            <text:p>1.9</text:p>
          </table:table-cell>
        </table:table-row>
        <table:table-row table:style-name="ro1">
          <table:table-cell table:style-name="ce50" office:value-type="float" office:value="10" calcext:value-type="float">
            <text:p>10</text:p>
          </table:table-cell>
          <table:table-cell table:style-name="ce56" office:value-type="string" calcext:value-type="string">
            <text:p>Красный</text:p>
          </table:table-cell>
          <table:table-cell table:style-name="ce63" office:value-type="float" office:value="3.3" calcext:value-type="float">
            <text:p>3.3</text:p>
          </table:table-cell>
        </table:table-row>
        <table:table-row table:style-name="ro1">
          <table:table-cell table:style-name="ce52"/>
          <table:table-cell table:style-name="ce58" office:value-type="string" calcext:value-type="string">
            <text:p>Фиолетовый</text:p>
          </table:table-cell>
          <table:table-cell table:style-name="ce84" office:value-type="float" office:value="2.8" calcext:value-type="float">
            <text:p>2.8</text:p>
          </table:table-cell>
        </table:table-row>
        <table:table-row table:style-name="ro1">
          <table:table-cell table:style-name="ce50" office:value-type="float" office:value="16" calcext:value-type="float">
            <text:p>16</text:p>
          </table:table-cell>
          <table:table-cell table:style-name="ce56" office:value-type="string" calcext:value-type="string">
            <text:p>Красный</text:p>
          </table:table-cell>
          <table:table-cell table:style-name="ce63" office:value-type="float" office:value="4.1" calcext:value-type="float">
            <text:p>4.1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52"/>
          <table:table-cell table:style-name="ce58" office:value-type="string" calcext:value-type="string">
            <text:p>Чёрный</text:p>
          </table:table-cell>
          <table:table-cell table:style-name="ce84" office:value-type="float" office:value="2.4" calcext:value-type="float">
            <text:p>2.4</text:p>
          </table:table-cell>
        </table:table-row>
        <table:table-row table:style-name="ro1">
          <table:table-cell table:style-name="ce50" office:value-type="float" office:value="25" calcext:value-type="float">
            <text:p>25</text:p>
          </table:table-cell>
          <table:table-cell table:style-name="ce56" office:value-type="string" calcext:value-type="string">
            <text:p>Серый</text:p>
          </table:table-cell>
          <table:table-cell table:style-name="ce63" office:value-type="float" office:value="5.1" calcext:value-type="float">
            <text:p>5.1</text:p>
          </table:table-cell>
        </table:table-row>
        <table:table-row table:style-name="ro1">
          <table:table-cell table:style-name="ce52"/>
          <table:table-cell table:style-name="ce58" office:value-type="string" calcext:value-type="string">
            <text:p>Чёрный</text:p>
          </table:table-cell>
          <table:table-cell table:style-name="ce84" office:value-type="float" office:value="4.9" calcext:value-type="float">
            <text:p>4.9</text:p>
          </table:table-cell>
        </table:table-row>
        <table:table-row table:style-name="ro1">
          <table:table-cell table:style-name="ce53" office:value-type="string" calcext:value-type="string">
            <text:p>(empty)</text:p>
          </table:table-cell>
          <table:table-cell table:style-name="ce59" office:value-type="string" calcext:value-type="string">
            <text:p>(empty)</text:p>
          </table:table-cell>
          <table:table-cell table:style-name="ce85"/>
        </table:table-row>
        <table:table-row table:style-name="ro1">
          <table:table-cell table:style-name="ce50" office:value-type="string" calcext:value-type="string">
            <text:p>N/A</text:p>
          </table:table-cell>
          <table:table-cell table:style-name="ce56" office:value-type="string" calcext:value-type="string">
            <text:p>Dup</text:p>
          </table:table-cell>
          <table:table-cell table:style-name="ce8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87"/>
        </table:table-row>
        <table:table-row table:style-name="ro1">
          <table:table-cell table:style-name="ce52"/>
          <table:table-cell table:style-name="ce58" office:value-type="string" calcext:value-type="string">
            <text:p>Три провода</text:p>
          </table:table-cell>
          <table:table-cell table:style-name="ce84" office:value-type="float" office:value="8.9" calcext:value-type="float">
            <text:p>8.9</text:p>
          </table:table-cell>
        </table:table-row>
        <table:table-row table:style-name="ro1">
          <table:table-cell table:style-name="ce53" office:value-type="string" calcext:value-type="string">
            <text:p>ШИНА БПР</text:p>
          </table:table-cell>
          <table:table-cell table:style-name="ce59" office:value-type="string" calcext:value-type="string">
            <text:p>N/A</text:p>
          </table:table-cell>
          <table:table-cell table:style-name="ce88" office:value-type="float" office:value="2.3" calcext:value-type="float">
            <text:p>2.3</text:p>
          </table:table-cell>
        </table:table-row>
        <table:table-row table:style-name="ro1">
          <table:table-cell table:style-name="ce53" office:value-type="string" calcext:value-type="string">
            <text:p>(empty)</text:p>
          </table:table-cell>
          <table:table-cell table:style-name="ce59" office:value-type="string" calcext:value-type="string">
            <text:p>(empty)</text:p>
          </table:table-cell>
          <table:table-cell table:style-name="ce85"/>
        </table:table-row>
        <table:table-row table:style-name="ro1">
          <table:table-cell table:style-name="ce54" office:value-type="string" calcext:value-type="string">
            <text:p>Total Result</text:p>
          </table:table-cell>
          <table:table-cell table:style-name="ce60"/>
          <table:table-cell table:style-name="ce89" office:value-type="float" office:value="376.3" calcext:value-type="float">
            <text:p>376.3</text:p>
          </table:table-cell>
        </table:table-row>
      </table:table>
      <table:table table:name="Variables and notions" table:style-name="ta1"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17 тыщ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0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9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9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9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9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9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9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9"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31" office:value-type="float" office:value="0.000000018" calcext:value-type="float">
            <text:p>1.8E-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>
            <text:p>Обозначения в цепях</text:p>
          </table:table-cell>
          <table:table-cell table:style-name="ce90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row table:style-name="ro1">
          <table:table-cell table:style-name="ce90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90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90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/>
          <table:table-cell table:style-name="ce90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90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90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90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90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90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90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90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90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90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90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5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5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5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5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14"/>
        <table:named-range table:name="CopperResistivity" table:base-cell-address="$'Variables and notions'.$B$15" table:cell-range-address="$'Variables and notions'.$B$17"/>
        <table:named-range table:name="Corner" table:base-cell-address="$'Variables and notions'.$B$3" table:cell-range-address="$'Variables and notions'.$D$12"/>
        <table:named-range table:name="Height" table:base-cell-address="$'Variables and notions'.$B$3" table:cell-range-address="$'Variables and notions'.$D$11"/>
        <table:named-range table:name="Len1" table:base-cell-address="$'Variables and notions'.$B$3" table:cell-range-address="$'Variables and notions'.$D$7"/>
        <table:named-range table:name="Len2" table:base-cell-address="$'Variables and notions'.$B$3" table:cell-range-address="$'Variables and notions'.$D$8"/>
        <table:named-range table:name="Len3" table:base-cell-address="$'Variables and notions'.$B$3" table:cell-range-address="$'Variables and notions'.$D$9"/>
        <table:named-range table:name="TorpedoWidth" table:base-cell-address="$'Variables and notions'.$B$3" table:cell-range-address="$'Variables and notions'.$D$13"/>
        <table:named-range table:name="Width" table:base-cell-address="$'Variables and notions'.$B$3" table:cell-range-address="$'Variables and notions'.$D$10"/>
      </table:named-expressions>
      <table:data-pilot-tables>
        <table:data-pilot-table table:name="DataPilot1" table:application-data="" table:target-range-address="'Pivot Table_Schematic chart_1'.A1:'Pivot Table_Schematic chart_1'.C48" table:buttons="'Pivot Table_Schematic chart_1'.A1 'Pivot Table_Schematic chart_1'.B1" table:show-filter-button="false" table:drill-down-on-double-click="false">
          <table:source-cell-range table:cell-range-address="'Schematic chart'.A1:'Schematic chart'.H4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Белый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Оранжевый" table:display="true" table:show-details="true"/>
                <table:data-pilot-member table:name="Розовый" table:display="true" table:show-details="true"/>
                <table:data-pilot-member table:name="Серый" table:display="true" table:show-details="true"/>
                <table:data-pilot-member table:name="Синий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Чёрный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21:49:11.514909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5-03T22:17:04.495643196</dc:date>
    <meta:editing-duration>PT20H14M46S</meta:editing-duration>
    <meta:editing-cycles>868</meta:editing-cycles>
    <meta:generator>LibreOffice/7.1.8.1$Linux_X86_64 LibreOffice_project/10$Build-1</meta:generator>
    <meta:document-statistic meta:table-count="5" meta:cell-count="2016" meta:object-count="0"/>
  </office:meta>
</office:document-meta>
</file>